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popupmenu/"/>
  <manifest:file-entry manifest:media-type="" manifest:full-path="Configurations2/accelerator/"/>
  <manifest:file-entry manifest:media-type="" manifest:full-path="Configurations2/statusbar/"/>
  <manifest:file-entry manifest:media-type="" manifest:full-path="Configurations2/progressbar/"/>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scripts/>
  <office:font-face-decls>
    <style:font-face style:name="Arial" svg:font-family="Arial" style:font-adornments="Regular" style:font-family-generic="swiss"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DejaVu Sans" svg:font-family="'DejaVu Sans'" style:font-family-generic="system" style:font-pitch="variable"/>
    <style:font-face style:name="OpenSymbol" svg:font-family="OpenSymbol" style:font-charset="x-symbol"/>
    <style:font-face style:name="OpenSymbol1" svg:font-family="OpenSymbol" style:font-adornments="Regular" style:font-charset="x-symbol"/>
    <style:font-face style:name="RijksoverheidSansText" svg:font-family="RijksoverheidSansText" style:font-family-generic="system" style:font-pitch="variable"/>
    <style:font-face style:name="Times New Roman" svg:font-family="'Times New Roman'" style:font-family-generic="system" style:font-pitch="variable"/>
  </office:font-face-decls>
  <office:automatic-styles>
    <style:style style:name="HiddenLayoutTable" style:family="table">
      <style:table-properties style:width="18.202cm" table:align="margins" fo:background-color="transparent">
        <style:background-image/>
      </style:table-properties>
    </style:style>
    <style:style style:name="HiddenLayoutTable.A" style:family="table-column">
      <style:table-column-properties style:column-width="3cm" style:rel-column-width="10802*"/>
    </style:style>
    <style:style style:name="HiddenLayoutTable.B" style:family="table-column">
      <style:table-column-properties style:column-width="15.201cm" style:rel-column-width="54733*"/>
    </style:style>
    <style:style style:name="HiddenLayoutTable.1" style:family="table-row">
      <style:table-row-properties fo:background-color="transparent">
        <style:background-image/>
      </style:table-row-properties>
    </style:style>
    <style:style style:name="HiddenLayoutTable.A1" style:family="table-cell">
      <style:table-cell-properties fo:padding="0cm" fo:border="none"/>
    </style:style>
    <style:style style:name="CorrigendumBox" style:family="table">
      <style:table-properties style:width="18.202cm" table:align="margins" fo:background-color="transparent">
        <style:background-image/>
      </style:table-properties>
    </style:style>
    <style:style style:name="CorrigendumBox.A" style:family="table-column">
      <style:table-column-properties style:column-width="18.202cm" style:rel-column-width="65535*"/>
    </style:style>
    <style:style style:name="CorrigendumBox.1" style:family="table-row">
      <style:table-row-properties fo:background-color="transparent">
        <style:background-image/>
      </style:table-row-properties>
    </style:style>
    <style:style style:name="CorrigendumBox.A1" style:family="table-cell">
      <style:table-cell-properties fo:padding="0.199cm" fo:border="0.5pt solid #000000"/>
    </style:style>
    <style:style style:name="Tabelle9" style:family="table">
      <style:table-properties style:width="18.21cm" fo:margin-left="0cm" fo:break-before="auto" fo:break-after="auto" table:align="left" fo:background-color="transparent" fo:keep-with-next="auto" style:may-break-between-rows="false" style:writing-mode="lr-tb" table:border-model="collapsing">
        <style:background-image/>
      </style:table-properties>
    </style:style>
    <style:style style:name="Tabelle9.A" style:family="table-column">
      <style:table-column-properties style:column-width="1.512cm"/>
    </style:style>
    <style:style style:name="Tabelle9.B" style:family="table-column">
      <style:table-column-properties style:column-width="0.422cm"/>
    </style:style>
    <style:style style:name="Tabelle9.C" style:family="table-column">
      <style:table-column-properties style:column-width="1.748cm"/>
    </style:style>
    <style:style style:name="Tabelle9.D" style:family="table-column">
      <style:table-column-properties style:column-width="9.626cm"/>
    </style:style>
    <style:style style:name="Tabelle9.E" style:family="table-column">
      <style:table-column-properties style:column-width="0.425cm"/>
    </style:style>
    <style:style style:name="Tabelle9.F" style:family="table-column">
      <style:table-column-properties style:column-width="0.504cm"/>
    </style:style>
    <style:style style:name="Tabelle9.G" style:family="table-column">
      <style:table-column-properties style:column-width="0.506cm"/>
    </style:style>
    <style:style style:name="Tabelle9.N" style:family="table-column">
      <style:table-column-properties style:column-width="0.519cm"/>
    </style:style>
    <style:style style:name="Tabelle9.1" style:family="table-row">
      <style:table-row-properties fo:background-color="transparent" fo:keep-together="always" style:use-optimal-row-height="false">
        <style:background-image/>
      </style:table-row-properties>
    </style:style>
    <style:style style:name="Tabelle9.A1" style:family="table-cell">
      <style:table-cell-properties style:vertical-align="bottom" fo:padding-left="0cm" fo:padding-right="0cm" fo:padding-top="0cm" fo:padding-bottom="0.101cm" fo:border="none" style:writing-mode="lr-tb"/>
    </style:style>
    <style:style style:name="Tabelle9.A2" style:family="table-cell">
      <style:table-cell-properties fo:padding-left="0.101cm" fo:padding-right="0.101cm" fo:padding-top="0cm" fo:padding-bottom="0cm" fo:border="0.5pt solid #000000" style:writing-mode="lr-tb"/>
    </style:style>
    <style:style style:name="Tabelle9.B2" style:family="table-cell">
      <style:table-cell-properties fo:padding-left="0.101cm" fo:padding-right="0.101cm" fo:padding-top="0cm" fo:padding-bottom="0cm" fo:border-left="none" fo:border-right="0.5pt solid #000000" fo:border-top="none" fo:border-bottom="none" style:writing-mode="lr-tb"/>
    </style:style>
    <style:style style:name="Tabelle9.C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 style:family="table-cell">
      <style:table-cell-properties fo:padding-left="0.101cm" fo:padding-right="0.101cm" fo:padding-top="0.097cm" fo:padding-bottom="0.097cm" fo:border="0.5pt solid #000000" style:writing-mode="lr-tb"/>
    </style:style>
    <style:style style:name="Tabelle9.E2" style:family="table-cell">
      <style:table-cell-properties fo:padding-left="0.101cm" fo:padding-right="0.101cm" fo:padding-top="0.097cm" fo:padding-bottom="0.097cm" fo:border="none" style:writing-mode="lr-tb"/>
    </style:style>
    <style:style style:name="Tabelle9.F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J2" style:family="table-cell">
      <style:table-cell-properties style:vertical-align="middle" fo:padding-left="0.101cm" fo:padding-right="0.101cm" fo:padding-top="0cm" fo:padding-bottom="0cm" fo:border-left="none" fo:border-right="0.5pt solid #000000" fo:border-top="none" fo:border-bottom="none" style:writing-mode="lr-tb"/>
    </style:style>
    <style:style style:name="Tabelle9.K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3" style:family="table-row">
      <style:table-row-properties style:row-height="0.15cm" fo:background-color="transparent" fo:keep-together="always" style:use-optimal-row-height="false">
        <style:background-image/>
      </style:table-row-properties>
    </style:style>
    <style:style style:name="Tabelle9.A3" style:family="table-cell">
      <style:table-cell-properties fo:padding-left="0.101cm" fo:padding-right="0.101cm" fo:padding-top="0cm" fo:padding-bottom="0cm" fo:border="0.5pt solid #000000" style:writing-mode="lr-tb"/>
    </style:style>
    <style:style style:name="Tabelle9.B3" style:family="table-cell">
      <style:table-cell-properties fo:padding-left="0.101cm" fo:padding-right="0.101cm" fo:padding-top="0cm" fo:padding-bottom="0cm" fo:border-left="none" fo:border-right="0.5pt solid #000000" fo:border-top="none" fo:border-bottom="none" style:writing-mode="lr-tb"/>
    </style:style>
    <style:style style:name="Tabelle9.C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 style:family="table-cell">
      <style:table-cell-properties fo:padding-left="0.101cm" fo:padding-right="0.101cm" fo:padding-top="0.097cm" fo:padding-bottom="0.097cm" fo:border="0.5pt solid #000000" style:writing-mode="lr-tb"/>
    </style:style>
    <style:style style:name="Tabelle9.E3" style:family="table-cell">
      <style:table-cell-properties fo:padding-left="0.101cm" fo:padding-right="0.101cm" fo:padding-top="0.097cm" fo:padding-bottom="0.097cm" fo:border="none" style:writing-mode="lr-tb"/>
    </style:style>
    <style:style style:name="Tabelle9.F3" style:family="table-cell">
      <style:table-cell-properties fo:padding-left="0.101cm" fo:padding-right="0.101cm" fo:padding-top="0.097cm" fo:padding-bottom="0.097cm" fo:border="none" style:writing-mode="lr-tb"/>
    </style:style>
    <style:style style:name="Tabelle9.4" style:family="table-row">
      <style:table-row-properties style:row-height="0.7cm" fo:background-color="transparent" fo:keep-together="always" style:use-optimal-row-height="false">
        <style:background-image/>
      </style:table-row-properties>
    </style:style>
    <style:style style:name="Tabelle9.A4" style:family="table-cell">
      <style:table-cell-properties fo:padding-left="0.101cm" fo:padding-right="0.101cm" fo:padding-top="0cm" fo:padding-bottom="0cm" fo:border="0.5pt solid #000000" style:writing-mode="lr-tb"/>
    </style:style>
    <style:style style:name="Tabelle9.B4" style:family="table-cell">
      <style:table-cell-properties fo:padding-left="0.101cm" fo:padding-right="0.101cm" fo:padding-top="0cm" fo:padding-bottom="0cm" fo:border-left="none" fo:border-right="0.5pt solid #000000" fo:border-top="none" fo:border-bottom="none" style:writing-mode="lr-tb"/>
    </style:style>
    <style:style style:name="Tabelle9.C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 style:family="table-cell">
      <style:table-cell-properties fo:padding-left="0.101cm" fo:padding-right="0.101cm" fo:padding-top="0.097cm" fo:padding-bottom="0.097cm" fo:border="0.5pt solid #000000" style:writing-mode="lr-tb"/>
    </style:style>
    <style:style style:name="Tabelle9.E4" style:family="table-cell">
      <style:table-cell-properties fo:padding-left="0.101cm" fo:padding-right="0.101cm" fo:padding-top="0.097cm" fo:padding-bottom="0.097cm" fo:border="none" style:writing-mode="lr-tb"/>
    </style:style>
    <style:style style:name="Tabelle9.F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 style:family="table-cell">
      <style:table-cell-properties fo:padding="0cm" fo:border="none" style:writing-mode="lr-tb"/>
    </style:style>
    <style:style style:name="Tabelle9.A6" style:family="table-cell">
      <style:table-cell-properties fo:padding-left="0.101cm" fo:padding-right="0.101cm" fo:padding-top="0cm" fo:padding-bottom="0cm" fo:border="0.5pt solid #000000" style:writing-mode="lr-tb"/>
    </style:style>
    <style:style style:name="Tabelle9.B6" style:family="table-cell">
      <style:table-cell-properties fo:padding-left="0.101cm" fo:padding-right="0.101cm" fo:padding-top="0cm" fo:padding-bottom="0cm" fo:border-left="none" fo:border-right="0.5pt solid #000000" fo:border-top="none" fo:border-bottom="none" style:writing-mode="lr-tb"/>
    </style:style>
    <style:style style:name="Tabelle9.C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6" style:family="table-cell">
      <style:table-cell-properties fo:padding-left="0.101cm" fo:padding-right="0.101cm" fo:padding-top="0.097cm" fo:padding-bottom="0.097cm" fo:border="0.5pt solid #000000" style:writing-mode="lr-tb"/>
    </style:style>
    <style:style style:name="Tabelle9.E6" style:family="table-cell">
      <style:table-cell-properties fo:padding-left="0.101cm" fo:padding-right="0.101cm" fo:padding-top="0.097cm" fo:padding-bottom="0.097cm" fo:border="none" style:writing-mode="lr-tb"/>
    </style:style>
    <style:style style:name="Tabelle9.F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7" style:family="table-cell">
      <style:table-cell-properties fo:padding-left="0.101cm" fo:padding-right="0.101cm" fo:padding-top="0cm" fo:padding-bottom="0cm" fo:border="0.5pt solid #000000" style:writing-mode="lr-tb"/>
    </style:style>
    <style:style style:name="Tabelle9.B7" style:family="table-cell">
      <style:table-cell-properties fo:padding-left="0.101cm" fo:padding-right="0.101cm" fo:padding-top="0cm" fo:padding-bottom="0cm" fo:border-left="none" fo:border-right="0.5pt solid #000000" fo:border-top="none" fo:border-bottom="none" style:writing-mode="lr-tb"/>
    </style:style>
    <style:style style:name="Tabelle9.C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7" style:family="table-cell">
      <style:table-cell-properties fo:padding-left="0.101cm" fo:padding-right="0.101cm" fo:padding-top="0.097cm" fo:padding-bottom="0.097cm" fo:border="0.5pt solid #000000" style:writing-mode="lr-tb"/>
    </style:style>
    <style:style style:name="Tabelle9.E7" style:family="table-cell">
      <style:table-cell-properties fo:padding-left="0.101cm" fo:padding-right="0.101cm" fo:padding-top="0.097cm" fo:padding-bottom="0.097cm" fo:border="none" style:writing-mode="lr-tb"/>
    </style:style>
    <style:style style:name="Tabelle9.F7" style:family="table-cell">
      <style:table-cell-properties fo:padding-left="0.101cm" fo:padding-right="0.101cm" fo:padding-top="0.097cm" fo:padding-bottom="0.097cm" fo:border="none" style:writing-mode="lr-tb"/>
    </style:style>
    <style:style style:name="Tabelle9.A8" style:family="table-cell">
      <style:table-cell-properties fo:padding-left="0.101cm" fo:padding-right="0.101cm" fo:padding-top="0cm" fo:padding-bottom="0cm" fo:border="0.5pt solid #000000" style:writing-mode="lr-tb"/>
    </style:style>
    <style:style style:name="Tabelle9.B8" style:family="table-cell">
      <style:table-cell-properties fo:padding-left="0.101cm" fo:padding-right="0.101cm" fo:padding-top="0cm" fo:padding-bottom="0cm" fo:border-left="none" fo:border-right="0.5pt solid #000000" fo:border-top="none" fo:border-bottom="none" style:writing-mode="lr-tb"/>
    </style:style>
    <style:style style:name="Tabelle9.C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8" style:family="table-cell">
      <style:table-cell-properties fo:padding-left="0.101cm" fo:padding-right="0.101cm" fo:padding-top="0.097cm" fo:padding-bottom="0.097cm" fo:border="0.5pt solid #000000" style:writing-mode="lr-tb"/>
    </style:style>
    <style:style style:name="Tabelle9.E8" style:family="table-cell">
      <style:table-cell-properties fo:padding-left="0.101cm" fo:padding-right="0.101cm" fo:padding-top="0.097cm" fo:padding-bottom="0.097cm" fo:border="none" style:writing-mode="lr-tb"/>
    </style:style>
    <style:style style:name="Tabelle9.F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9" style:family="table-cell">
      <style:table-cell-properties fo:padding="0cm" fo:border="none" style:writing-mode="lr-tb"/>
    </style:style>
    <style:style style:name="Tabelle9.A10" style:family="table-cell">
      <style:table-cell-properties fo:padding-left="0.101cm" fo:padding-right="0.101cm" fo:padding-top="0cm" fo:padding-bottom="0cm" fo:border="0.5pt solid #000000" style:writing-mode="lr-tb"/>
    </style:style>
    <style:style style:name="Tabelle9.B10" style:family="table-cell">
      <style:table-cell-properties fo:padding-left="0.101cm" fo:padding-right="0.101cm" fo:padding-top="0cm" fo:padding-bottom="0cm" fo:border-left="none" fo:border-right="0.5pt solid #000000" fo:border-top="none" fo:border-bottom="none" style:writing-mode="lr-tb"/>
    </style:style>
    <style:style style:name="Tabelle9.C1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0" style:family="table-cell">
      <style:table-cell-properties fo:padding-left="0.101cm" fo:padding-right="0.101cm" fo:padding-top="0.097cm" fo:padding-bottom="0.097cm" fo:border="0.5pt solid #000000" style:writing-mode="lr-tb"/>
    </style:style>
    <style:style style:name="Tabelle9.E10" style:family="table-cell">
      <style:table-cell-properties fo:padding-left="0.101cm" fo:padding-right="0.101cm" fo:padding-top="0.097cm" fo:padding-bottom="0.097cm" fo:border="none" style:writing-mode="lr-tb"/>
    </style:style>
    <style:style style:name="Tabelle9.F1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1" style:family="table-cell">
      <style:table-cell-properties fo:padding-left="0.101cm" fo:padding-right="0.101cm" fo:padding-top="0cm" fo:padding-bottom="0cm" fo:border="0.5pt solid #000000" style:writing-mode="lr-tb"/>
    </style:style>
    <style:style style:name="Tabelle9.B11" style:family="table-cell">
      <style:table-cell-properties fo:padding-left="0.101cm" fo:padding-right="0.101cm" fo:padding-top="0cm" fo:padding-bottom="0cm" fo:border-left="none" fo:border-right="0.5pt solid #000000" fo:border-top="none" fo:border-bottom="none" style:writing-mode="lr-tb"/>
    </style:style>
    <style:style style:name="Tabelle9.C1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1" style:family="table-cell">
      <style:table-cell-properties fo:padding-left="0.101cm" fo:padding-right="0.101cm" fo:padding-top="0.097cm" fo:padding-bottom="0.097cm" fo:border="0.5pt solid #000000" style:writing-mode="lr-tb"/>
    </style:style>
    <style:style style:name="Tabelle9.E11" style:family="table-cell">
      <style:table-cell-properties fo:padding-left="0.101cm" fo:padding-right="0.101cm" fo:padding-top="0.097cm" fo:padding-bottom="0.097cm" fo:border="none" style:writing-mode="lr-tb"/>
    </style:style>
    <style:style style:name="Tabelle9.F11" style:family="table-cell">
      <style:table-cell-properties fo:padding-left="0.101cm" fo:padding-right="0.101cm" fo:padding-top="0.097cm" fo:padding-bottom="0.097cm" fo:border="none" style:writing-mode="lr-tb"/>
    </style:style>
    <style:style style:name="Tabelle9.A12" style:family="table-cell">
      <style:table-cell-properties fo:padding-left="0.101cm" fo:padding-right="0.101cm" fo:padding-top="0cm" fo:padding-bottom="0cm" fo:border="0.5pt solid #000000" style:writing-mode="lr-tb"/>
    </style:style>
    <style:style style:name="Tabelle9.B12" style:family="table-cell">
      <style:table-cell-properties fo:padding-left="0.101cm" fo:padding-right="0.101cm" fo:padding-top="0cm" fo:padding-bottom="0cm" fo:border-left="none" fo:border-right="0.5pt solid #000000" fo:border-top="none" fo:border-bottom="none" style:writing-mode="lr-tb"/>
    </style:style>
    <style:style style:name="Tabelle9.C1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2" style:family="table-cell">
      <style:table-cell-properties fo:padding-left="0.101cm" fo:padding-right="0.101cm" fo:padding-top="0.097cm" fo:padding-bottom="0.097cm" fo:border="0.5pt solid #000000" style:writing-mode="lr-tb"/>
    </style:style>
    <style:style style:name="Tabelle9.E12" style:family="table-cell">
      <style:table-cell-properties fo:padding-left="0.101cm" fo:padding-right="0.101cm" fo:padding-top="0.097cm" fo:padding-bottom="0.097cm" fo:border="none" style:writing-mode="lr-tb"/>
    </style:style>
    <style:style style:name="Tabelle9.F1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3" style:family="table-cell">
      <style:table-cell-properties fo:padding="0cm" fo:border="none" style:writing-mode="lr-tb"/>
    </style:style>
    <style:style style:name="Tabelle9.A14" style:family="table-cell">
      <style:table-cell-properties fo:padding-left="0.101cm" fo:padding-right="0.101cm" fo:padding-top="0cm" fo:padding-bottom="0cm" fo:border="0.5pt solid #000000" style:writing-mode="lr-tb"/>
    </style:style>
    <style:style style:name="Tabelle9.B14" style:family="table-cell">
      <style:table-cell-properties fo:padding-left="0.101cm" fo:padding-right="0.101cm" fo:padding-top="0cm" fo:padding-bottom="0cm" fo:border-left="none" fo:border-right="0.5pt solid #000000" fo:border-top="none" fo:border-bottom="none" style:writing-mode="lr-tb"/>
    </style:style>
    <style:style style:name="Tabelle9.C1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4" style:family="table-cell">
      <style:table-cell-properties fo:padding-left="0.101cm" fo:padding-right="0.101cm" fo:padding-top="0.097cm" fo:padding-bottom="0.097cm" fo:border="0.5pt solid #000000" style:writing-mode="lr-tb"/>
    </style:style>
    <style:style style:name="Tabelle9.E14" style:family="table-cell">
      <style:table-cell-properties fo:padding-left="0.101cm" fo:padding-right="0.101cm" fo:padding-top="0.097cm" fo:padding-bottom="0.097cm" fo:border="none" style:writing-mode="lr-tb"/>
    </style:style>
    <style:style style:name="Tabelle9.F1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5" style:family="table-cell">
      <style:table-cell-properties fo:padding-left="0.101cm" fo:padding-right="0.101cm" fo:padding-top="0cm" fo:padding-bottom="0cm" fo:border="0.5pt solid #000000" style:writing-mode="lr-tb"/>
    </style:style>
    <style:style style:name="Tabelle9.B15" style:family="table-cell">
      <style:table-cell-properties fo:padding-left="0.101cm" fo:padding-right="0.101cm" fo:padding-top="0cm" fo:padding-bottom="0cm" fo:border-left="none" fo:border-right="0.5pt solid #000000" fo:border-top="none" fo:border-bottom="none" style:writing-mode="lr-tb"/>
    </style:style>
    <style:style style:name="Tabelle9.C15"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5" style:family="table-cell">
      <style:table-cell-properties fo:padding-left="0.101cm" fo:padding-right="0.101cm" fo:padding-top="0.097cm" fo:padding-bottom="0.097cm" fo:border="0.5pt solid #000000" style:writing-mode="lr-tb"/>
    </style:style>
    <style:style style:name="Tabelle9.E15" style:family="table-cell">
      <style:table-cell-properties fo:padding-left="0.101cm" fo:padding-right="0.101cm" fo:padding-top="0.097cm" fo:padding-bottom="0.097cm" fo:border="none" style:writing-mode="lr-tb"/>
    </style:style>
    <style:style style:name="Tabelle9.F15" style:family="table-cell">
      <style:table-cell-properties fo:padding-left="0.101cm" fo:padding-right="0.101cm" fo:padding-top="0.097cm" fo:padding-bottom="0.097cm" fo:border="none" style:writing-mode="lr-tb"/>
    </style:style>
    <style:style style:name="Tabelle9.A16" style:family="table-cell">
      <style:table-cell-properties fo:padding-left="0.101cm" fo:padding-right="0.101cm" fo:padding-top="0cm" fo:padding-bottom="0cm" fo:border="0.5pt solid #000000" style:writing-mode="lr-tb"/>
    </style:style>
    <style:style style:name="Tabelle9.B16" style:family="table-cell">
      <style:table-cell-properties fo:padding-left="0.101cm" fo:padding-right="0.101cm" fo:padding-top="0cm" fo:padding-bottom="0cm" fo:border-left="none" fo:border-right="0.5pt solid #000000" fo:border-top="none" fo:border-bottom="none" style:writing-mode="lr-tb"/>
    </style:style>
    <style:style style:name="Tabelle9.C1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6" style:family="table-cell">
      <style:table-cell-properties fo:padding-left="0.101cm" fo:padding-right="0.101cm" fo:padding-top="0.097cm" fo:padding-bottom="0.097cm" fo:border="0.5pt solid #000000" style:writing-mode="lr-tb"/>
    </style:style>
    <style:style style:name="Tabelle9.E16" style:family="table-cell">
      <style:table-cell-properties fo:padding-left="0.101cm" fo:padding-right="0.101cm" fo:padding-top="0.097cm" fo:padding-bottom="0.097cm" fo:border="none" style:writing-mode="lr-tb"/>
    </style:style>
    <style:style style:name="Tabelle9.F1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7" style:family="table-cell">
      <style:table-cell-properties fo:padding="0cm" fo:border="none" style:writing-mode="lr-tb"/>
    </style:style>
    <style:style style:name="Tabelle9.A18" style:family="table-cell">
      <style:table-cell-properties fo:padding-left="0.101cm" fo:padding-right="0.101cm" fo:padding-top="0cm" fo:padding-bottom="0cm" fo:border="0.5pt solid #000000" style:writing-mode="lr-tb"/>
    </style:style>
    <style:style style:name="Tabelle9.B18" style:family="table-cell">
      <style:table-cell-properties fo:padding-left="0.101cm" fo:padding-right="0.101cm" fo:padding-top="0cm" fo:padding-bottom="0cm" fo:border-left="none" fo:border-right="0.5pt solid #000000" fo:border-top="none" fo:border-bottom="none" style:writing-mode="lr-tb"/>
    </style:style>
    <style:style style:name="Tabelle9.C1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8" style:family="table-cell">
      <style:table-cell-properties fo:padding-left="0.101cm" fo:padding-right="0.101cm" fo:padding-top="0.097cm" fo:padding-bottom="0.097cm" fo:border="0.5pt solid #000000" style:writing-mode="lr-tb"/>
    </style:style>
    <style:style style:name="Tabelle9.E18" style:family="table-cell">
      <style:table-cell-properties fo:padding-left="0.101cm" fo:padding-right="0.101cm" fo:padding-top="0.097cm" fo:padding-bottom="0.097cm" fo:border="none" style:writing-mode="lr-tb"/>
    </style:style>
    <style:style style:name="Tabelle9.F1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9" style:family="table-cell">
      <style:table-cell-properties fo:padding-left="0.101cm" fo:padding-right="0.101cm" fo:padding-top="0cm" fo:padding-bottom="0cm" fo:border="0.5pt solid #000000" style:writing-mode="lr-tb"/>
    </style:style>
    <style:style style:name="Tabelle9.B19" style:family="table-cell">
      <style:table-cell-properties fo:padding-left="0.101cm" fo:padding-right="0.101cm" fo:padding-top="0cm" fo:padding-bottom="0cm" fo:border-left="none" fo:border-right="0.5pt solid #000000" fo:border-top="none" fo:border-bottom="none" style:writing-mode="lr-tb"/>
    </style:style>
    <style:style style:name="Tabelle9.C19"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9" style:family="table-cell">
      <style:table-cell-properties fo:padding-left="0.101cm" fo:padding-right="0.101cm" fo:padding-top="0.097cm" fo:padding-bottom="0.097cm" fo:border="0.5pt solid #000000" style:writing-mode="lr-tb"/>
    </style:style>
    <style:style style:name="Tabelle9.E19" style:family="table-cell">
      <style:table-cell-properties fo:padding-left="0.101cm" fo:padding-right="0.101cm" fo:padding-top="0.097cm" fo:padding-bottom="0.097cm" fo:border="none" style:writing-mode="lr-tb"/>
    </style:style>
    <style:style style:name="Tabelle9.F19" style:family="table-cell">
      <style:table-cell-properties fo:padding-left="0.101cm" fo:padding-right="0.101cm" fo:padding-top="0.097cm" fo:padding-bottom="0.097cm" fo:border="none" style:writing-mode="lr-tb"/>
    </style:style>
    <style:style style:name="Tabelle9.A20" style:family="table-cell">
      <style:table-cell-properties fo:padding-left="0.101cm" fo:padding-right="0.101cm" fo:padding-top="0cm" fo:padding-bottom="0cm" fo:border="0.5pt solid #000000" style:writing-mode="lr-tb"/>
    </style:style>
    <style:style style:name="Tabelle9.B20" style:family="table-cell">
      <style:table-cell-properties fo:padding-left="0.101cm" fo:padding-right="0.101cm" fo:padding-top="0cm" fo:padding-bottom="0cm" fo:border-left="none" fo:border-right="0.5pt solid #000000" fo:border-top="none" fo:border-bottom="none" style:writing-mode="lr-tb"/>
    </style:style>
    <style:style style:name="Tabelle9.C2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0" style:family="table-cell">
      <style:table-cell-properties fo:padding-left="0.101cm" fo:padding-right="0.101cm" fo:padding-top="0.097cm" fo:padding-bottom="0.097cm" fo:border="0.5pt solid #000000" style:writing-mode="lr-tb"/>
    </style:style>
    <style:style style:name="Tabelle9.E20" style:family="table-cell">
      <style:table-cell-properties fo:padding-left="0.101cm" fo:padding-right="0.101cm" fo:padding-top="0.097cm" fo:padding-bottom="0.097cm" fo:border="none" style:writing-mode="lr-tb"/>
    </style:style>
    <style:style style:name="Tabelle9.F2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1" style:family="table-cell">
      <style:table-cell-properties fo:padding="0cm" fo:border="none" style:writing-mode="lr-tb"/>
    </style:style>
    <style:style style:name="Tabelle9.A22" style:family="table-cell">
      <style:table-cell-properties fo:padding-left="0.101cm" fo:padding-right="0.101cm" fo:padding-top="0cm" fo:padding-bottom="0cm" fo:border="0.5pt solid #000000" style:writing-mode="lr-tb"/>
    </style:style>
    <style:style style:name="Tabelle9.B22" style:family="table-cell">
      <style:table-cell-properties fo:padding-left="0.101cm" fo:padding-right="0.101cm" fo:padding-top="0cm" fo:padding-bottom="0cm" fo:border-left="none" fo:border-right="0.5pt solid #000000" fo:border-top="none" fo:border-bottom="none" style:writing-mode="lr-tb"/>
    </style:style>
    <style:style style:name="Tabelle9.C2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2" style:family="table-cell">
      <style:table-cell-properties fo:padding-left="0.101cm" fo:padding-right="0.101cm" fo:padding-top="0.097cm" fo:padding-bottom="0.097cm" fo:border="0.5pt solid #000000" style:writing-mode="lr-tb"/>
    </style:style>
    <style:style style:name="Tabelle9.E22" style:family="table-cell">
      <style:table-cell-properties fo:padding-left="0.101cm" fo:padding-right="0.101cm" fo:padding-top="0.097cm" fo:padding-bottom="0.097cm" fo:border="none" style:writing-mode="lr-tb"/>
    </style:style>
    <style:style style:name="Tabelle9.F2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3" style:family="table-cell">
      <style:table-cell-properties fo:padding-left="0.101cm" fo:padding-right="0.101cm" fo:padding-top="0cm" fo:padding-bottom="0cm" fo:border="0.5pt solid #000000" style:writing-mode="lr-tb"/>
    </style:style>
    <style:style style:name="Tabelle9.B23" style:family="table-cell">
      <style:table-cell-properties fo:padding-left="0.101cm" fo:padding-right="0.101cm" fo:padding-top="0cm" fo:padding-bottom="0cm" fo:border-left="none" fo:border-right="0.5pt solid #000000" fo:border-top="none" fo:border-bottom="none" style:writing-mode="lr-tb"/>
    </style:style>
    <style:style style:name="Tabelle9.C2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3" style:family="table-cell">
      <style:table-cell-properties fo:padding-left="0.101cm" fo:padding-right="0.101cm" fo:padding-top="0.097cm" fo:padding-bottom="0.097cm" fo:border="0.5pt solid #000000" style:writing-mode="lr-tb"/>
    </style:style>
    <style:style style:name="Tabelle9.E23" style:family="table-cell">
      <style:table-cell-properties fo:padding-left="0.101cm" fo:padding-right="0.101cm" fo:padding-top="0.097cm" fo:padding-bottom="0.097cm" fo:border="none" style:writing-mode="lr-tb"/>
    </style:style>
    <style:style style:name="Tabelle9.F23" style:family="table-cell">
      <style:table-cell-properties fo:padding-left="0.101cm" fo:padding-right="0.101cm" fo:padding-top="0.097cm" fo:padding-bottom="0.097cm" fo:border="none" style:writing-mode="lr-tb"/>
    </style:style>
    <style:style style:name="Tabelle9.A24" style:family="table-cell">
      <style:table-cell-properties fo:padding-left="0.101cm" fo:padding-right="0.101cm" fo:padding-top="0cm" fo:padding-bottom="0cm" fo:border="0.5pt solid #000000" style:writing-mode="lr-tb"/>
    </style:style>
    <style:style style:name="Tabelle9.B24" style:family="table-cell">
      <style:table-cell-properties fo:padding-left="0.101cm" fo:padding-right="0.101cm" fo:padding-top="0cm" fo:padding-bottom="0cm" fo:border-left="none" fo:border-right="0.5pt solid #000000" fo:border-top="none" fo:border-bottom="none" style:writing-mode="lr-tb"/>
    </style:style>
    <style:style style:name="Tabelle9.C2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4" style:family="table-cell">
      <style:table-cell-properties fo:padding-left="0.101cm" fo:padding-right="0.101cm" fo:padding-top="0.097cm" fo:padding-bottom="0.097cm" fo:border="0.5pt solid #000000" style:writing-mode="lr-tb"/>
    </style:style>
    <style:style style:name="Tabelle9.E24" style:family="table-cell">
      <style:table-cell-properties fo:padding-left="0.101cm" fo:padding-right="0.101cm" fo:padding-top="0.097cm" fo:padding-bottom="0.097cm" fo:border="none" style:writing-mode="lr-tb"/>
    </style:style>
    <style:style style:name="Tabelle9.F2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5" style:family="table-cell">
      <style:table-cell-properties fo:padding="0cm" fo:border="none" style:writing-mode="lr-tb"/>
    </style:style>
    <style:style style:name="Tabelle9.A26" style:family="table-cell">
      <style:table-cell-properties fo:padding-left="0.101cm" fo:padding-right="0.101cm" fo:padding-top="0cm" fo:padding-bottom="0cm" fo:border="0.5pt solid #000000" style:writing-mode="lr-tb"/>
    </style:style>
    <style:style style:name="Tabelle9.B26" style:family="table-cell">
      <style:table-cell-properties fo:padding-left="0.101cm" fo:padding-right="0.101cm" fo:padding-top="0cm" fo:padding-bottom="0cm" fo:border-left="none" fo:border-right="0.5pt solid #000000" fo:border-top="none" fo:border-bottom="none" style:writing-mode="lr-tb"/>
    </style:style>
    <style:style style:name="Tabelle9.C2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6" style:family="table-cell">
      <style:table-cell-properties fo:padding-left="0.101cm" fo:padding-right="0.101cm" fo:padding-top="0.097cm" fo:padding-bottom="0.097cm" fo:border="0.5pt solid #000000" style:writing-mode="lr-tb"/>
    </style:style>
    <style:style style:name="Tabelle9.E26" style:family="table-cell">
      <style:table-cell-properties fo:padding-left="0.101cm" fo:padding-right="0.101cm" fo:padding-top="0.097cm" fo:padding-bottom="0.097cm" fo:border="none" style:writing-mode="lr-tb"/>
    </style:style>
    <style:style style:name="Tabelle9.F2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7" style:family="table-cell">
      <style:table-cell-properties fo:padding-left="0.101cm" fo:padding-right="0.101cm" fo:padding-top="0cm" fo:padding-bottom="0cm" fo:border="0.5pt solid #000000" style:writing-mode="lr-tb"/>
    </style:style>
    <style:style style:name="Tabelle9.B27" style:family="table-cell">
      <style:table-cell-properties fo:padding-left="0.101cm" fo:padding-right="0.101cm" fo:padding-top="0cm" fo:padding-bottom="0cm" fo:border-left="none" fo:border-right="0.5pt solid #000000" fo:border-top="none" fo:border-bottom="none" style:writing-mode="lr-tb"/>
    </style:style>
    <style:style style:name="Tabelle9.C2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7" style:family="table-cell">
      <style:table-cell-properties fo:padding-left="0.101cm" fo:padding-right="0.101cm" fo:padding-top="0.097cm" fo:padding-bottom="0.097cm" fo:border="0.5pt solid #000000" style:writing-mode="lr-tb"/>
    </style:style>
    <style:style style:name="Tabelle9.E27" style:family="table-cell">
      <style:table-cell-properties fo:padding-left="0.101cm" fo:padding-right="0.101cm" fo:padding-top="0.097cm" fo:padding-bottom="0.097cm" fo:border="none" style:writing-mode="lr-tb"/>
    </style:style>
    <style:style style:name="Tabelle9.F27" style:family="table-cell">
      <style:table-cell-properties fo:padding-left="0.101cm" fo:padding-right="0.101cm" fo:padding-top="0.097cm" fo:padding-bottom="0.097cm" fo:border="none" style:writing-mode="lr-tb"/>
    </style:style>
    <style:style style:name="Tabelle9.A28" style:family="table-cell">
      <style:table-cell-properties fo:padding-left="0.101cm" fo:padding-right="0.101cm" fo:padding-top="0cm" fo:padding-bottom="0cm" fo:border="0.5pt solid #000000" style:writing-mode="lr-tb"/>
    </style:style>
    <style:style style:name="Tabelle9.B28" style:family="table-cell">
      <style:table-cell-properties fo:padding-left="0.101cm" fo:padding-right="0.101cm" fo:padding-top="0cm" fo:padding-bottom="0cm" fo:border-left="none" fo:border-right="0.5pt solid #000000" fo:border-top="none" fo:border-bottom="none" style:writing-mode="lr-tb"/>
    </style:style>
    <style:style style:name="Tabelle9.C2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8" style:family="table-cell">
      <style:table-cell-properties fo:padding-left="0.101cm" fo:padding-right="0.101cm" fo:padding-top="0.097cm" fo:padding-bottom="0.097cm" fo:border="0.5pt solid #000000" style:writing-mode="lr-tb"/>
    </style:style>
    <style:style style:name="Tabelle9.E28" style:family="table-cell">
      <style:table-cell-properties fo:padding-left="0.101cm" fo:padding-right="0.101cm" fo:padding-top="0.097cm" fo:padding-bottom="0.097cm" fo:border="none" style:writing-mode="lr-tb"/>
    </style:style>
    <style:style style:name="Tabelle9.F2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9" style:family="table-cell">
      <style:table-cell-properties fo:padding="0cm" fo:border="none" style:writing-mode="lr-tb"/>
    </style:style>
    <style:style style:name="Tabelle9.A30" style:family="table-cell">
      <style:table-cell-properties fo:padding-left="0.101cm" fo:padding-right="0.101cm" fo:padding-top="0cm" fo:padding-bottom="0cm" fo:border="0.5pt solid #000000" style:writing-mode="lr-tb"/>
    </style:style>
    <style:style style:name="Tabelle9.B30" style:family="table-cell">
      <style:table-cell-properties fo:padding-left="0.101cm" fo:padding-right="0.101cm" fo:padding-top="0cm" fo:padding-bottom="0cm" fo:border-left="none" fo:border-right="0.5pt solid #000000" fo:border-top="none" fo:border-bottom="none" style:writing-mode="lr-tb"/>
    </style:style>
    <style:style style:name="Tabelle9.C3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0" style:family="table-cell">
      <style:table-cell-properties fo:padding-left="0.101cm" fo:padding-right="0.101cm" fo:padding-top="0.097cm" fo:padding-bottom="0.097cm" fo:border="0.5pt solid #000000" style:writing-mode="lr-tb"/>
    </style:style>
    <style:style style:name="Tabelle9.E30" style:family="table-cell">
      <style:table-cell-properties fo:padding-left="0.101cm" fo:padding-right="0.101cm" fo:padding-top="0.097cm" fo:padding-bottom="0.097cm" fo:border="none" style:writing-mode="lr-tb"/>
    </style:style>
    <style:style style:name="Tabelle9.F3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1" style:family="table-cell">
      <style:table-cell-properties fo:padding-left="0.101cm" fo:padding-right="0.101cm" fo:padding-top="0cm" fo:padding-bottom="0cm" fo:border="0.5pt solid #000000" style:writing-mode="lr-tb"/>
    </style:style>
    <style:style style:name="Tabelle9.B31" style:family="table-cell">
      <style:table-cell-properties fo:padding-left="0.101cm" fo:padding-right="0.101cm" fo:padding-top="0cm" fo:padding-bottom="0cm" fo:border-left="none" fo:border-right="0.5pt solid #000000" fo:border-top="none" fo:border-bottom="none" style:writing-mode="lr-tb"/>
    </style:style>
    <style:style style:name="Tabelle9.C3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1" style:family="table-cell">
      <style:table-cell-properties fo:padding-left="0.101cm" fo:padding-right="0.101cm" fo:padding-top="0.097cm" fo:padding-bottom="0.097cm" fo:border="0.5pt solid #000000" style:writing-mode="lr-tb"/>
    </style:style>
    <style:style style:name="Tabelle9.E31" style:family="table-cell">
      <style:table-cell-properties fo:padding-left="0.101cm" fo:padding-right="0.101cm" fo:padding-top="0.097cm" fo:padding-bottom="0.097cm" fo:border="none" style:writing-mode="lr-tb"/>
    </style:style>
    <style:style style:name="Tabelle9.F31" style:family="table-cell">
      <style:table-cell-properties fo:padding-left="0.101cm" fo:padding-right="0.101cm" fo:padding-top="0.097cm" fo:padding-bottom="0.097cm" fo:border="none" style:writing-mode="lr-tb"/>
    </style:style>
    <style:style style:name="Tabelle9.A32" style:family="table-cell">
      <style:table-cell-properties fo:padding-left="0.101cm" fo:padding-right="0.101cm" fo:padding-top="0cm" fo:padding-bottom="0cm" fo:border="0.5pt solid #000000" style:writing-mode="lr-tb"/>
    </style:style>
    <style:style style:name="Tabelle9.B32" style:family="table-cell">
      <style:table-cell-properties fo:padding-left="0.101cm" fo:padding-right="0.101cm" fo:padding-top="0cm" fo:padding-bottom="0cm" fo:border-left="none" fo:border-right="0.5pt solid #000000" fo:border-top="none" fo:border-bottom="none" style:writing-mode="lr-tb"/>
    </style:style>
    <style:style style:name="Tabelle9.C3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2" style:family="table-cell">
      <style:table-cell-properties fo:padding-left="0.101cm" fo:padding-right="0.101cm" fo:padding-top="0.097cm" fo:padding-bottom="0.097cm" fo:border="0.5pt solid #000000" style:writing-mode="lr-tb"/>
    </style:style>
    <style:style style:name="Tabelle9.E32" style:family="table-cell">
      <style:table-cell-properties fo:padding-left="0.101cm" fo:padding-right="0.101cm" fo:padding-top="0.097cm" fo:padding-bottom="0.097cm" fo:border="none" style:writing-mode="lr-tb"/>
    </style:style>
    <style:style style:name="Tabelle9.F3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3" style:family="table-cell">
      <style:table-cell-properties fo:padding="0cm" fo:border="none" style:writing-mode="lr-tb"/>
    </style:style>
    <style:style style:name="Tabelle9.A34" style:family="table-cell">
      <style:table-cell-properties fo:padding-left="0.101cm" fo:padding-right="0.101cm" fo:padding-top="0cm" fo:padding-bottom="0cm" fo:border="0.5pt solid #000000" style:writing-mode="lr-tb"/>
    </style:style>
    <style:style style:name="Tabelle9.B34" style:family="table-cell">
      <style:table-cell-properties fo:padding-left="0.101cm" fo:padding-right="0.101cm" fo:padding-top="0cm" fo:padding-bottom="0cm" fo:border-left="none" fo:border-right="0.5pt solid #000000" fo:border-top="none" fo:border-bottom="none" style:writing-mode="lr-tb"/>
    </style:style>
    <style:style style:name="Tabelle9.C3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4" style:family="table-cell">
      <style:table-cell-properties fo:padding-left="0.101cm" fo:padding-right="0.101cm" fo:padding-top="0.097cm" fo:padding-bottom="0.097cm" fo:border="0.5pt solid #000000" style:writing-mode="lr-tb"/>
    </style:style>
    <style:style style:name="Tabelle9.E34" style:family="table-cell">
      <style:table-cell-properties fo:padding-left="0.101cm" fo:padding-right="0.101cm" fo:padding-top="0.097cm" fo:padding-bottom="0.097cm" fo:border="none" style:writing-mode="lr-tb"/>
    </style:style>
    <style:style style:name="Tabelle9.F3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5" style:family="table-cell">
      <style:table-cell-properties fo:padding-left="0.101cm" fo:padding-right="0.101cm" fo:padding-top="0cm" fo:padding-bottom="0cm" fo:border="0.5pt solid #000000" style:writing-mode="lr-tb"/>
    </style:style>
    <style:style style:name="Tabelle9.B35" style:family="table-cell">
      <style:table-cell-properties fo:padding-left="0.101cm" fo:padding-right="0.101cm" fo:padding-top="0cm" fo:padding-bottom="0cm" fo:border-left="none" fo:border-right="0.5pt solid #000000" fo:border-top="none" fo:border-bottom="none" style:writing-mode="lr-tb"/>
    </style:style>
    <style:style style:name="Tabelle9.C35"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5" style:family="table-cell">
      <style:table-cell-properties fo:padding-left="0.101cm" fo:padding-right="0.101cm" fo:padding-top="0.097cm" fo:padding-bottom="0.097cm" fo:border="0.5pt solid #000000" style:writing-mode="lr-tb"/>
    </style:style>
    <style:style style:name="Tabelle9.E35" style:family="table-cell">
      <style:table-cell-properties fo:padding-left="0.101cm" fo:padding-right="0.101cm" fo:padding-top="0.097cm" fo:padding-bottom="0.097cm" fo:border="none" style:writing-mode="lr-tb"/>
    </style:style>
    <style:style style:name="Tabelle9.F35" style:family="table-cell">
      <style:table-cell-properties fo:padding-left="0.101cm" fo:padding-right="0.101cm" fo:padding-top="0.097cm" fo:padding-bottom="0.097cm" fo:border="none" style:writing-mode="lr-tb"/>
    </style:style>
    <style:style style:name="Tabelle9.A36" style:family="table-cell">
      <style:table-cell-properties fo:padding-left="0.101cm" fo:padding-right="0.101cm" fo:padding-top="0cm" fo:padding-bottom="0cm" fo:border="0.5pt solid #000000" style:writing-mode="lr-tb"/>
    </style:style>
    <style:style style:name="Tabelle9.B36" style:family="table-cell">
      <style:table-cell-properties fo:padding-left="0.101cm" fo:padding-right="0.101cm" fo:padding-top="0cm" fo:padding-bottom="0cm" fo:border-left="none" fo:border-right="0.5pt solid #000000" fo:border-top="none" fo:border-bottom="none" style:writing-mode="lr-tb"/>
    </style:style>
    <style:style style:name="Tabelle9.C3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6" style:family="table-cell">
      <style:table-cell-properties fo:padding-left="0.101cm" fo:padding-right="0.101cm" fo:padding-top="0.097cm" fo:padding-bottom="0.097cm" fo:border="0.5pt solid #000000" style:writing-mode="lr-tb"/>
    </style:style>
    <style:style style:name="Tabelle9.E36" style:family="table-cell">
      <style:table-cell-properties fo:padding-left="0.101cm" fo:padding-right="0.101cm" fo:padding-top="0.097cm" fo:padding-bottom="0.097cm" fo:border="none" style:writing-mode="lr-tb"/>
    </style:style>
    <style:style style:name="Tabelle9.F3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7" style:family="table-cell">
      <style:table-cell-properties fo:padding="0cm" fo:border="none" style:writing-mode="lr-tb"/>
    </style:style>
    <style:style style:name="Tabelle9.A38" style:family="table-cell">
      <style:table-cell-properties fo:padding-left="0.101cm" fo:padding-right="0.101cm" fo:padding-top="0cm" fo:padding-bottom="0cm" fo:border="0.5pt solid #000000" style:writing-mode="lr-tb"/>
    </style:style>
    <style:style style:name="Tabelle9.B38" style:family="table-cell">
      <style:table-cell-properties fo:padding-left="0.101cm" fo:padding-right="0.101cm" fo:padding-top="0cm" fo:padding-bottom="0cm" fo:border-left="none" fo:border-right="0.5pt solid #000000" fo:border-top="none" fo:border-bottom="none" style:writing-mode="lr-tb"/>
    </style:style>
    <style:style style:name="Tabelle9.C3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8" style:family="table-cell">
      <style:table-cell-properties fo:padding-left="0.101cm" fo:padding-right="0.101cm" fo:padding-top="0.097cm" fo:padding-bottom="0.097cm" fo:border="0.5pt solid #000000" style:writing-mode="lr-tb"/>
    </style:style>
    <style:style style:name="Tabelle9.E38" style:family="table-cell">
      <style:table-cell-properties fo:padding-left="0.101cm" fo:padding-right="0.101cm" fo:padding-top="0.097cm" fo:padding-bottom="0.097cm" fo:border="none" style:writing-mode="lr-tb"/>
    </style:style>
    <style:style style:name="Tabelle9.F3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9" style:family="table-cell">
      <style:table-cell-properties fo:padding-left="0.101cm" fo:padding-right="0.101cm" fo:padding-top="0cm" fo:padding-bottom="0cm" fo:border="0.5pt solid #000000" style:writing-mode="lr-tb"/>
    </style:style>
    <style:style style:name="Tabelle9.B39" style:family="table-cell">
      <style:table-cell-properties fo:padding-left="0.101cm" fo:padding-right="0.101cm" fo:padding-top="0cm" fo:padding-bottom="0cm" fo:border-left="none" fo:border-right="0.5pt solid #000000" fo:border-top="none" fo:border-bottom="none" style:writing-mode="lr-tb"/>
    </style:style>
    <style:style style:name="Tabelle9.C39"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9" style:family="table-cell">
      <style:table-cell-properties fo:padding-left="0.101cm" fo:padding-right="0.101cm" fo:padding-top="0.097cm" fo:padding-bottom="0.097cm" fo:border="0.5pt solid #000000" style:writing-mode="lr-tb"/>
    </style:style>
    <style:style style:name="Tabelle9.E39" style:family="table-cell">
      <style:table-cell-properties fo:padding-left="0.101cm" fo:padding-right="0.101cm" fo:padding-top="0.097cm" fo:padding-bottom="0.097cm" fo:border="none" style:writing-mode="lr-tb"/>
    </style:style>
    <style:style style:name="Tabelle9.F39" style:family="table-cell">
      <style:table-cell-properties fo:padding-left="0.101cm" fo:padding-right="0.101cm" fo:padding-top="0.097cm" fo:padding-bottom="0.097cm" fo:border="none" style:writing-mode="lr-tb"/>
    </style:style>
    <style:style style:name="Tabelle9.A40" style:family="table-cell">
      <style:table-cell-properties fo:padding-left="0.101cm" fo:padding-right="0.101cm" fo:padding-top="0cm" fo:padding-bottom="0cm" fo:border="0.5pt solid #000000" style:writing-mode="lr-tb"/>
    </style:style>
    <style:style style:name="Tabelle9.B40" style:family="table-cell">
      <style:table-cell-properties fo:padding-left="0.101cm" fo:padding-right="0.101cm" fo:padding-top="0cm" fo:padding-bottom="0cm" fo:border-left="none" fo:border-right="0.5pt solid #000000" fo:border-top="none" fo:border-bottom="none" style:writing-mode="lr-tb"/>
    </style:style>
    <style:style style:name="Tabelle9.C4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0" style:family="table-cell">
      <style:table-cell-properties fo:padding-left="0.101cm" fo:padding-right="0.101cm" fo:padding-top="0.097cm" fo:padding-bottom="0.097cm" fo:border="0.5pt solid #000000" style:writing-mode="lr-tb"/>
    </style:style>
    <style:style style:name="Tabelle9.E40" style:family="table-cell">
      <style:table-cell-properties fo:padding-left="0.101cm" fo:padding-right="0.101cm" fo:padding-top="0.097cm" fo:padding-bottom="0.097cm" fo:border="none" style:writing-mode="lr-tb"/>
    </style:style>
    <style:style style:name="Tabelle9.F4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1" style:family="table-cell">
      <style:table-cell-properties fo:padding="0cm" fo:border="none" style:writing-mode="lr-tb"/>
    </style:style>
    <style:style style:name="Tabelle9.A42" style:family="table-cell">
      <style:table-cell-properties fo:padding-left="0.101cm" fo:padding-right="0.101cm" fo:padding-top="0cm" fo:padding-bottom="0cm" fo:border="0.5pt solid #000000" style:writing-mode="lr-tb"/>
    </style:style>
    <style:style style:name="Tabelle9.B42" style:family="table-cell">
      <style:table-cell-properties fo:padding-left="0.101cm" fo:padding-right="0.101cm" fo:padding-top="0cm" fo:padding-bottom="0cm" fo:border-left="none" fo:border-right="0.5pt solid #000000" fo:border-top="none" fo:border-bottom="none" style:writing-mode="lr-tb"/>
    </style:style>
    <style:style style:name="Tabelle9.C4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2" style:family="table-cell">
      <style:table-cell-properties fo:padding-left="0.101cm" fo:padding-right="0.101cm" fo:padding-top="0.097cm" fo:padding-bottom="0.097cm" fo:border="0.5pt solid #000000" style:writing-mode="lr-tb"/>
    </style:style>
    <style:style style:name="Tabelle9.E42" style:family="table-cell">
      <style:table-cell-properties fo:padding-left="0.101cm" fo:padding-right="0.101cm" fo:padding-top="0.097cm" fo:padding-bottom="0.097cm" fo:border="none" style:writing-mode="lr-tb"/>
    </style:style>
    <style:style style:name="Tabelle9.F4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3" style:family="table-cell">
      <style:table-cell-properties fo:padding-left="0.101cm" fo:padding-right="0.101cm" fo:padding-top="0cm" fo:padding-bottom="0cm" fo:border="0.5pt solid #000000" style:writing-mode="lr-tb"/>
    </style:style>
    <style:style style:name="Tabelle9.B43" style:family="table-cell">
      <style:table-cell-properties fo:padding-left="0.101cm" fo:padding-right="0.101cm" fo:padding-top="0cm" fo:padding-bottom="0cm" fo:border-left="none" fo:border-right="0.5pt solid #000000" fo:border-top="none" fo:border-bottom="none" style:writing-mode="lr-tb"/>
    </style:style>
    <style:style style:name="Tabelle9.C4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3" style:family="table-cell">
      <style:table-cell-properties fo:padding-left="0.101cm" fo:padding-right="0.101cm" fo:padding-top="0.097cm" fo:padding-bottom="0.097cm" fo:border="0.5pt solid #000000" style:writing-mode="lr-tb"/>
    </style:style>
    <style:style style:name="Tabelle9.E43" style:family="table-cell">
      <style:table-cell-properties fo:padding-left="0.101cm" fo:padding-right="0.101cm" fo:padding-top="0.097cm" fo:padding-bottom="0.097cm" fo:border="none" style:writing-mode="lr-tb"/>
    </style:style>
    <style:style style:name="Tabelle9.F43" style:family="table-cell">
      <style:table-cell-properties fo:padding-left="0.101cm" fo:padding-right="0.101cm" fo:padding-top="0.097cm" fo:padding-bottom="0.097cm" fo:border="none" style:writing-mode="lr-tb"/>
    </style:style>
    <style:style style:name="Tabelle9.A44" style:family="table-cell">
      <style:table-cell-properties fo:padding-left="0.101cm" fo:padding-right="0.101cm" fo:padding-top="0cm" fo:padding-bottom="0cm" fo:border="0.5pt solid #000000" style:writing-mode="lr-tb"/>
    </style:style>
    <style:style style:name="Tabelle9.B44" style:family="table-cell">
      <style:table-cell-properties fo:padding-left="0.101cm" fo:padding-right="0.101cm" fo:padding-top="0cm" fo:padding-bottom="0cm" fo:border-left="none" fo:border-right="0.5pt solid #000000" fo:border-top="none" fo:border-bottom="none" style:writing-mode="lr-tb"/>
    </style:style>
    <style:style style:name="Tabelle9.C4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4" style:family="table-cell">
      <style:table-cell-properties fo:padding-left="0.101cm" fo:padding-right="0.101cm" fo:padding-top="0.097cm" fo:padding-bottom="0.097cm" fo:border="0.5pt solid #000000" style:writing-mode="lr-tb"/>
    </style:style>
    <style:style style:name="Tabelle9.E44" style:family="table-cell">
      <style:table-cell-properties fo:padding-left="0.101cm" fo:padding-right="0.101cm" fo:padding-top="0.097cm" fo:padding-bottom="0.097cm" fo:border="none" style:writing-mode="lr-tb"/>
    </style:style>
    <style:style style:name="Tabelle9.F4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5" style:family="table-cell">
      <style:table-cell-properties fo:padding="0cm" fo:border="none" style:writing-mode="lr-tb"/>
    </style:style>
    <style:style style:name="Tabelle9.A46" style:family="table-cell">
      <style:table-cell-properties fo:padding-left="0.101cm" fo:padding-right="0.101cm" fo:padding-top="0cm" fo:padding-bottom="0cm" fo:border="0.5pt solid #000000" style:writing-mode="lr-tb"/>
    </style:style>
    <style:style style:name="Tabelle9.B46" style:family="table-cell">
      <style:table-cell-properties fo:padding-left="0.101cm" fo:padding-right="0.101cm" fo:padding-top="0cm" fo:padding-bottom="0cm" fo:border-left="none" fo:border-right="0.5pt solid #000000" fo:border-top="none" fo:border-bottom="none" style:writing-mode="lr-tb"/>
    </style:style>
    <style:style style:name="Tabelle9.C4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6" style:family="table-cell">
      <style:table-cell-properties fo:padding-left="0.101cm" fo:padding-right="0.101cm" fo:padding-top="0.097cm" fo:padding-bottom="0.097cm" fo:border="0.5pt solid #000000" style:writing-mode="lr-tb"/>
    </style:style>
    <style:style style:name="Tabelle9.E46" style:family="table-cell">
      <style:table-cell-properties fo:padding-left="0.101cm" fo:padding-right="0.101cm" fo:padding-top="0.097cm" fo:padding-bottom="0.097cm" fo:border="none" style:writing-mode="lr-tb"/>
    </style:style>
    <style:style style:name="Tabelle9.F4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7" style:family="table-cell">
      <style:table-cell-properties fo:padding-left="0.101cm" fo:padding-right="0.101cm" fo:padding-top="0cm" fo:padding-bottom="0cm" fo:border="0.5pt solid #000000" style:writing-mode="lr-tb"/>
    </style:style>
    <style:style style:name="Tabelle9.B47" style:family="table-cell">
      <style:table-cell-properties fo:padding-left="0.101cm" fo:padding-right="0.101cm" fo:padding-top="0cm" fo:padding-bottom="0cm" fo:border-left="none" fo:border-right="0.5pt solid #000000" fo:border-top="none" fo:border-bottom="none" style:writing-mode="lr-tb"/>
    </style:style>
    <style:style style:name="Tabelle9.C4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7" style:family="table-cell">
      <style:table-cell-properties fo:padding-left="0.101cm" fo:padding-right="0.101cm" fo:padding-top="0.097cm" fo:padding-bottom="0.097cm" fo:border="0.5pt solid #000000" style:writing-mode="lr-tb"/>
    </style:style>
    <style:style style:name="Tabelle9.E47" style:family="table-cell">
      <style:table-cell-properties fo:padding-left="0.101cm" fo:padding-right="0.101cm" fo:padding-top="0.097cm" fo:padding-bottom="0.097cm" fo:border="none" style:writing-mode="lr-tb"/>
    </style:style>
    <style:style style:name="Tabelle9.F47" style:family="table-cell">
      <style:table-cell-properties fo:padding-left="0.101cm" fo:padding-right="0.101cm" fo:padding-top="0.097cm" fo:padding-bottom="0.097cm" fo:border="none" style:writing-mode="lr-tb"/>
    </style:style>
    <style:style style:name="Tabelle9.A48" style:family="table-cell">
      <style:table-cell-properties fo:padding-left="0.101cm" fo:padding-right="0.101cm" fo:padding-top="0cm" fo:padding-bottom="0cm" fo:border="0.5pt solid #000000" style:writing-mode="lr-tb"/>
    </style:style>
    <style:style style:name="Tabelle9.B48" style:family="table-cell">
      <style:table-cell-properties fo:padding-left="0.101cm" fo:padding-right="0.101cm" fo:padding-top="0cm" fo:padding-bottom="0cm" fo:border-left="none" fo:border-right="0.5pt solid #000000" fo:border-top="none" fo:border-bottom="none" style:writing-mode="lr-tb"/>
    </style:style>
    <style:style style:name="Tabelle9.C4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8" style:family="table-cell">
      <style:table-cell-properties fo:padding-left="0.101cm" fo:padding-right="0.101cm" fo:padding-top="0.097cm" fo:padding-bottom="0.097cm" fo:border="0.5pt solid #000000" style:writing-mode="lr-tb"/>
    </style:style>
    <style:style style:name="Tabelle9.E48" style:family="table-cell">
      <style:table-cell-properties fo:padding-left="0.101cm" fo:padding-right="0.101cm" fo:padding-top="0.097cm" fo:padding-bottom="0.097cm" fo:border="none" style:writing-mode="lr-tb"/>
    </style:style>
    <style:style style:name="Tabelle9.F4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9" style:family="table-cell">
      <style:table-cell-properties fo:padding="0cm" fo:border="none" style:writing-mode="lr-tb"/>
    </style:style>
    <style:style style:name="Tabelle9.A50" style:family="table-cell">
      <style:table-cell-properties fo:padding-left="0.101cm" fo:padding-right="0.101cm" fo:padding-top="0cm" fo:padding-bottom="0cm" fo:border="0.5pt solid #000000" style:writing-mode="lr-tb"/>
    </style:style>
    <style:style style:name="Tabelle9.B50" style:family="table-cell">
      <style:table-cell-properties fo:padding-left="0.101cm" fo:padding-right="0.101cm" fo:padding-top="0cm" fo:padding-bottom="0cm" fo:border-left="none" fo:border-right="0.5pt solid #000000" fo:border-top="none" fo:border-bottom="none" style:writing-mode="lr-tb"/>
    </style:style>
    <style:style style:name="Tabelle9.C5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0" style:family="table-cell">
      <style:table-cell-properties fo:padding-left="0.101cm" fo:padding-right="0.101cm" fo:padding-top="0.097cm" fo:padding-bottom="0.097cm" fo:border="0.5pt solid #000000" style:writing-mode="lr-tb"/>
    </style:style>
    <style:style style:name="Tabelle9.E50" style:family="table-cell">
      <style:table-cell-properties fo:padding-left="0.101cm" fo:padding-right="0.101cm" fo:padding-top="0.097cm" fo:padding-bottom="0.097cm" fo:border="none" style:writing-mode="lr-tb"/>
    </style:style>
    <style:style style:name="Tabelle9.F5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5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1" style:family="table-cell">
      <style:table-cell-properties fo:padding-left="0.101cm" fo:padding-right="0.101cm" fo:padding-top="0cm" fo:padding-bottom="0cm" fo:border="0.5pt solid #000000" style:writing-mode="lr-tb"/>
    </style:style>
    <style:style style:name="Tabelle9.B51" style:family="table-cell">
      <style:table-cell-properties fo:padding-left="0.101cm" fo:padding-right="0.101cm" fo:padding-top="0cm" fo:padding-bottom="0cm" fo:border-left="none" fo:border-right="0.5pt solid #000000" fo:border-top="none" fo:border-bottom="none" style:writing-mode="lr-tb"/>
    </style:style>
    <style:style style:name="Tabelle9.C5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1" style:family="table-cell">
      <style:table-cell-properties fo:padding-left="0.101cm" fo:padding-right="0.101cm" fo:padding-top="0.097cm" fo:padding-bottom="0.097cm" fo:border="0.5pt solid #000000" style:writing-mode="lr-tb"/>
    </style:style>
    <style:style style:name="Tabelle9.E51" style:family="table-cell">
      <style:table-cell-properties fo:padding-left="0.101cm" fo:padding-right="0.101cm" fo:padding-top="0.097cm" fo:padding-bottom="0.097cm" fo:border="none" style:writing-mode="lr-tb"/>
    </style:style>
    <style:style style:name="Tabelle9.F51" style:family="table-cell">
      <style:table-cell-properties fo:padding-left="0.101cm" fo:padding-right="0.101cm" fo:padding-top="0.097cm" fo:padding-bottom="0.097cm" fo:border="none" style:writing-mode="lr-tb"/>
    </style:style>
    <style:style style:name="Tabelle9.A52" style:family="table-cell">
      <style:table-cell-properties fo:padding-left="0.101cm" fo:padding-right="0.101cm" fo:padding-top="0cm" fo:padding-bottom="0cm" fo:border="0.5pt solid #000000" style:writing-mode="lr-tb"/>
    </style:style>
    <style:style style:name="Tabelle9.B52" style:family="table-cell">
      <style:table-cell-properties fo:padding-left="0.101cm" fo:padding-right="0.101cm" fo:padding-top="0cm" fo:padding-bottom="0cm" fo:border-left="none" fo:border-right="0.5pt solid #000000" fo:border-top="none" fo:border-bottom="none" style:writing-mode="lr-tb"/>
    </style:style>
    <style:style style:name="Tabelle9.C5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2" style:family="table-cell">
      <style:table-cell-properties fo:padding-left="0.101cm" fo:padding-right="0.101cm" fo:padding-top="0.097cm" fo:padding-bottom="0.097cm" fo:border="0.5pt solid #000000" style:writing-mode="lr-tb"/>
    </style:style>
    <style:style style:name="Tabelle9.E52" style:family="table-cell">
      <style:table-cell-properties fo:padding-left="0.101cm" fo:padding-right="0.101cm" fo:padding-top="0.097cm" fo:padding-bottom="0.097cm" fo:border="none" style:writing-mode="lr-tb"/>
    </style:style>
    <style:style style:name="Tabelle9.F5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5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3" style:family="table-cell">
      <style:table-cell-properties fo:padding="0cm" fo:border="none" style:writing-mode="lr-tb"/>
    </style:style>
    <style:style style:name="Stembureaus" style:family="table">
      <style:table-properties style:width="16.745cm" fo:margin-left="1.457cm" table:align="left"/>
    </style:style>
    <style:style style:name="Stembureaus.A" style:family="table-column">
      <style:table-column-properties style:column-width="16.745cm"/>
    </style:style>
    <style:style style:name="Stembureaus.A1" style:family="table-cell">
      <style:table-cell-properties fo:padding-left="0cm" fo:padding-right="0cm" fo:padding-top="0.101cm" fo:padding-bottom="0.101cm" fo:border="none"/>
    </style:style>
    <style:style style:name="NieuweTelling" style:family="table">
      <style:table-properties style:width="16.745cm" fo:margin-left="1.457cm" table:align="left"/>
    </style:style>
    <style:style style:name="NieuweTelling.A" style:family="table-column">
      <style:table-column-properties style:column-width="16.745cm"/>
    </style:style>
    <style:style style:name="NieuweTelling.A1" style:family="table-cell">
      <style:table-cell-properties fo:padding-left="0cm" fo:padding-right="0cm" fo:padding-top="0.101cm" fo:padding-bottom="0.101cm" fo:border="none"/>
    </style:style>
    <style:style style:name="CorrigendumGeenVerklaring" style:family="table">
      <style:table-properties style:width="16.745cm" fo:margin-left="1.457cm" table:align="left"/>
    </style:style>
    <style:style style:name="CorrigendumGeenVerklaring.A" style:family="table-column">
      <style:table-column-properties style:column-width="16.745cm"/>
    </style:style>
    <style:style style:name="CorrigendumGeenVerklaring.A1" style:family="table-cell">
      <style:table-cell-properties fo:padding-left="0cm" fo:padding-right="0cm" fo:padding-top="0.101cm" fo:padding-bottom="0.101cm" fo:border="none"/>
    </style:style>
    <style:style style:name="Tabelle1" style:family="table">
      <style:table-properties style:width="16.745cm" fo:margin-left="1.457cm" table:align="left"/>
    </style:style>
    <style:style style:name="Tabelle1.A" style:family="table-column">
      <style:table-column-properties style:column-width="16.745cm"/>
    </style:style>
    <style:style style:name="Tabelle1.A1" style:family="table-cell">
      <style:table-cell-properties fo:padding-left="0cm" fo:padding-right="0cm" fo:padding-top="0.101cm" fo:padding-bottom="0.101cm" fo:border="none"/>
    </style:style>
    <style:style style:name="Tabelle2" style:family="table">
      <style:table-properties style:width="16.745cm" fo:margin-left="1.457cm" table:align="left"/>
    </style:style>
    <style:style style:name="Tabelle2.A" style:family="table-column">
      <style:table-column-properties style:column-width="16.745cm"/>
    </style:style>
    <style:style style:name="Tabelle2.A1" style:family="table-cell">
      <style:table-cell-properties fo:padding-left="0cm" fo:padding-right="0cm" fo:padding-top="0.101cm" fo:padding-bottom="0.101cm" fo:border="none"/>
    </style:style>
    <style:style style:name="CorrigendumFouten" style:family="table">
      <style:table-properties style:width="16.745cm" fo:margin-left="1.457cm" table:align="left"/>
    </style:style>
    <style:style style:name="CorrigendumFouten.A" style:family="table-column">
      <style:table-column-properties style:column-width="16.745cm"/>
    </style:style>
    <style:style style:name="CorrigendumFouten.A1" style:family="table-cell">
      <style:table-cell-properties fo:padding-left="0cm" fo:padding-right="0cm" fo:padding-top="0.101cm" fo:padding-bottom="0.101cm" fo:border="none"/>
    </style:style>
    <style:style style:name="Tabelle3" style:family="table">
      <style:table-properties style:width="16.745cm" fo:margin-left="1.457cm" table:align="left"/>
    </style:style>
    <style:style style:name="Tabelle3.A" style:family="table-column">
      <style:table-column-properties style:column-width="16.745cm"/>
    </style:style>
    <style:style style:name="Tabelle3.A1" style:family="table-cell">
      <style:table-cell-properties fo:padding-left="0cm" fo:padding-right="0cm" fo:padding-top="0.101cm" fo:padding-bottom="0.101cm" fo:border="none"/>
    </style:style>
    <style:style style:name="AantalToegelatenKiezers" style:family="table">
      <style:table-properties style:width="18.209cm" table:align="center" fo:background-color="transparent" style:writing-mode="lr-tb">
        <style:background-image/>
      </style:table-properties>
    </style:style>
    <style:style style:name="AantalToegelatenKiezers.A" style:family="table-column">
      <style:table-column-properties style:column-width="1.393cm"/>
    </style:style>
    <style:style style:name="AantalToegelatenKiezers.B" style:family="table-column">
      <style:table-column-properties style:column-width="12.157cm"/>
    </style:style>
    <style:style style:name="AantalToegelatenKiezers.C" style:family="table-column">
      <style:table-column-properties style:column-width="0.256cm"/>
    </style:style>
    <style:style style:name="AantalToegelatenKiezers.D" style:family="table-column">
      <style:table-column-properties style:column-width="0.506cm"/>
    </style:style>
    <style:style style:name="AantalToegelatenKiezers.E" style:family="table-column">
      <style:table-column-properties style:column-width="2.494cm"/>
    </style:style>
    <style:style style:name="AantalToegelatenKiezers.F" style:family="table-column">
      <style:table-column-properties style:column-width="1.402cm"/>
    </style:style>
    <style:style style:name="AantalToegelatenKiezers.1" style:family="table-row">
      <style:table-row-properties style:min-row-height="0.661cm" fo:background-color="transparent" style:use-optimal-row-height="false">
        <style:background-image/>
      </style:table-row-properties>
    </style:style>
    <style:style style:name="AantalToegelatenKiezers.A1" style:family="table-cell">
      <style:table-cell-properties style:vertical-align="middle" fo:padding-left="0.101cm" fo:padding-right="0.101cm" fo:padding-top="0cm" fo:padding-bottom="0cm" fo:border="none" fo:wrap-option="no-wrap" style:writing-mode="lr-tb"/>
    </style:style>
    <style:style style:name="AantalToegelatenKiezers.B1" style:family="table-cell">
      <style:table-cell-properties style:vertical-align="middle" fo:padding-left="0.101cm" fo:padding-right="0.101cm" fo:padding-top="0cm" fo:padding-bottom="0cm" fo:border="0.5pt solid #000000" fo:wrap-option="no-wrap" style:writing-mode="lr-tb"/>
    </style:style>
    <style:style style:name="AantalToegelatenKiezers.C1" style:family="table-cell">
      <style:table-cell-properties style:vertical-align="middle" fo:padding="0cm" fo:border-left="0.5pt solid #000000" fo:border-right="0.5pt solid #000000" fo:border-top="none" fo:border-bottom="none" fo:wrap-option="no-wrap" style:writing-mode="lr-tb"/>
    </style:style>
    <style:style style:name="AantalToegelatenKiezers.D1" style:family="table-cell">
      <style:table-cell-properties style:vertical-align="middle" fo:background-color="#d0cece" fo:padding="0cm" fo:border="0.5pt solid #000000" fo:wrap-option="no-wrap" style:writing-mode="lr-tb">
        <style:background-image/>
      </style:table-cell-properties>
    </style:style>
    <style:style style:name="AantalToegelatenKiezers.F1" style:family="table-cell">
      <style:table-cell-properties style:vertical-align="middle" fo:padding="0cm" fo:border="none" fo:wrap-option="no-wrap" style:writing-mode="lr-tb"/>
    </style:style>
    <style:style style:name="AantalToegelatenKiezers.2" style:family="table-row">
      <style:table-row-properties style:row-height="0.15cm" style:use-optimal-row-height="false"/>
    </style:style>
    <style:style style:name="AantalToegelatenKiezers.A2" style:family="table-cell">
      <style:table-cell-properties style:vertical-align="middle" fo:padding="0cm" fo:border="none" fo:wrap-option="no-wrap" style:writing-mode="lr-tb"/>
    </style:style>
    <style:style style:name="AantalToegelatenKiezers.3" style:family="table-row">
      <style:table-row-properties style:min-row-height="0.661cm" style:use-optimal-row-height="false"/>
    </style:style>
    <style:style style:name="AantalToegelatenKiezers.A3" style:family="table-cell">
      <style:table-cell-properties style:vertical-align="middle" fo:padding="0cm" fo:border="none" fo:wrap-option="no-wrap" style:writing-mode="lr-tb"/>
    </style:style>
    <style:style style:name="AantalToegelatenKiezers.F3" style:family="table-cell">
      <style:table-cell-properties style:vertical-align="middle" fo:padding="0cm" fo:border="none" fo:wrap-option="no-wrap" style:writing-mode="lr-tb"/>
    </style:style>
    <style:style style:name="AantalToegelatenKiezers.4" style:family="table-row">
      <style:table-row-properties style:row-height="0.15cm" style:use-optimal-row-height="false"/>
    </style:style>
    <style:style style:name="AantalToegelatenKiezers.A4" style:family="table-cell">
      <style:table-cell-properties style:vertical-align="middle" fo:padding="0cm" fo:border="none" fo:wrap-option="no-wrap" style:writing-mode="lr-tb"/>
    </style:style>
    <style:style style:name="AantalToegelatenKiezers.5" style:family="table-row">
      <style:table-row-properties style:min-row-height="0.661cm" style:use-optimal-row-height="false"/>
    </style:style>
    <style:style style:name="AantalToegelatenKiezers.F5" style:family="table-cell">
      <style:table-cell-properties style:vertical-align="middle" fo:padding="0cm" fo:border="none" fo:wrap-option="no-wrap" style:writing-mode="lr-tb"/>
    </style:style>
    <style:style style:name="AantalToegelatenKiezers.6" style:family="table-row">
      <style:table-row-properties style:row-height="0.212cm" style:use-optimal-row-height="false"/>
    </style:style>
    <style:style style:name="AantalToegelatenKiezers.A6" style:family="table-cell">
      <style:table-cell-properties style:vertical-align="middle" fo:padding="0cm" fo:border="none" fo:wrap-option="no-wrap" style:writing-mode="lr-tb"/>
    </style:style>
    <style:style style:name="AantalToegelatenKiezers.B6" style:family="table-cell">
      <style:table-cell-properties style:vertical-align="middle" fo:padding="0cm" fo:border="none" fo:wrap-option="no-wrap" style:writing-mode="lr-tb"/>
    </style:style>
    <style:style style:name="AantalToegelatenKiezers.C6" style:family="table-cell">
      <style:table-cell-properties style:vertical-align="middle" fo:padding="0cm" fo:border="none" fo:wrap-option="no-wrap" style:writing-mode="lr-tb"/>
    </style:style>
    <style:style style:name="AantalToegelatenKiezers.D6" style:family="table-cell">
      <style:table-cell-properties style:vertical-align="middle" fo:background-color="transparent" fo:padding="0cm" fo:border="none" fo:wrap-option="no-wrap" style:writing-mode="lr-tb">
        <style:background-image/>
      </style:table-cell-properties>
    </style:style>
    <style:style style:name="AantalToegelatenKiezers.F6" style:family="table-cell">
      <style:table-cell-properties style:vertical-align="middle" fo:padding-left="0.101cm" fo:padding-right="0cm" fo:padding-top="0cm" fo:padding-bottom="0cm" fo:border="none" fo:wrap-option="no-wrap" style:writing-mode="lr-tb"/>
    </style:style>
    <style:style style:name="AantalToegelatenKiezers.7" style:family="table-row">
      <style:table-row-properties style:row-height="0.182cm" style:use-optimal-row-height="false"/>
    </style:style>
    <style:style style:name="AantalToegelatenKiezers.A7" style:family="table-cell">
      <style:table-cell-properties style:vertical-align="middle" fo:padding="0cm" fo:border="none" fo:wrap-option="no-wrap" style:writing-mode="lr-tb"/>
    </style:style>
    <style:style style:name="AantalToegelatenKiezers.B7" style:family="table-cell">
      <style:table-cell-properties style:vertical-align="middle" fo:padding="0cm" fo:border="none" fo:wrap-option="no-wrap" style:writing-mode="lr-tb"/>
    </style:style>
    <style:style style:name="AantalToegelatenKiezers.C7" style:family="table-cell">
      <style:table-cell-properties style:vertical-align="middle" fo:padding="0cm" fo:border="none" fo:wrap-option="no-wrap" style:writing-mode="lr-tb"/>
    </style:style>
    <style:style style:name="AantalToegelatenKiezers.D7" style:family="table-cell">
      <style:table-cell-properties style:vertical-align="middle" fo:background-color="transparent" fo:padding="0cm" fo:border-left="none" fo:border-right="none" fo:border-top="0.5pt solid #000000" fo:border-bottom="none" fo:wrap-option="no-wrap" style:writing-mode="lr-tb">
        <style:background-image/>
      </style:table-cell-properties>
    </style:style>
    <style:style style:name="AantalToegelatenKiezers.F7" style:family="table-cell">
      <style:table-cell-properties style:vertical-align="middle" fo:padding-left="0.101cm" fo:padding-right="0cm" fo:padding-top="0cm" fo:padding-bottom="0cm" fo:border="none" fo:wrap-option="no-wrap" style:writing-mode="lr-tb"/>
    </style:style>
    <style:style style:name="AantalToegelatenKiezers.8" style:family="table-row">
      <style:table-row-properties style:min-row-height="0.661cm" style:use-optimal-row-height="false"/>
    </style:style>
    <style:style style:name="AantalToegelatenKiezers.C8" style:family="table-cell">
      <style:table-cell-properties style:vertical-align="middle" fo:padding="0cm" fo:border-left="none" fo:border-right="0.5pt solid #000000" fo:border-top="none" fo:border-bottom="none" fo:wrap-option="no-wrap" style:writing-mode="lr-tb"/>
    </style:style>
    <style:style style:name="AantalToegelatenKiezers.D8" style:family="table-cell">
      <style:table-cell-properties style:vertical-align="middle" fo:background-color="#000000" fo:padding-left="0.101cm" fo:padding-right="0.101cm" fo:padding-top="0cm" fo:padding-bottom="0cm" fo:border="0.5pt solid #000000" fo:wrap-option="no-wrap" style:writing-mode="lr-tb">
        <style:background-image/>
      </style:table-cell-properties>
    </style:style>
    <style:style style:name="AantalToegelatenKiezers.F8" style:family="table-cell">
      <style:table-cell-properties style:vertical-align="middle" fo:padding="0cm" fo:border="none" fo:wrap-option="no-wrap" style:writing-mode="lr-tb"/>
    </style:style>
    <style:style style:name="AantalUitgebrachteStemmen" style:family="table">
      <style:table-properties style:width="18.209cm" fo:break-before="auto" fo:break-after="auto" table:align="center" fo:background-color="transparent" style:may-break-between-rows="false" style:writing-mode="lr-tb">
        <style:background-image/>
      </style:table-properties>
    </style:style>
    <style:style style:name="AantalUitgebrachteStemmen.A" style:family="table-column">
      <style:table-column-properties style:column-width="1.393cm"/>
    </style:style>
    <style:style style:name="AantalUitgebrachteStemmen.B" style:family="table-column">
      <style:table-column-properties style:column-width="12.157cm"/>
    </style:style>
    <style:style style:name="AantalUitgebrachteStemmen.C" style:family="table-column">
      <style:table-column-properties style:column-width="0.256cm"/>
    </style:style>
    <style:style style:name="AantalUitgebrachteStemmen.D" style:family="table-column">
      <style:table-column-properties style:column-width="0.506cm"/>
    </style:style>
    <style:style style:name="AantalUitgebrachteStemmen.E" style:family="table-column">
      <style:table-column-properties style:column-width="2.494cm"/>
    </style:style>
    <style:style style:name="AantalUitgebrachteStemmen.F" style:family="table-column">
      <style:table-column-properties style:column-width="1.402cm"/>
    </style:style>
    <style:style style:name="AantalUitgebrachteStemmen.1" style:family="table-row">
      <style:table-row-properties style:min-row-height="0.661cm" fo:background-color="transparent" style:use-optimal-row-height="false">
        <style:background-image/>
      </style:table-row-properties>
    </style:style>
    <style:style style:name="AantalUitgebrachteStemmen.A1" style:family="table-cell">
      <style:table-cell-properties style:vertical-align="middle" fo:padding-left="0.101cm" fo:padding-right="0.101cm" fo:padding-top="0cm" fo:padding-bottom="0cm" fo:border="none" fo:wrap-option="no-wrap" style:writing-mode="lr-tb"/>
    </style:style>
    <style:style style:name="AantalUitgebrachteStemmen.B1" style:family="table-cell">
      <style:table-cell-properties style:vertical-align="middle" fo:padding-left="0.101cm" fo:padding-right="0.101cm" fo:padding-top="0cm" fo:padding-bottom="0cm" fo:border="0.5pt solid #000000" fo:wrap-option="no-wrap" style:writing-mode="lr-tb"/>
    </style:style>
    <style:style style:name="AantalUitgebrachteStemmen.C1" style:family="table-cell">
      <style:table-cell-properties style:vertical-align="middle" fo:padding="0cm" fo:border-left="0.5pt solid #000000" fo:border-right="0.5pt solid #000000" fo:border-top="none" fo:border-bottom="none" fo:wrap-option="no-wrap" style:writing-mode="lr-tb"/>
    </style:style>
    <style:style style:name="AantalUitgebrachteStemmen.D1" style:family="table-cell">
      <style:table-cell-properties style:vertical-align="middle" fo:background-color="#d0cece" fo:padding="0cm" fo:border="0.5pt solid #000000" fo:wrap-option="no-wrap" style:writing-mode="lr-tb">
        <style:background-image/>
      </style:table-cell-properties>
    </style:style>
    <style:style style:name="AantalUitgebrachteStemmen.F1" style:family="table-cell">
      <style:table-cell-properties style:vertical-align="middle" fo:padding="0cm" fo:border="none" fo:wrap-option="no-wrap" style:writing-mode="lr-tb"/>
    </style:style>
    <style:style style:name="AantalUitgebrachteStemmen.2" style:family="table-row">
      <style:table-row-properties style:row-height="0.15cm" style:use-optimal-row-height="false"/>
    </style:style>
    <style:style style:name="AantalUitgebrachteStemmen.A2" style:family="table-cell">
      <style:table-cell-properties style:vertical-align="middle" fo:padding="0cm" fo:border="none" fo:wrap-option="no-wrap" style:writing-mode="lr-tb"/>
    </style:style>
    <style:style style:name="AantalUitgebrachteStemmen.3" style:family="table-row">
      <style:table-row-properties style:min-row-height="0.661cm" style:use-optimal-row-height="false"/>
    </style:style>
    <style:style style:name="AantalUitgebrachteStemmen.A3" style:family="table-cell">
      <style:table-cell-properties style:vertical-align="middle" fo:padding="0cm" fo:border="none" fo:wrap-option="no-wrap" style:writing-mode="lr-tb"/>
    </style:style>
    <style:style style:name="AantalUitgebrachteStemmen.F3" style:family="table-cell">
      <style:table-cell-properties style:vertical-align="middle" fo:padding="0cm" fo:border="none" fo:wrap-option="no-wrap" style:writing-mode="lr-tb"/>
    </style:style>
    <style:style style:name="AantalUitgebrachteStemmen.4" style:family="table-row">
      <style:table-row-properties style:row-height="0.15cm" style:use-optimal-row-height="false"/>
    </style:style>
    <style:style style:name="AantalUitgebrachteStemmen.A4" style:family="table-cell">
      <style:table-cell-properties style:vertical-align="middle" fo:padding="0cm" fo:border="none" fo:wrap-option="no-wrap" style:writing-mode="lr-tb"/>
    </style:style>
    <style:style style:name="AantalUitgebrachteStemmen.5" style:family="table-row">
      <style:table-row-properties style:min-row-height="0.661cm" style:use-optimal-row-height="false"/>
    </style:style>
    <style:style style:name="AantalUitgebrachteStemmen.F5" style:family="table-cell">
      <style:table-cell-properties style:vertical-align="middle" fo:padding="0cm" fo:border="none" fo:wrap-option="no-wrap" style:writing-mode="lr-tb"/>
    </style:style>
    <style:style style:name="AantalUitgebrachteStemmen.6" style:family="table-row">
      <style:table-row-properties style:row-height="0.21cm" fo:background-color="transparent" style:use-optimal-row-height="false">
        <style:background-image/>
      </style:table-row-properties>
    </style:style>
    <style:style style:name="AantalUitgebrachteStemmen.A6" style:family="table-cell">
      <style:table-cell-properties style:vertical-align="middle" fo:padding="0cm" fo:border="none" fo:wrap-option="no-wrap" style:writing-mode="lr-tb"/>
    </style:style>
    <style:style style:name="AantalUitgebrachteStemmen.B6" style:family="table-cell">
      <style:table-cell-properties style:vertical-align="middle" fo:padding="0cm" fo:border="none" fo:wrap-option="no-wrap" style:writing-mode="lr-tb"/>
    </style:style>
    <style:style style:name="AantalUitgebrachteStemmen.C6" style:family="table-cell">
      <style:table-cell-properties style:vertical-align="middle" fo:padding="0cm" fo:border="none" fo:wrap-option="no-wrap" style:writing-mode="lr-tb"/>
    </style:style>
    <style:style style:name="AantalUitgebrachteStemmen.D6" style:family="table-cell">
      <style:table-cell-properties style:vertical-align="middle" fo:background-color="transparent" fo:padding="0.049cm" fo:border-left="none" fo:border-right="none" fo:border-top="none" fo:border-bottom="0.5pt solid #000000" fo:wrap-option="no-wrap" style:writing-mode="lr-tb">
        <style:background-image/>
      </style:table-cell-properties>
    </style:style>
    <style:style style:name="AantalUitgebrachteStemmen.F6" style:family="table-cell">
      <style:table-cell-properties style:vertical-align="middle" fo:padding="0cm" fo:border="none" fo:wrap-option="no-wrap" style:writing-mode="lr-tb"/>
    </style:style>
    <style:style style:name="AantalUitgebrachteStemmen.A7" style:family="table-cell">
      <style:table-cell-properties style:vertical-align="middle" fo:padding="0cm" fo:border="none" fo:wrap-option="no-wrap" style:writing-mode="lr-tb"/>
    </style:style>
    <style:style style:name="AantalUitgebrachteStemmen.B7" style:family="table-cell">
      <style:table-cell-properties style:vertical-align="middle" fo:padding="0cm" fo:border="none" fo:wrap-option="no-wrap" style:writing-mode="lr-tb"/>
    </style:style>
    <style:style style:name="AantalUitgebrachteStemmen.C7" style:family="table-cell">
      <style:table-cell-properties style:vertical-align="middle" fo:padding="0cm" fo:border="none" fo:wrap-option="no-wrap" style:writing-mode="lr-tb"/>
    </style:style>
    <style:style style:name="AantalUitgebrachteStemmen.D7" style:family="table-cell">
      <style:table-cell-properties style:vertical-align="middle" fo:background-color="transparent" fo:padding="0.049cm" fo:border="none" fo:wrap-option="no-wrap" style:writing-mode="lr-tb">
        <style:background-image/>
      </style:table-cell-properties>
    </style:style>
    <style:style style:name="AantalUitgebrachteStemmen.F7" style:family="table-cell">
      <style:table-cell-properties style:vertical-align="middle" fo:padding="0cm" fo:border="none" fo:wrap-option="no-wrap" style:writing-mode="lr-tb"/>
    </style:style>
    <style:style style:name="AantalUitgebrachteStemmen.D8" style:family="table-cell">
      <style:table-cell-properties style:vertical-align="middle" fo:background-color="#000000" fo:padding="0cm" fo:border="0.5pt solid #000000" fo:wrap-option="no-wrap" style:writing-mode="lr-tb">
        <style:background-image/>
      </style:table-cell-properties>
    </style:style>
    <style:style style:name="AantalUitgebrachteStemmen.E8" style:family="table-cell">
      <style:table-cell-properties style:vertical-align="middle" fo:background-color="transparent" fo:padding-left="0.101cm" fo:padding-right="0.101cm" fo:padding-top="0cm" fo:padding-bottom="0cm" fo:border="0.5pt solid #000000" fo:wrap-option="no-wrap" style:writing-mode="lr-tb">
        <style:background-image/>
      </style:table-cell-properties>
    </style:style>
    <style:style style:name="AantalUitgebrachteStemmen.F8" style:family="table-cell">
      <style:table-cell-properties style:vertical-align="middle" fo:padding="0cm" fo:border="none" fo:wrap-option="no-wrap" style:writing-mode="lr-tb"/>
    </style:style>
    <style:style style:name="Table1" style:family="table">
      <style:table-properties style:width="18.202cm" style:rel-width="100%" table:align="left" style:writing-mode="lr-tb"/>
    </style:style>
    <style:style style:name="Table1.A" style:family="table-column">
      <style:table-column-properties style:column-width="15cm" style:rel-column-width="8504*"/>
    </style:style>
    <style:style style:name="Table1.B" style:family="table-column">
      <style:table-column-properties style:column-width="0.25cm" style:rel-column-width="142*"/>
    </style:style>
    <style:style style:name="Table1.C" style:family="table-column">
      <style:table-column-properties style:column-width="1.55cm" style:rel-column-width="879*"/>
    </style:style>
    <style:style style:name="Table1.D" style:family="table-column">
      <style:table-column-properties style:column-width="1.401cm" style:rel-column-width="794*"/>
    </style:style>
    <style:style style:name="Table1.1" style:family="table-row">
      <style:table-row-properties style:min-row-height="0.661cm" style:use-optimal-row-height="false"/>
    </style:style>
    <style:style style:name="Table1.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Table1.B1" style:family="table-cell">
      <style:table-cell-properties style:vertical-align="middle" fo:padding="0cm" fo:border-left="0.5pt solid #000000" fo:border-right="none" fo:border-top="none" fo:border-bottom="none" fo:wrap-option="no-wrap" style:writing-mode="lr-tb"/>
    </style:style>
    <style:style style:name="Table1.C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le1.D1" style:family="table-cell">
      <style:table-cell-properties style:vertical-align="middle" fo:padding="0cm" fo:border-left="0.5pt solid #000000" fo:border-right="none" fo:border-top="none" fo:border-bottom="none" fo:wrap-option="no-wrap" style:writing-mode="lr-tb"/>
    </style:style>
    <style:style style:name="VerschilMinder" style:family="table">
      <style:table-properties style:width="18.202cm" style:rel-width="100%" table:align="left" style:writing-mode="lr-tb"/>
    </style:style>
    <style:style style:name="VerschilMinder.A" style:family="table-column">
      <style:table-column-properties style:column-width="15cm" style:rel-column-width="8504*"/>
    </style:style>
    <style:style style:name="VerschilMinder.B" style:family="table-column">
      <style:table-column-properties style:column-width="0.25cm" style:rel-column-width="142*"/>
    </style:style>
    <style:style style:name="VerschilMinder.C" style:family="table-column">
      <style:table-column-properties style:column-width="1.55cm" style:rel-column-width="879*"/>
    </style:style>
    <style:style style:name="VerschilMinder.D" style:family="table-column">
      <style:table-column-properties style:column-width="1.401cm" style:rel-column-width="794*"/>
    </style:style>
    <style:style style:name="VerschilMinder.1" style:family="table-row">
      <style:table-row-properties style:min-row-height="0.661cm" style:use-optimal-row-height="false"/>
    </style:style>
    <style:style style:name="VerschilMinder.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VerschilMinder.B1" style:family="table-cell">
      <style:table-cell-properties style:vertical-align="middle" fo:padding="0cm" fo:border-left="0.5pt solid #000000" fo:border-right="none" fo:border-top="none" fo:border-bottom="none" fo:wrap-option="no-wrap" style:writing-mode="lr-tb"/>
    </style:style>
    <style:style style:name="VerschilMinder.C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VerschilMinder.D1" style:family="table-cell">
      <style:table-cell-properties style:vertical-align="middle" fo:padding="0cm" fo:border-left="0.5pt solid #000000" fo:border-right="none" fo:border-top="none" fo:border-bottom="none" fo:wrap-option="no-wrap" style:writing-mode="lr-tb"/>
    </style:style>
    <style:style style:name="AantalMeerMinderUitgesplitst" style:family="table">
      <style:table-properties style:width="18.202cm" style:rel-width="100%" fo:break-before="auto" fo:break-after="auto" table:align="left" style:may-break-between-rows="false" style:writing-mode="lr-tb"/>
    </style:style>
    <style:style style:name="AantalMeerMinderUitgesplitst.A" style:family="table-column">
      <style:table-column-properties style:column-width="13.436cm" style:rel-column-width="7617*"/>
    </style:style>
    <style:style style:name="AantalMeerMinderUitgesplitst.B" style:family="table-column">
      <style:table-column-properties style:column-width="1.565cm" style:rel-column-width="887*"/>
    </style:style>
    <style:style style:name="AantalMeerMinderUitgesplitst.C" style:family="table-column">
      <style:table-column-properties style:column-width="0.25cm" style:rel-column-width="142*"/>
    </style:style>
    <style:style style:name="AantalMeerMinderUitgesplitst.D" style:family="table-column">
      <style:table-column-properties style:column-width="1.55cm" style:rel-column-width="879*"/>
    </style:style>
    <style:style style:name="AantalMeerMinderUitgesplitst.E" style:family="table-column">
      <style:table-column-properties style:column-width="1.401cm" style:rel-column-width="794*"/>
    </style:style>
    <style:style style:name="AantalMeerMinderUitgesplitst.1" style:family="table-row">
      <style:table-row-properties style:min-row-height="0.661cm" fo:keep-together="always" style:use-optimal-row-height="false"/>
    </style:style>
    <style:style style:name="AantalMeerMinderUitgesplitst.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AantalMeerMinderUitgesplitst.C1" style:family="table-cell">
      <style:table-cell-properties style:vertical-align="middle" fo:padding="0cm" fo:border-left="0.5pt solid #000000" fo:border-right="none" fo:border-top="none" fo:border-bottom="none" fo:wrap-option="no-wrap" style:writing-mode="lr-tb"/>
    </style:style>
    <style:style style:name="AantalMeerMinderUitgesplitst.D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AantalMeerMinderUitgesplitst.E1" style:family="table-cell">
      <style:table-cell-properties style:vertical-align="middle" fo:padding="0cm" fo:border-left="0.5pt solid #000000" fo:border-right="none" fo:border-top="none" fo:border-bottom="none" fo:wrap-option="no-wrap" style:writing-mode="lr-tb"/>
    </style:style>
    <style:style style:name="AantalMeerMinderUitgesplitst.2" style:family="table-row">
      <style:table-row-properties style:row-height="0.15cm" fo:keep-together="always" style:use-optimal-row-height="false"/>
    </style:style>
    <style:style style:name="AantalMeerMinderUitgesplitst.A2" style:family="table-cell">
      <style:table-cell-properties style:vertical-align="middle" fo:background-color="transparent" fo:padding="0cm" fo:border="none" fo:wrap-option="no-wrap" style:writing-mode="lr-tb">
        <style:background-image/>
      </style:table-cell-properties>
    </style:style>
    <style:style style:name="AantalMeerMinderUitgesplitst.C3" style:family="table-cell">
      <style:table-cell-properties style:vertical-align="middle" fo:padding="0cm" fo:border-left="0.5pt solid #000000" fo:border-right="none" fo:border-top="none" fo:border-bottom="none" fo:wrap-option="no-wrap" style:writing-mode="lr-tb"/>
    </style:style>
    <style:style style:name="AantalMeerMinderUitgesplitst.E3" style:family="table-cell">
      <style:table-cell-properties style:vertical-align="middle" fo:padding="0cm" fo:border-left="0.5pt solid #000000" fo:border-right="none" fo:border-top="none" fo:border-bottom="none" fo:wrap-option="no-wrap" style:writing-mode="lr-tb"/>
    </style:style>
    <style:style style:name="AantalMeerMinderUitgesplitst.A5" style:family="table-cell">
      <style:table-cell-properties style:vertical-align="middle" fo:background-color="transparent" fo:padding-left="0.3cm" fo:padding-right="0.3cm" fo:padding-top="0.097cm" fo:padding-bottom="0.097cm" fo:border="0.5pt solid #000000" fo:wrap-option="no-wrap" style:writing-mode="lr-tb">
        <style:background-image/>
      </style:table-cell-properties>
    </style:style>
    <style:style style:name="AantalMeerMinderUitgesplitst.C5" style:family="table-cell">
      <style:table-cell-properties style:vertical-align="middle" fo:padding="0cm" fo:border-left="0.5pt solid #000000" fo:border-right="none" fo:border-top="none" fo:border-bottom="none" fo:wrap-option="no-wrap" style:writing-mode="lr-tb"/>
    </style:style>
    <style:style style:name="AantalMeerMinderUitgesplitst.D5" style:family="table-cell">
      <style:table-cell-properties style:vertical-align="middle" fo:background-color="transparent" fo:padding="0.097cm" fo:border-left="0.5pt solid #000000" fo:border-right="none" fo:border-top="0.5pt solid #000000" fo:border-bottom="0.5pt solid #000000" fo:wrap-option="no-wrap" style:writing-mode="lr-tb">
        <style:background-image/>
      </style:table-cell-properties>
    </style:style>
    <style:style style:name="AantalMeerMinderUitgesplitst.E5" style:family="table-cell">
      <style:table-cell-properties style:vertical-align="middle" fo:padding="0cm" fo:border-left="0.5pt solid #000000" fo:border-right="none" fo:border-top="none" fo:border-bottom="none" fo:wrap-option="no-wrap" style:writing-mode="lr-tb"/>
    </style:style>
    <style:style style:name="AantalMeerMinderUitgesplitst.7" style:family="table-row">
      <style:table-row-properties style:min-row-height="1.005cm" fo:keep-together="always" style:use-optimal-row-height="false"/>
    </style:style>
    <style:style style:name="AantalMeerMinderUitgesplitst.C7" style:family="table-cell">
      <style:table-cell-properties style:vertical-align="middle" fo:padding="0cm" fo:border-left="0.5pt solid #000000" fo:border-right="none" fo:border-top="none" fo:border-bottom="none" fo:wrap-option="no-wrap" style:writing-mode="lr-tb"/>
    </style:style>
    <style:style style:name="AantalMeerMinderUitgesplitst.E7" style:family="table-cell">
      <style:table-cell-properties style:vertical-align="middle" fo:padding="0cm" fo:border-left="0.5pt solid #000000" fo:border-right="none" fo:border-top="none" fo:border-bottom="none" fo:wrap-option="no-wrap" style:writing-mode="lr-tb"/>
    </style:style>
    <style:style style:name="AantalMeerMinderUitgesplitst.8" style:family="table-row">
      <style:table-row-properties style:min-row-height="0.72cm" fo:keep-together="always" style:use-optimal-row-height="false"/>
    </style:style>
    <style:style style:name="AantalMeerMinderUitgesplitst.A8" style:family="table-cell">
      <style:table-cell-properties style:vertical-align="middle" fo:background-color="transparent" fo:padding-left="0.3cm" fo:padding-right="0.3cm" fo:padding-top="0cm" fo:padding-bottom="0cm" fo:border-left="0.5pt solid #000000" fo:border-right="none" fo:border-top="none" fo:border-bottom="0.5pt solid #000000" fo:wrap-option="no-wrap" style:writing-mode="lr-tb">
        <style:background-image/>
      </style:table-cell-properties>
    </style:style>
    <style:style style:name="AantalMeerMinderUitgesplitst.B8" style:family="table-cell">
      <style:table-cell-properties style:vertical-align="middle" fo:background-color="transparent" fo:padding-left="0.3cm" fo:padding-right="0.3cm" fo:padding-top="0cm" fo:padding-bottom="0cm" fo:border-left="0.5pt solid #000000" fo:border-right="0.5pt solid #000000" fo:border-top="none" fo:border-bottom="0.5pt solid #000000" fo:wrap-option="no-wrap" style:writing-mode="lr-tb">
        <style:background-image/>
      </style:table-cell-properties>
    </style:style>
    <style:style style:name="AantalMeerMinderUitgesplitst.C8" style:family="table-cell">
      <style:table-cell-properties style:vertical-align="middle" fo:padding="0cm" fo:border-left="0.5pt solid #000000" fo:border-right="none" fo:border-top="none" fo:border-bottom="none" fo:wrap-option="no-wrap" style:writing-mode="lr-tb"/>
    </style:style>
    <style:style style:name="AantalMeerMinderUitgesplitst.D8" style:family="table-cell">
      <style:table-cell-properties style:vertical-align="middle" fo:background-color="transparent" fo:padding="0.097cm" fo:border="none" fo:wrap-option="no-wrap" style:writing-mode="lr-tb">
        <style:background-image/>
      </style:table-cell-properties>
    </style:style>
    <style:style style:name="AantalMeerMinderUitgesplitst.E8" style:family="table-cell">
      <style:table-cell-properties style:vertical-align="middle" fo:padding="0.097cm" fo:border="none" fo:wrap-option="no-wrap" style:writing-mode="lr-tb"/>
    </style:style>
    <style:style style:name="AantalMeerMinderUitgesplitst.C9" style:family="table-cell">
      <style:table-cell-properties style:vertical-align="middle" fo:padding="0cm" fo:border-left="0.5pt solid #000000" fo:border-right="none" fo:border-top="none" fo:border-bottom="none" fo:wrap-option="no-wrap" style:writing-mode="lr-tb"/>
    </style:style>
    <style:style style:name="AantalMeerMinderUitgesplitst.E9" style:family="table-cell">
      <style:table-cell-properties style:vertical-align="middle" fo:padding="0.097cm" fo:border="none" fo:wrap-option="no-wrap" style:writing-mode="lr-tb"/>
    </style:style>
    <style:style style:name="AantalMeerMinderUitgesplitst.C10" style:family="table-cell">
      <style:table-cell-properties style:vertical-align="middle" fo:padding="0cm" fo:border-left="0.5pt solid #000000" fo:border-right="none" fo:border-top="none" fo:border-bottom="none" fo:wrap-option="no-wrap" style:writing-mode="lr-tb"/>
    </style:style>
    <style:style style:name="AantalMeerMinderUitgesplitst.E10" style:family="table-cell">
      <style:table-cell-properties style:vertical-align="middle" fo:padding="0.097cm" fo:border="none" fo:wrap-option="no-wrap" style:writing-mode="lr-tb"/>
    </style:style>
    <style:style style:name="AantalMeerMinderUitgesplitst.C11" style:family="table-cell">
      <style:table-cell-properties style:vertical-align="middle" fo:padding="0cm" fo:border-left="0.5pt solid #000000" fo:border-right="none" fo:border-top="none" fo:border-bottom="none" fo:wrap-option="no-wrap" style:writing-mode="lr-tb"/>
    </style:style>
    <style:style style:name="AantalMeerMinderUitgesplitst.E11" style:family="table-cell">
      <style:table-cell-properties style:vertical-align="middle" fo:padding="0.097cm" fo:border="none" fo:wrap-option="no-wrap" style:writing-mode="lr-tb"/>
    </style:style>
    <style:style style:name="AantalMeerMinderUitgesplitst.C12" style:family="table-cell">
      <style:table-cell-properties style:vertical-align="middle" fo:padding="0cm" fo:border-left="0.5pt solid #000000" fo:border-right="none" fo:border-top="none" fo:border-bottom="none" fo:wrap-option="no-wrap" style:writing-mode="lr-tb"/>
    </style:style>
    <style:style style:name="AantalMeerMinderUitgesplitst.E12" style:family="table-cell">
      <style:table-cell-properties style:vertical-align="middle" fo:padding="0.097cm" fo:border="none" fo:wrap-option="no-wrap" style:writing-mode="lr-tb"/>
    </style:style>
    <style:style style:name="AantalMeerMinderUitgesplitst.C14" style:family="table-cell">
      <style:table-cell-properties style:vertical-align="middle" fo:padding="0cm" fo:border-left="0.5pt solid #000000" fo:border-right="none" fo:border-top="none" fo:border-bottom="none" fo:wrap-option="no-wrap" style:writing-mode="lr-tb"/>
    </style:style>
    <style:style style:name="AantalMeerMinderUitgesplitst.E14" style:family="table-cell">
      <style:table-cell-properties style:vertical-align="middle" fo:padding="0cm" fo:border-left="0.5pt solid #000000" fo:border-right="none" fo:border-top="none" fo:border-bottom="none" fo:wrap-option="no-wrap" style:writing-mode="lr-tb"/>
    </style:style>
    <style:style style:name="Tabelle7" style:family="table">
      <style:table-properties style:width="18.202cm" table:align="margins"/>
    </style:style>
    <style:style style:name="Tabelle7.A" style:family="table-column">
      <style:table-column-properties style:column-width="18.202cm" style:rel-column-width="65535*"/>
    </style:style>
    <style:style style:name="Tabelle7.1" style:family="table-row">
      <style:table-row-properties style:row-height="0.45cm"/>
    </style:style>
    <style:style style:name="Tabelle7.A1" style:family="table-cell">
      <style:table-cell-properties fo:padding="0.097cm" fo:border-left="none" fo:border-right="none" fo:border-top="0.05pt solid #000000" fo:border-bottom="0.05pt solid #000000"/>
    </style:style>
    <style:style style:name="Tabelle7.A2" style:family="table-cell">
      <style:table-cell-properties fo:padding="0.097cm" fo:border-left="none" fo:border-right="none" fo:border-top="none" fo:border-bottom="0.05pt solid #000000"/>
    </style:style>
    <style:style style:name="Tabelle4" style:family="table">
      <style:table-properties style:width="18.202cm" table:align="margins"/>
    </style:style>
    <style:style style:name="Tabelle4.A" style:family="table-column">
      <style:table-column-properties style:column-width="18.202cm" style:rel-column-width="65535*"/>
    </style:style>
    <style:style style:name="Tabelle4.1" style:family="table-row">
      <style:table-row-properties style:row-height="0.45cm"/>
    </style:style>
    <style:style style:name="Tabelle4.A1" style:family="table-cell">
      <style:table-cell-properties fo:padding="0.097cm" fo:border-left="none" fo:border-right="none" fo:border-top="0.05pt solid #000000" fo:border-bottom="0.05pt solid #000000"/>
    </style:style>
    <style:style style:name="Tabelle4.A2" style:family="table-cell">
      <style:table-cell-properties fo:padding="0.097cm" fo:border-left="none" fo:border-right="none" fo:border-top="none" fo:border-bottom="0.05pt solid #000000"/>
    </style:style>
    <style:style style:name="Tabelle5" style:family="table">
      <style:table-properties style:width="18.202cm" table:align="margins"/>
    </style:style>
    <style:style style:name="Tabelle5.A" style:family="table-column">
      <style:table-column-properties style:column-width="18.202cm" style:rel-column-width="65535*"/>
    </style:style>
    <style:style style:name="Tabelle5.1" style:family="table-row">
      <style:table-row-properties style:row-height="0.45cm"/>
    </style:style>
    <style:style style:name="Tabelle5.A1" style:family="table-cell">
      <style:table-cell-properties fo:padding="0.097cm" fo:border-left="none" fo:border-right="none" fo:border-top="0.05pt solid #000000" fo:border-bottom="0.05pt solid #000000"/>
    </style:style>
    <style:style style:name="Tabelle5.A2" style:family="table-cell">
      <style:table-cell-properties fo:padding="0.097cm" fo:border-left="none" fo:border-right="none" fo:border-top="none" fo:border-bottom="0.05pt solid #000000"/>
    </style:style>
    <style:style style:name="Lijst" style:family="table">
      <style:table-properties style:width="18.202cm" style:rel-width="100%" fo:margin-left="0cm" fo:break-before="page" table:align="left" fo:background-color="transparent">
        <style:background-image/>
      </style:table-properties>
    </style:style>
    <style:style style:name="Lijst.A" style:family="table-column">
      <style:table-column-properties style:column-width="2.496cm" style:rel-column-width="1415*"/>
    </style:style>
    <style:style style:name="Lijst.B" style:family="table-column">
      <style:table-column-properties style:column-width="12.772cm" style:rel-column-width="7241*"/>
    </style:style>
    <style:style style:name="Lijst.C" style:family="table-column">
      <style:table-column-properties style:column-width="2.933cm" style:rel-column-width="1663*"/>
    </style:style>
    <style:style style:name="Lijst.1" style:family="table-row">
      <style:table-row-properties style:min-row-height="0.651cm" style:use-optimal-row-height="false"/>
    </style:style>
    <style:style style:name="Lijst.A1" style:family="table-cell">
      <style:table-cell-properties fo:padding="0.199cm" fo:border-left="0.5pt solid #000000" fo:border-right="0.5pt solid #ffffff" fo:border-top="0.5pt solid #000000" fo:border-bottom="0.5pt solid #000000" style:writing-mode="lr-tb"/>
    </style:style>
    <style:style style:name="Lijst.B1" style:family="table-cell">
      <style:table-cell-properties fo:padding="0.199cm" fo:border-left="0.5pt solid #ffffff" fo:border-right="0.5pt solid #ffffff" fo:border-top="0.5pt solid #000000" fo:border-bottom="0.5pt solid #000000" style:writing-mode="lr-tb"/>
    </style:style>
    <style:style style:name="Lijst.C1" style:family="table-cell">
      <style:table-cell-properties fo:padding="0.199cm" fo:border-left="0.5pt solid #ffffff" fo:border-right="0.5pt solid #000000" fo:border-top="0.5pt solid #000000" fo:border-bottom="0.5pt solid #000000" style:writing-mode="lr-tb"/>
    </style:style>
    <style:style style:name="Lijst.A2" style:family="table-cell">
      <style:table-cell-properties fo:padding="0.199cm" fo:border-left="0.5pt solid #000000" fo:border-right="0.5pt solid #000000" fo:border-top="none" fo:border-bottom="0.5pt solid #000000" style:writing-mode="lr-tb"/>
    </style:style>
    <style:style style:name="Lijst.A3" style:family="table-cell">
      <style:table-cell-properties style:vertical-align="middle" fo:padding="0.101cm" fo:border-left="0.5pt solid #000000" fo:border-right="none" fo:border-top="none" fo:border-bottom="0.5pt solid #000000" style:writing-mode="lr-tb"/>
    </style:style>
    <style:style style:name="Lijst.C3" style:family="table-cell">
      <style:table-cell-properties style:vertical-align="middle" fo:padding="0.101cm" fo:border-left="0.5pt solid #000000" fo:border-right="0.5pt solid #000000" fo:border-top="none" fo:border-bottom="0.5pt solid #000000" style:writing-mode="lr-tb"/>
    </style:style>
    <style:style style:name="Lijst.4" style:family="table-row">
      <style:table-row-properties fo:background-color="transparent">
        <style:background-image/>
      </style:table-row-properties>
    </style:style>
    <style:style style:name="Lijst.A4" style:family="table-cell">
      <style:table-cell-properties style:vertical-align="middle" fo:background-color="#f2f2f2" fo:padding="0.101cm" fo:border-left="0.5pt solid #000000" fo:border-right="none" fo:border-top="none" fo:border-bottom="0.5pt solid #000000" style:writing-mode="lr-tb">
        <style:background-image/>
      </style:table-cell-properties>
    </style:style>
    <style:style style:name="Lijst.C4" style:family="table-cell">
      <style:table-cell-properties style:vertical-align="middle" fo:background-color="#f2f2f2" fo:padding="0.101cm" fo:border-left="0.5pt solid #000000" fo:border-right="0.5pt solid #000000" fo:border-top="none" fo:border-bottom="0.5pt solid #000000" style:writing-mode="lr-tb">
        <style:background-image/>
      </style:table-cell-properties>
    </style:style>
    <style:style style:name="StembureauledenTellingDatum" style:family="table">
      <style:table-properties style:width="18.202cm" style:rel-width="100%" fo:break-before="auto" fo:break-after="auto" table:align="center" fo:background-color="transparent" fo:keep-with-next="auto" style:may-break-between-rows="true" style:writing-mode="lr-tb" table:border-model="collapsing">
        <style:background-image/>
      </style:table-properties>
    </style:style>
    <style:style style:name="StembureauledenTellingDatum.A" style:family="table-column">
      <style:table-column-properties style:column-width="13.104cm" style:rel-column-width="7429*"/>
    </style:style>
    <style:style style:name="StembureauledenTellingDatum.B" style:family="table-column">
      <style:table-column-properties style:column-width="0.547cm" style:rel-column-width="310*"/>
    </style:style>
    <style:style style:name="StembureauledenTellingDatum.D" style:family="table-column">
      <style:table-column-properties style:column-width="0.363cm" style:rel-column-width="206*"/>
    </style:style>
    <style:style style:name="StembureauledenTellingDatum.F" style:family="table-column">
      <style:table-column-properties style:column-width="0.545cm" style:rel-column-width="309*"/>
    </style:style>
    <style:style style:name="StembureauledenTellingDatum.G" style:family="table-column">
      <style:table-column-properties style:column-width="0.409cm" style:rel-column-width="232*"/>
    </style:style>
    <style:style style:name="StembureauledenTellingDatum.H" style:family="table-column">
      <style:table-column-properties style:column-width="0.533cm" style:rel-column-width="302*"/>
    </style:style>
    <style:style style:name="StembureauledenTellingDatum.I" style:family="table-column">
      <style:table-column-properties style:column-width="0.534cm" style:rel-column-width="303*"/>
    </style:style>
    <style:style style:name="StembureauledenTellingDatum.K" style:family="table-column">
      <style:table-column-properties style:column-width="0.538cm" style:rel-column-width="305*"/>
    </style:style>
    <style:style style:name="StembureauledenTellingDatum.1" style:family="table-row">
      <style:table-row-properties style:row-height="0.422cm" fo:background-color="transparent" style:use-optimal-row-height="false">
        <style:background-image/>
      </style:table-row-properties>
    </style:style>
    <style:style style:name="StembureauledenTellingDatum.A1" style:family="table-cell">
      <style:table-cell-properties style:vertical-align="bottom" fo:padding="0cm" fo:border="none" style:writing-mode="lr-tb"/>
    </style:style>
    <style:style style:name="StembureauledenTellingDatum.2" style:family="table-row">
      <style:table-row-properties style:row-height="0.499cm" fo:background-color="transparent" style:use-optimal-row-height="false">
        <style:background-image/>
      </style:table-row-properties>
    </style:style>
    <style:style style:name="StembureauledenTellingDatum.A2" style:family="table-cell">
      <style:table-cell-properties style:vertical-align="middle" fo:padding-left="0cm" fo:padding-right="0.101cm" fo:padding-top="0cm" fo:padding-bottom="0cm" fo:border="none" style:writing-mode="lr-tb"/>
    </style:style>
    <style:style style:name="StembureauledenTellingDatum.B2" style:family="table-cell">
      <style:table-cell-properties fo:padding="0cm" fo:border-left="0.5pt solid #000000" fo:border-right="0.5pt dashed #d0cece" fo:border-top="0.5pt solid #000000" fo:border-bottom="0.5pt solid #000000" style:writing-mode="lr-tb"/>
    </style:style>
    <style:style style:name="StembureauledenTellingDatum.C2" style:family="table-cell">
      <style:table-cell-properties fo:padding="0cm" fo:border-left="0.5pt fine-dashed #d0cece" fo:border-right="0.5pt solid #000000" fo:border-top="0.5pt solid #000000" fo:border-bottom="0.5pt solid #000000" style:writing-mode="lr-tb"/>
    </style:style>
    <style:style style:name="StembureauledenTellingDatum.D2" style:family="table-cell">
      <style:table-cell-properties style:vertical-align="middle" fo:padding="0cm" fo:border="none" style:writing-mode="lr-tb"/>
    </style:style>
    <style:style style:name="StembureauledenTellingDatum.E2" style:family="table-cell">
      <style:table-cell-properties fo:padding="0cm" fo:border-left="0.5pt solid #000000" fo:border-right="0.5pt dashed #d0cece" fo:border-top="0.5pt solid #000000" fo:border-bottom="0.5pt solid #000000" style:writing-mode="lr-tb"/>
    </style:style>
    <style:style style:name="StembureauledenTellingDatum.F2" style:family="table-cell">
      <style:table-cell-properties fo:padding="0cm" fo:border-left="0.5pt fine-dashed #d0cece" fo:border-right="0.5pt solid #000000" fo:border-top="0.5pt solid #000000" fo:border-bottom="0.5pt solid #000000" style:writing-mode="lr-tb"/>
    </style:style>
    <style:style style:name="StembureauledenTellingDatum.G2" style:family="table-cell">
      <style:table-cell-properties style:vertical-align="middle" fo:padding="0cm" fo:border-left="none" fo:border-right="0.5pt solid #000000" fo:border-top="none" fo:border-bottom="none" style:writing-mode="lr-tb"/>
    </style:style>
    <style:style style:name="StembureauledenTellingDatum.H2" style:family="table-cell">
      <style:table-cell-properties fo:padding="0cm" fo:border-left="none" fo:border-right="0.5pt dashed #d0cece" fo:border-top="0.5pt solid #000000" fo:border-bottom="0.5pt solid #000000" style:writing-mode="lr-tb"/>
    </style:style>
    <style:style style:name="StembureauledenTellingDatum.I2" style:family="table-cell">
      <style:table-cell-properties fo:padding="0cm" fo:border-left="0.5pt fine-dashed #d0cece" fo:border-right="0.5pt solid #000000" fo:border-top="0.5pt solid #000000" fo:border-bottom="0.5pt solid #000000" style:writing-mode="lr-tb"/>
    </style:style>
    <style:style style:name="StembureauledenTellingDatum.J2" style:family="table-cell">
      <style:table-cell-properties fo:padding="0cm" fo:border-left="none" fo:border-right="0.5pt dashed #d0cece" fo:border-top="0.5pt solid #000000" fo:border-bottom="0.5pt solid #000000" style:writing-mode="lr-tb"/>
    </style:style>
    <style:style style:name="StembureauledenTellingDatum.K2" style:family="table-cell">
      <style:table-cell-properties fo:padding="0cm" fo:border-left="0.5pt fine-dashed #d0cece" fo:border-right="0.5pt solid #000000" fo:border-top="0.5pt solid #000000" fo:border-bottom="0.5pt solid #000000" style:writing-mode="lr-tb"/>
    </style:style>
    <style:style style:name="StembureauledenTellingVoorzitter" style:family="table">
      <style:table-properties style:width="18.202cm" style:rel-width="100%" table:align="left" style:writing-mode="lr-tb"/>
    </style:style>
    <style:style style:name="StembureauledenTellingVoorzitter.A" style:family="table-column">
      <style:table-column-properties style:column-width="0.748cm" style:rel-column-width="424*"/>
    </style:style>
    <style:style style:name="StembureauledenTellingVoorzitter.B" style:family="table-column">
      <style:table-column-properties style:column-width="17.454cm" style:rel-column-width="9895*"/>
    </style:style>
    <style:style style:name="StembureauledenTellingVoorzitter.1" style:family="table-row">
      <style:table-row-properties style:min-row-height="0.661cm" style:use-optimal-row-height="false"/>
    </style:style>
    <style:style style:name="StembureauledenTellingVoorzitter.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StembureauledenTellingVoorzitter.B1" style:family="table-cell">
      <style:table-cell-properties style:vertical-align="middle" fo:padding-left="0.101cm" fo:padding-right="0.101cm" fo:padding-top="0cm" fo:padding-bottom="0cm" fo:border="0.5pt solid #000000" fo:wrap-option="no-wrap" style:writing-mode="lr-tb"/>
    </style:style>
    <style:style style:name="StembureauledenTellingLeden" style:family="table">
      <style:table-properties style:width="18.202cm" style:rel-width="100%" table:align="left" style:writing-mode="lr-tb"/>
    </style:style>
    <style:style style:name="StembureauledenTellingLeden.A" style:family="table-column">
      <style:table-column-properties style:column-width="0.748cm" style:rel-column-width="424*"/>
    </style:style>
    <style:style style:name="StembureauledenTellingLeden.B" style:family="table-column">
      <style:table-column-properties style:column-width="17.454cm" style:rel-column-width="9895*"/>
    </style:style>
    <style:style style:name="StembureauledenTellingLeden.1" style:family="table-row">
      <style:table-row-properties style:min-row-height="0.661cm" style:use-optimal-row-height="false"/>
    </style:style>
    <style:style style:name="StembureauledenTellingLeden.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StembureauledenTellingLeden.B1" style:family="table-cell">
      <style:table-cell-properties style:vertical-align="middle" fo:padding-left="0.101cm" fo:padding-right="0.101cm" fo:padding-top="0cm" fo:padding-bottom="0cm" fo:border="0.5pt solid #000000" fo:wrap-option="no-wrap" style:writing-mode="lr-tb"/>
    </style:style>
    <style:style style:name="StembureauledenTellingLeden.2" style:family="table-row">
      <style:table-row-properties style:row-height="0.45cm" style:use-optimal-row-height="false"/>
    </style:style>
    <style:style style:name="StembureauledenTellingLeden.A2" style:family="table-cell">
      <style:table-cell-properties style:vertical-align="middle" fo:background-color="transparent" fo:padding-left="0.101cm" fo:padding-right="0.101cm" fo:padding-top="0.097cm" fo:padding-bottom="0.097cm" fo:border="none" fo:wrap-option="no-wrap" style:writing-mode="lr-tb">
        <style:background-image/>
      </style:table-cell-properties>
    </style:style>
    <style:style style:name="StembureauledenTellingLeden.A3" style:family="table-cell">
      <style:table-cell-properties style:vertical-align="middle" fo:background-color="#000000" fo:padding-left="0.101cm" fo:padding-right="0.101cm" fo:padding-top="0.097cm" fo:padding-bottom="0.097cm" fo:border-left="0.5pt solid #000000" fo:border-right="none" fo:border-top="0.5pt solid #000000" fo:border-bottom="0.5pt solid #000000" fo:wrap-option="no-wrap" style:writing-mode="lr-tb">
        <style:background-image/>
      </style:table-cell-properties>
    </style:style>
    <style:style style:name="StembureauledenTellingLeden.B3" style:family="table-cell">
      <style:table-cell-properties style:vertical-align="middle" fo:padding-left="0.101cm" fo:padding-right="0.101cm" fo:padding-top="0.097cm" fo:padding-bottom="0.097cm" fo:border="0.5pt solid #000000" fo:wrap-option="no-wrap" style:writing-mode="lr-tb"/>
    </style:style>
    <style:style style:name="StembureauledenTellingLeden.B5" style:family="table-cell">
      <style:table-cell-properties style:vertical-align="middle" fo:padding-left="0.101cm" fo:padding-right="0.101cm" fo:padding-top="0.097cm" fo:padding-bottom="0.097cm" fo:border="0.5pt solid #000000" fo:wrap-option="no-wrap" style:writing-mode="lr-tb"/>
    </style:style>
    <style:style style:name="StembureauledenTellingLeden.A7" style:family="table-cell">
      <style:table-cell-properties style:vertical-align="middle" fo:background-color="#000000"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StembureauledenTellingLeden.B7" style:family="table-cell">
      <style:table-cell-properties style:vertical-align="middle" fo:padding-left="0.101cm" fo:padding-right="0.101cm" fo:padding-top="0.097cm" fo:padding-bottom="0.097cm" fo:border="0.5pt solid #000000" fo:wrap-option="no-wrap" style:writing-mode="lr-tb"/>
    </style:style>
    <style:style style:name="StembureauledenTellingLeden.B9"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1"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3"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5"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7" style:family="table-cell">
      <style:table-cell-properties style:vertical-align="middle" fo:padding-left="0.101cm" fo:padding-right="0.101cm" fo:padding-top="0.097cm" fo:padding-bottom="0.097cm" fo:border="0.5pt solid #000000" fo:wrap-option="no-wrap" style:writing-mode="lr-tb"/>
    </style:style>
    <style:style style:name="DatumTijdOndertekening" style:family="table">
      <style:table-properties style:width="8.906cm" table:align="right" fo:background-color="transparent" style:writing-mode="lr-tb" table:border-model="collapsing">
        <style:background-image/>
      </style:table-properties>
    </style:style>
    <style:style style:name="DatumTijdOndertekening.A" style:family="table-column">
      <style:table-column-properties style:column-width="2.646cm"/>
    </style:style>
    <style:style style:name="DatumTijdOndertekening.B" style:family="table-column">
      <style:table-column-properties style:column-width="0.482cm"/>
    </style:style>
    <style:style style:name="DatumTijdOndertekening.1" style:family="table-row">
      <style:table-row-properties fo:background-color="transparent" style:use-optimal-row-height="false">
        <style:background-image/>
      </style:table-row-properties>
    </style:style>
    <style:style style:name="DatumTijdOndertekening.A1" style:family="table-cell">
      <style:table-cell-properties style:vertical-align="bottom" fo:padding-left="0cm" fo:padding-right="0cm" fo:padding-top="0cm" fo:padding-bottom="0.101cm" fo:border="none" style:writing-mode="lr-tb"/>
    </style:style>
    <style:style style:name="DatumTijdOndertekening.2" style:family="table-row">
      <style:table-row-properties style:row-height="0.499cm" fo:background-color="transparent" style:use-optimal-row-height="false">
        <style:background-image/>
      </style:table-row-properties>
    </style:style>
    <style:style style:name="DatumTijdOndertekening.A2" style:family="table-cell">
      <style:table-cell-properties style:vertical-align="middle" fo:padding="0cm" fo:border-left="none" fo:border-right="0.5pt solid #000000" fo:border-top="none" fo:border-bottom="none" style:writing-mode="lr-tb"/>
    </style:style>
    <style:style style:name="DatumTijdOndertekening.B2" style:family="table-cell">
      <style:table-cell-properties style:vertical-align="middle" fo:padding-left="0.101cm" fo:padding-right="0.101cm" fo:padding-top="0cm" fo:padding-bottom="0cm" fo:border-left="none" fo:border-right="0.5pt dashed #d0cece" fo:border-top="0.5pt solid #000000" fo:border-bottom="0.5pt solid #000000" style:writing-mode="lr-tb"/>
    </style:style>
    <style:style style:name="DatumTijdOndertekening.C2" style:family="table-cell">
      <style:table-cell-properties style:vertical-align="middle" fo:padding-left="0.101cm" fo:padding-right="0.101cm" fo:padding-top="0cm" fo:padding-bottom="0cm" fo:border-left="0.5pt fine-dashed #d0cece" fo:border-right="0.5pt solid #000000" fo:border-top="0.5pt solid #000000" fo:border-bottom="0.5pt solid #000000" style:writing-mode="lr-tb"/>
    </style:style>
    <style:style style:name="DatumTijdOndertekening.E2" style:family="table-cell">
      <style:table-cell-properties style:vertical-align="middle" fo:padding-left="0.101cm" fo:padding-right="0.101cm" fo:padding-top="0cm" fo:padding-bottom="0cm" fo:border-left="0.5pt dashed #d0cece" fo:border-right="0.5pt solid #000000" fo:border-top="0.5pt solid #000000" fo:border-bottom="0.5pt solid #000000" style:writing-mode="lr-tb"/>
    </style:style>
    <style:style style:name="DatumTijdOndertekening.F2"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DatumTijdOndertekening.G2" style:family="table-cell">
      <style:table-cell-properties style:vertical-align="middle" fo:padding-left="0.101cm" fo:padding-right="0.101cm" fo:padding-top="0cm" fo:padding-bottom="0cm" fo:border-left="0.05pt dashed #dddddd" fo:border-right="none" fo:border-top="0.5pt solid #000000" fo:border-bottom="0.5pt solid #000000" style:writing-mode="lr-tb"/>
    </style:style>
    <style:style style:name="DatumTijdOndertekening.I2" style:family="table-cell">
      <style:table-cell-properties style:vertical-align="middle" fo:padding-left="0.101cm" fo:padding-right="0.101cm" fo:padding-top="0cm" fo:padding-bottom="0cm" fo:border-left="0.05pt dashed #dddddd" fo:border-right="0.5pt solid #000000" fo:border-top="0.5pt solid #000000" fo:border-bottom="0.5pt solid #000000" style:writing-mode="lr-tb"/>
    </style:style>
    <style:style style:name="DatumTijdOndertekening.J2" style:family="table-cell">
      <style:table-cell-properties style:vertical-align="middle" fo:padding-left="0.101cm" fo:padding-right="0.101cm" fo:padding-top="0cm" fo:padding-bottom="0cm" fo:border-left="none" fo:border-right="0.5pt solid #000000" fo:border-top="none" fo:border-bottom="none" style:writing-mode="lr-tb"/>
    </style:style>
    <style:style style:name="Tabelle8" style:family="table">
      <style:table-properties style:width="18.202cm" style:rel-width="100%" table:align="left" style:writing-mode="lr-tb"/>
    </style:style>
    <style:style style:name="Tabelle8.A" style:family="table-column">
      <style:table-column-properties style:column-width="0.748cm" style:rel-column-width="424*"/>
    </style:style>
    <style:style style:name="Tabelle8.B" style:family="table-column">
      <style:table-column-properties style:column-width="17.454cm" style:rel-column-width="9895*"/>
    </style:style>
    <style:style style:name="Tabelle8.1" style:family="table-row">
      <style:table-row-properties style:row-height="0.66cm" style:use-optimal-row-height="false"/>
    </style:style>
    <style:style style:name="Tabelle8.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elle8.B1"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8.2" style:family="table-row">
      <style:table-row-properties style:row-height="0.85cm" style:use-optimal-row-height="false"/>
    </style:style>
    <style:style style:name="Tabelle8.A2" style:family="table-cell">
      <style:table-cell-properties style:vertical-align="middle" fo:background-color="transparent"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8.B2"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 style:family="table">
      <style:table-properties style:width="18.202cm" style:rel-width="100%" table:align="left" style:writing-mode="lr-tb"/>
    </style:style>
    <style:style style:name="Tabelle6.A" style:family="table-column">
      <style:table-column-properties style:column-width="0.748cm" style:rel-column-width="424*"/>
    </style:style>
    <style:style style:name="Tabelle6.B" style:family="table-column">
      <style:table-column-properties style:column-width="17.454cm" style:rel-column-width="9895*"/>
    </style:style>
    <style:style style:name="Tabelle6.1" style:family="table-row">
      <style:table-row-properties style:row-height="0.66cm" style:use-optimal-row-height="false"/>
    </style:style>
    <style:style style:name="Tabelle6.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elle6.B1"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2" style:family="table-row">
      <style:table-row-properties style:row-height="0.85cm" style:use-optimal-row-height="false"/>
    </style:style>
    <style:style style:name="Tabelle6.A2" style:family="table-cell">
      <style:table-cell-properties style:vertical-align="middle" fo:background-color="transparent"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6.B2"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3" style:family="table-row">
      <style:table-row-properties style:row-height="0.45cm" style:use-optimal-row-height="false"/>
    </style:style>
    <style:style style:name="Tabelle6.A3" style:family="table-cell">
      <style:table-cell-properties style:vertical-align="middle" fo:background-color="transparent" fo:padding-left="0.101cm" fo:padding-right="0.101cm" fo:padding-top="0.097cm" fo:padding-bottom="0.097cm" fo:border="none" fo:wrap-option="no-wrap" style:writing-mode="lr-tb">
        <style:background-image/>
      </style:table-cell-properties>
    </style:style>
    <style:style style:name="Tabelle6.A4" style:family="table-cell">
      <style:table-cell-properties style:vertical-align="middle" fo:background-color="#000000" fo:padding-left="0.101cm" fo:padding-right="0.101cm" fo:padding-top="0.097cm" fo:padding-bottom="0.097cm" fo:border-left="0.5pt solid #000000" fo:border-right="none" fo:border-top="0.5pt solid #000000" fo:border-bottom="0.5pt solid #000000" fo:wrap-option="no-wrap" style:writing-mode="lr-tb">
        <style:background-image/>
      </style:table-cell-properties>
    </style:style>
    <style:style style:name="Tabelle6.B4"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A5" style:family="table-cell">
      <style:table-cell-properties style:vertical-align="middle" fo:background-color="transparent" fo:padding-left="0.101cm" fo:padding-right="0.101cm" fo:padding-top="0.097cm" fo:padding-bottom="0.097cm" fo:border-left="0.5pt solid #000000" fo:border-right="none" fo:border-top="none" fo:border-bottom="0.5pt solid #000000" fo:wrap-option="no-wrap" style:writing-mode="lr-tb">
        <style:background-image/>
      </style:table-cell-properties>
    </style:style>
    <style:style style:name="Tabelle6.B5"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7"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8"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A10" style:family="table-cell">
      <style:table-cell-properties style:vertical-align="middle" fo:background-color="#000000"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6.B10"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1"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3"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4"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6"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7"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9"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0"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22"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3"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25"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6"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P1" style:family="paragraph" style:parent-style-name="Header">
      <style:text-properties xmlns:officeooo="http://openoffice.org/2009/office" officeooo:paragraph-rsid="006df6b3"/>
    </style:style>
    <style:style style:name="P2" style:family="paragraph" style:parent-style-name="Footer">
      <style:text-properties xmlns:officeooo="http://openoffice.org/2009/office" officeooo:paragraph-rsid="00c3ba01"/>
    </style:style>
    <style:style style:name="P3" style:family="paragraph" style:parent-style-name="Indented">
      <style:paragraph-properties fo:line-height="150%"/>
    </style:style>
    <style:style style:name="P4" style:family="paragraph" style:parent-style-name="Indented">
      <style:paragraph-properties fo:line-height="150%"/>
      <style:text-properties xmlns:officeooo="http://openoffice.org/2009/office" officeooo:paragraph-rsid="008f94e3"/>
    </style:style>
    <style:style style:name="P5" style:family="paragraph" style:parent-style-name="Indented">
      <style:paragraph-properties fo:line-height="150%"/>
      <style:text-properties xmlns:officeooo="http://openoffice.org/2009/office" officeooo:paragraph-rsid="00bac1f0"/>
    </style:style>
    <style:style style:name="P6" style:family="paragraph" style:parent-style-name="Indented">
      <style:text-properties xmlns:officeooo="http://openoffice.org/2009/office" officeooo:paragraph-rsid="007e8797"/>
    </style:style>
    <style:style style:name="P7" style:family="paragraph" style:parent-style-name="Standard">
      <style:text-properties xmlns:officeooo="http://openoffice.org/2009/office" officeooo:paragraph-rsid="007e8797"/>
    </style:style>
    <style:style style:name="P8" style:family="paragraph" style:parent-style-name="Indented">
      <style:text-properties xmlns:officeooo="http://openoffice.org/2009/office" officeooo:paragraph-rsid="007654d4"/>
    </style:style>
    <style:style style:name="P9" style:family="paragraph" style:parent-style-name="Standard">
      <style:text-properties xmlns:officeooo="http://openoffice.org/2009/office" officeooo:paragraph-rsid="007654d4"/>
    </style:style>
    <style:style style:name="P10" style:family="paragraph" style:parent-style-name="Indented">
      <style:text-properties xmlns:officeooo="http://openoffice.org/2009/office" officeooo:paragraph-rsid="007e8e1f"/>
    </style:style>
    <style:style style:name="P11" style:family="paragraph" style:parent-style-name="Standard">
      <style:text-properties xmlns:officeooo="http://openoffice.org/2009/office" officeooo:paragraph-rsid="007e8e1f"/>
    </style:style>
    <style:style style:name="P12" style:family="paragraph" style:parent-style-name="Indented">
      <style:text-properties xmlns:officeooo="http://openoffice.org/2009/office" officeooo:paragraph-rsid="008b937e"/>
    </style:style>
    <style:style style:name="P13" style:family="paragraph" style:parent-style-name="Standard">
      <style:text-properties xmlns:officeooo="http://openoffice.org/2009/office" officeooo:paragraph-rsid="008b937e"/>
    </style:style>
    <style:style style:name="P14" style:family="paragraph" style:parent-style-name="Indented">
      <style:paragraph-properties fo:margin-left="0cm" fo:margin-right="0cm" fo:text-indent="0cm" style:auto-text-indent="false"/>
      <style:text-properties xmlns:officeooo="http://openoffice.org/2009/office" officeooo:paragraph-rsid="008b937e"/>
    </style:style>
    <style:style style:name="P15" style:family="paragraph" style:parent-style-name="Indented">
      <style:text-properties xmlns:officeooo="http://openoffice.org/2009/office" officeooo:paragraph-rsid="008f94e3"/>
    </style:style>
    <style:style style:name="P16" style:family="paragraph" style:parent-style-name="Standard">
      <style:text-properties xmlns:officeooo="http://openoffice.org/2009/office" officeooo:paragraph-rsid="008f94e3"/>
    </style:style>
    <style:style style:name="P17" style:family="paragraph" style:parent-style-name="Standard">
      <style:paragraph-properties fo:break-before="page"/>
      <style:text-properties xmlns:officeooo="http://openoffice.org/2009/office" officeooo:paragraph-rsid="008f94e3"/>
    </style:style>
    <style:style style:name="P18" style:family="paragraph" style:parent-style-name="Standard">
      <loext:graphic-properties draw:fill-gradient-name="gradient" draw:fill-hatch-name="hatch"/>
      <style:paragraph-properties fo:margin-left="1.499cm" fo:margin-right="0cm" fo:text-indent="0cm" style:auto-text-indent="false"/>
      <style:text-properties xmlns:officeooo="http://openoffice.org/2009/office" officeooo:paragraph-rsid="0092a97c"/>
    </style:style>
    <style:style style:name="P19" style:family="paragraph" style:parent-style-name="Indented">
      <style:text-properties xmlns:officeooo="http://openoffice.org/2009/office" officeooo:paragraph-rsid="009698f4"/>
    </style:style>
    <style:style style:name="P20" style:family="paragraph" style:parent-style-name="Standard">
      <style:text-properties xmlns:officeooo="http://openoffice.org/2009/office" officeooo:paragraph-rsid="009698f4"/>
    </style:style>
    <style:style style:name="P21" style:family="paragraph" style:parent-style-name="Indented">
      <style:paragraph-properties fo:margin-left="1.499cm" fo:margin-right="0cm" fo:text-indent="0cm" style:auto-text-indent="false"/>
      <style:text-properties xmlns:officeooo="http://openoffice.org/2009/office" officeooo:paragraph-rsid="009698f4"/>
    </style:style>
    <style:style style:name="P22" style:family="paragraph" style:parent-style-name="Indented">
      <style:text-properties xmlns:officeooo="http://openoffice.org/2009/office" officeooo:paragraph-rsid="00989105"/>
    </style:style>
    <style:style style:name="P23" style:family="paragraph" style:parent-style-name="Standard">
      <style:text-properties xmlns:officeooo="http://openoffice.org/2009/office" officeooo:paragraph-rsid="00989105"/>
    </style:style>
    <style:style style:name="P24" style:family="paragraph" style:parent-style-name="Indented">
      <style:paragraph-properties fo:margin-left="0cm" fo:margin-right="0cm" fo:text-indent="0cm" style:auto-text-indent="false"/>
      <style:text-properties xmlns:officeooo="http://openoffice.org/2009/office" officeooo:paragraph-rsid="00989105"/>
    </style:style>
    <style:style style:name="P25" style:family="paragraph" style:parent-style-name="Indented">
      <style:text-properties xmlns:officeooo="http://openoffice.org/2009/office" officeooo:paragraph-rsid="009eea91"/>
    </style:style>
    <style:style style:name="P26" style:family="paragraph" style:parent-style-name="Indented">
      <style:paragraph-properties fo:margin-left="1.499cm" fo:margin-right="0cm" fo:text-indent="0cm" style:auto-text-indent="false"/>
      <style:text-properties xmlns:officeooo="http://openoffice.org/2009/office" officeooo:paragraph-rsid="009eea91"/>
    </style:style>
    <style:style style:name="P27" style:family="paragraph" style:parent-style-name="Indented">
      <style:text-properties xmlns:officeooo="http://openoffice.org/2009/office" officeooo:paragraph-rsid="00a50b69"/>
    </style:style>
    <style:style style:name="P28" style:family="paragraph" style:parent-style-name="Indented">
      <style:paragraph-properties fo:margin-left="1.499cm" fo:margin-right="0cm" fo:text-indent="0cm" style:auto-text-indent="false"/>
      <style:text-properties xmlns:officeooo="http://openoffice.org/2009/office" officeooo:paragraph-rsid="00a50b69"/>
    </style:style>
    <style:style style:name="P29" style:family="paragraph" style:parent-style-name="Indented">
      <style:text-properties xmlns:officeooo="http://openoffice.org/2009/office" officeooo:paragraph-rsid="00aa122d"/>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xmlns:officeooo="http://openoffice.org/2009/office" officeooo:paragraph-rsid="008f94e3"/>
    </style:style>
    <style:style style:name="P32" style:family="paragraph" style:parent-style-name="Standard">
      <style:paragraph-properties fo:text-align="center" style:justify-single-word="false"/>
      <style:text-properties xmlns:officeooo="http://openoffice.org/2009/office" officeooo:paragraph-rsid="00bac1f0"/>
    </style:style>
    <style:style style:name="P33" style:family="paragraph" style:parent-style-name="Standard">
      <style:paragraph-properties fo:text-align="center" style:justify-single-word="false"/>
      <style:text-properties xmlns:officeooo="http://openoffice.org/2009/office" officeooo:paragraph-rsid="00ec32d2"/>
    </style:style>
    <style:style style:name="P34" style:family="paragraph" style:parent-style-name="Standard">
      <style:paragraph-properties fo:text-align="center" style:justify-single-word="false"/>
      <style:text-properties fo:font-weight="bold"/>
    </style:style>
    <style:style style:name="P35" style:family="paragraph" style:parent-style-name="Standard">
      <style:text-properties fo:font-size="6pt"/>
    </style:style>
    <style:style style:name="P36" style:family="paragraph" style:parent-style-name="Standard">
      <style:text-properties xmlns:officeooo="http://openoffice.org/2009/office" fo:font-size="6pt" officeooo:paragraph-rsid="00ef59f8"/>
    </style:style>
    <style:style style:name="P37" style:family="paragraph" style:parent-style-name="Standard">
      <style:paragraph-properties fo:text-align="end" style:justify-single-word="false"/>
      <style:text-properties fo:font-style="italic" style:text-underline-style="none" fo:font-weight="bold"/>
    </style:style>
    <style:style style:name="P38" style:family="paragraph" style:parent-style-name="Standard">
      <style:text-properties xmlns:officeooo="http://openoffice.org/2009/office" fo:font-size="8pt" fo:font-style="italic" officeooo:paragraph-rsid="007654d4"/>
    </style:style>
    <style:style style:name="P39" style:family="paragraph" style:parent-style-name="Table_20_Contents">
      <style:text-properties xmlns:officeooo="http://openoffice.org/2009/office" fo:font-size="8pt" officeooo:paragraph-rsid="00aed089" style:font-size-asian="8pt" style:font-size-complex="8pt"/>
    </style:style>
    <style:style style:name="P40" style:family="paragraph" style:parent-style-name="Table_20_Contents">
      <style:text-properties xmlns:officeooo="http://openoffice.org/2009/office" fo:font-size="8pt" officeooo:paragraph-rsid="00b0633d" style:font-size-asian="8pt" style:font-size-complex="8pt"/>
    </style:style>
    <style:style style:name="P41" style:family="paragraph" style:parent-style-name="Standard">
      <style:paragraph-properties fo:text-align="end" style:justify-single-word="false"/>
    </style:style>
    <style:style style:name="P42" style:family="paragraph" style:parent-style-name="Standard">
      <style:paragraph-properties fo:text-align="end" style:justify-single-word="false"/>
      <style:text-properties xmlns:officeooo="http://openoffice.org/2009/office" officeooo:paragraph-rsid="006f566a"/>
    </style:style>
    <style:style style:name="P43" style:family="paragraph" style:parent-style-name="Standard">
      <style:paragraph-properties fo:text-align="end" style:justify-single-word="false"/>
      <style:text-properties xmlns:officeooo="http://openoffice.org/2009/office" officeooo:paragraph-rsid="007677ab"/>
    </style:style>
    <style:style style:name="P44" style:family="paragraph" style:parent-style-name="Standard">
      <style:paragraph-properties fo:text-align="end" style:justify-single-word="false"/>
      <style:text-properties xmlns:officeooo="http://openoffice.org/2009/office" officeooo:paragraph-rsid="008b937e"/>
    </style:style>
    <style:style style:name="P45" style:family="paragraph" style:parent-style-name="Standard">
      <style:paragraph-properties fo:text-align="end" style:justify-single-word="false"/>
      <style:text-properties xmlns:officeooo="http://openoffice.org/2009/office" officeooo:paragraph-rsid="010308cd"/>
    </style:style>
    <style:style style:name="P46" style:family="paragraph" style:parent-style-name="Standard">
      <style:text-properties fo:font-style="normal"/>
    </style:style>
    <style:style style:name="P47" style:family="paragraph" style:parent-style-name="Standard">
      <style:text-properties xmlns:officeooo="http://openoffice.org/2009/office" officeooo:paragraph-rsid="0068f2c0"/>
    </style:style>
    <style:style style:name="P48" style:family="paragraph" style:parent-style-name="Standard">
      <style:text-properties xmlns:officeooo="http://openoffice.org/2009/office" officeooo:paragraph-rsid="006c2674"/>
    </style:style>
    <style:style style:name="P49" style:family="paragraph" style:parent-style-name="Standard">
      <style:text-properties xmlns:officeooo="http://openoffice.org/2009/office" officeooo:paragraph-rsid="007c4c4e"/>
    </style:style>
    <style:style style:name="P50" style:family="paragraph" style:parent-style-name="Standard">
      <style:text-properties xmlns:officeooo="http://openoffice.org/2009/office" officeooo:paragraph-rsid="007a673d"/>
    </style:style>
    <style:style style:name="P51" style:family="paragraph" style:parent-style-name="Standard">
      <style:text-properties xmlns:officeooo="http://openoffice.org/2009/office" fo:font-size="2pt" officeooo:paragraph-rsid="007e8797" style:font-size-asian="1.75pt" style:font-size-complex="2pt"/>
    </style:style>
    <style:style style:name="P52" style:family="paragraph" style:parent-style-name="Standard">
      <style:text-properties xmlns:officeooo="http://openoffice.org/2009/office" officeooo:paragraph-rsid="007efc74"/>
    </style:style>
    <style:style style:name="P53" style:family="paragraph" style:parent-style-name="Standard">
      <style:paragraph-properties fo:break-after="page"/>
      <style:text-properties xmlns:officeooo="http://openoffice.org/2009/office" officeooo:paragraph-rsid="007efc74"/>
    </style:style>
    <style:style style:name="P54" style:family="paragraph" style:parent-style-name="Standard">
      <style:text-properties xmlns:officeooo="http://openoffice.org/2009/office" style:font-name="Arial" fo:font-size="9pt" officeooo:paragraph-rsid="008188e8"/>
    </style:style>
    <style:style style:name="P55" style:family="paragraph" style:parent-style-name="Standard">
      <style:paragraph-properties fo:text-align="end" style:justify-single-word="false"/>
      <style:text-properties xmlns:officeooo="http://openoffice.org/2009/office" style:font-name="Arial" fo:font-size="9pt" fo:font-style="italic" style:text-underline-style="none" fo:font-weight="bold" officeooo:rsid="00ec32d2" officeooo:paragraph-rsid="00ec32d2"/>
    </style:style>
    <style:style style:name="P56" style:family="paragraph" style:parent-style-name="Standard">
      <style:text-properties xmlns:officeooo="http://openoffice.org/2009/office" officeooo:paragraph-rsid="00807206"/>
    </style:style>
    <style:style style:name="P57" style:family="paragraph" style:parent-style-name="Standard">
      <style:text-properties xmlns:officeooo="http://openoffice.org/2009/office" officeooo:paragraph-rsid="008188e8"/>
    </style:style>
    <style:style style:name="P58" style:family="paragraph" style:parent-style-name="Table_20_Heading">
      <style:text-properties xmlns:officeooo="http://openoffice.org/2009/office" officeooo:paragraph-rsid="008188e8"/>
    </style:style>
    <style:style style:name="P59" style:family="paragraph" style:parent-style-name="Standard">
      <style:text-properties xmlns:officeooo="http://openoffice.org/2009/office" officeooo:paragraph-rsid="00884c7c"/>
    </style:style>
    <style:style style:name="P60" style:family="paragraph" style:parent-style-name="Standard">
      <style:text-properties xmlns:officeooo="http://openoffice.org/2009/office" officeooo:rsid="0088ae94" officeooo:paragraph-rsid="008b937e"/>
    </style:style>
    <style:style style:name="P61" style:family="paragraph" style:parent-style-name="Standard">
      <style:text-properties xmlns:officeooo="http://openoffice.org/2009/office" officeooo:paragraph-rsid="00aed089"/>
    </style:style>
    <style:style style:name="P62" style:family="paragraph" style:parent-style-name="Standard">
      <style:text-properties xmlns:officeooo="http://openoffice.org/2009/office" officeooo:paragraph-rsid="00b0633d"/>
    </style:style>
    <style:style style:name="P63" style:family="paragraph" style:parent-style-name="Standard" style:master-page-name="">
      <style:paragraph-properties style:page-number="auto" fo:break-after="page"/>
      <style:text-properties xmlns:officeooo="http://openoffice.org/2009/office" officeooo:paragraph-rsid="00b0633d"/>
    </style:style>
    <style:style style:name="P64" style:family="paragraph" style:parent-style-name="Standard">
      <style:text-properties xmlns:officeooo="http://openoffice.org/2009/office" officeooo:paragraph-rsid="00bac1f0"/>
    </style:style>
    <style:style style:name="P65" style:family="paragraph" style:parent-style-name="Standard">
      <style:text-properties fo:font-size="7pt" style:font-size-asian="7pt" style:font-size-complex="7pt"/>
    </style:style>
    <style:style style:name="P66" style:family="paragraph" style:parent-style-name="Table_20_Heading">
      <style:text-properties xmlns:officeooo="http://openoffice.org/2009/office" officeooo:rsid="006c2674" officeooo:paragraph-rsid="008188e8"/>
    </style:style>
    <style:style style:name="P67" style:family="paragraph" style:parent-style-name="Table_20_Heading">
      <style:paragraph-properties fo:text-align="center" style:justify-single-word="false"/>
      <style:text-properties xmlns:officeooo="http://openoffice.org/2009/office" officeooo:rsid="006c2674" officeooo:paragraph-rsid="008188e8"/>
    </style:style>
    <style:style style:name="P68" style:family="paragraph" style:parent-style-name="Table_20_Heading">
      <style:text-properties xmlns:officeooo="http://openoffice.org/2009/office" officeooo:rsid="006d0d52"/>
    </style:style>
    <style:style style:name="P69" style:family="paragraph" style:parent-style-name="Table_20_Heading">
      <style:paragraph-properties fo:text-align="start" style:justify-single-word="false"/>
      <style:text-properties xmlns:officeooo="http://openoffice.org/2009/office" officeooo:paragraph-rsid="006d0d52"/>
    </style:style>
    <style:style style:name="P70" style:family="paragraph" style:parent-style-name="Indented">
      <style:paragraph-properties fo:margin-left="1.499cm" fo:margin-right="0cm" fo:text-indent="0cm" style:auto-text-indent="false"/>
      <style:text-properties xmlns:officeooo="http://openoffice.org/2009/office" officeooo:paragraph-rsid="009e0942"/>
    </style:style>
    <style:style style:name="P71" style:family="paragraph" style:parent-style-name="Standard" style:master-page-name="">
      <style:paragraph-properties style:page-number="auto" fo:break-after="page"/>
    </style:style>
    <style:style style:name="P72" style:family="paragraph" style:parent-style-name="Standard" style:master-page-name="">
      <style:paragraph-properties fo:hyphenation-ladder-count="no-limit" style:page-number="auto" fo:break-after="page"/>
      <style:text-properties fo:hyphenate="true" fo:hyphenation-remain-char-count="2" fo:hyphenation-push-char-count="2" loext:hyphenation-no-caps="false" loext:hyphenation-no-last-word="false" loext:hyphenation-word-char-count="no-limit" loext:hyphenation-zone="no-limit"/>
    </style:style>
    <style:style style:name="P73" style:family="paragraph" style:parent-style-name="Standard" style:master-page-name="">
      <style:paragraph-properties style:page-number="auto" fo:break-after="page"/>
      <style:text-properties xmlns:officeooo="http://openoffice.org/2009/office" officeooo:paragraph-rsid="00dd3060"/>
    </style:style>
    <style:style style:name="P74"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style>
    <style:style style:name="P75"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font-size="11pt" style:font-size-asian="11pt" style:font-size-complex="11pt"/>
    </style:style>
    <style:style style:name="P76"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font-size="11pt" fo:font-weight="bold" style:font-size-asian="11pt" style:font-weight-asian="bold" style:font-size-complex="11pt" style:font-weight-complex="bold"/>
    </style:style>
    <style:style style:name="P77"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style>
    <style:style style:name="P78"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text-properties xmlns:officeooo="http://openoffice.org/2009/office" officeooo:paragraph-rsid="00eb9fed"/>
    </style:style>
    <style:style style:name="P79"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text-properties xmlns:officeooo="http://openoffice.org/2009/office" officeooo:paragraph-rsid="00ef2fde"/>
    </style:style>
    <style:style style:name="P80" style:family="paragraph" style:parent-style-name="BiZa_5f_tussenkop">
      <style:paragraph-properties fo:margin-left="0cm" fo:margin-right="0cm" style:line-height-at-least="0.494cm" fo:text-indent="0cm" style:auto-text-indent="false" style:writing-mode="lr-tb"/>
      <style:text-properties xmlns:officeooo="http://openoffice.org/2009/office" officeooo:paragraph-rsid="008b937e"/>
    </style:style>
    <style:style style:name="P81" style:family="paragraph" style:parent-style-name="Standard">
      <style:text-properties xmlns:officeooo="http://openoffice.org/2009/office" officeooo:paragraph-rsid="00702d88"/>
    </style:style>
    <style:style style:name="P82" style:family="paragraph" style:parent-style-name="Standard">
      <style:text-properties xmlns:officeooo="http://openoffice.org/2009/office" officeooo:paragraph-rsid="00811052"/>
    </style:style>
    <style:style style:name="P83" style:family="paragraph" style:parent-style-name="Standard">
      <style:paragraph-properties fo:margin-left="0cm" fo:margin-right="0cm" fo:line-height="115%" fo:text-indent="0cm" style:auto-text-indent="false" style:writing-mode="lr-tb"/>
    </style:style>
    <style:style style:name="P84" style:family="paragraph" style:parent-style-name="Standard">
      <style:text-properties xmlns:officeooo="http://openoffice.org/2009/office" officeooo:paragraph-rsid="00e6b967"/>
    </style:style>
    <style:style style:name="P85" style:family="paragraph" style:parent-style-name="Standard">
      <style:text-properties xmlns:officeooo="http://openoffice.org/2009/office" officeooo:paragraph-rsid="0071dd27"/>
    </style:style>
    <style:style style:name="P86" style:family="paragraph" style:parent-style-name="Standard">
      <style:paragraph-properties fo:break-after="page"/>
      <style:text-properties xmlns:officeooo="http://openoffice.org/2009/office" officeooo:paragraph-rsid="00bb602a"/>
    </style:style>
    <style:style style:name="P87" style:family="paragraph" style:parent-style-name="BiZa_5f_cursief">
      <style:paragraph-properties fo:margin-left="1.501cm" fo:margin-right="0cm" style:line-height-at-least="0.388cm" fo:text-indent="0cm" style:auto-text-indent="false" style:writing-mode="lr-tb">
        <style:tab-stops>
          <style:tab-stop style:position="1.501cm"/>
        </style:tab-stops>
      </style:paragraph-properties>
      <style:text-properties style:font-style-complex="italic"/>
    </style:style>
    <style:style style:name="P88"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fo:font-weight="bold" style:font-name-asian="Calibri" style:font-size-asian="11pt" style:font-weight-asian="bold" style:font-size-complex="11pt" style:font-weight-complex="bold"/>
    </style:style>
    <style:style style:name="P89"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xmlns:officeooo="http://openoffice.org/2009/office" officeooo:paragraph-rsid="00fb9be9"/>
    </style:style>
    <style:style style:name="P90" style:family="paragraph" style:parent-style-name="Corrigendum_20_Box" style:list-style-name="List_20_3">
      <style:text-properties xmlns:officeooo="http://openoffice.org/2009/office" officeooo:paragraph-rsid="00e6b967" style:text-overline-style="none" style:text-overline-color="font-color"/>
    </style:style>
    <style:style style:name="P91" style:family="paragraph" style:parent-style-name="Corrigendum_20_Box" style:list-style-name="List_20_3">
      <style:text-properties xmlns:officeooo="http://openoffice.org/2009/office" officeooo:paragraph-rsid="00e85016" style:text-overline-style="none" style:text-overline-color="font-color"/>
    </style:style>
    <style:style style:name="P92" style:family="paragraph" style:parent-style-name="Corrigendum_20_Box" style:list-style-name="List_20_3">
      <style:text-properties xmlns:officeooo="http://openoffice.org/2009/office" officeooo:paragraph-rsid="00884c7c" style:text-overline-style="none" style:text-overline-color="font-color"/>
    </style:style>
    <style:style style:name="P93" style:family="paragraph" style:parent-style-name="Heading_20_1">
      <style:text-properties xmlns:officeooo="http://openoffice.org/2009/office" officeooo:paragraph-rsid="0084a3bb"/>
    </style:style>
    <style:style style:name="P94" style:family="paragraph" style:parent-style-name="Heading_20_3">
      <style:text-properties xmlns:officeooo="http://openoffice.org/2009/office" officeooo:paragraph-rsid="007c4c4e"/>
    </style:style>
    <style:style style:name="P95" style:family="paragraph" style:parent-style-name="Heading_20_3">
      <style:text-properties xmlns:officeooo="http://openoffice.org/2009/office" officeooo:paragraph-rsid="009698f4"/>
    </style:style>
    <style:style style:name="P96" style:family="paragraph" style:parent-style-name="Inverted_20_Heading_20_2">
      <style:text-properties xmlns:officeooo="http://openoffice.org/2009/office" officeooo:paragraph-rsid="0068f2c0"/>
    </style:style>
    <style:style style:name="P97" style:family="paragraph" style:parent-style-name="Inverted_20_Heading_20_2" style:list-style-name="Numbering_20_123">
      <style:text-properties xmlns:officeooo="http://openoffice.org/2009/office" officeooo:paragraph-rsid="0104aa78"/>
    </style:style>
    <style:style style:name="P98" style:family="paragraph" style:parent-style-name="Inverted_20_Heading_20_2" style:list-style-name="Numbering_20_123">
      <style:text-properties xmlns:officeooo="http://openoffice.org/2009/office" officeooo:paragraph-rsid="00aed089"/>
    </style:style>
    <style:style style:name="P99" style:family="paragraph" style:parent-style-name="Inverted_20_Heading_20_2_20_New_20_Page" style:list-style-name="Numbering_20_123"/>
    <style:style style:name="P100" style:family="paragraph" style:parent-style-name="Inverted_20_Heading_20_2_20_New_20_Page" style:list-style-name="Numbering_20_123">
      <style:text-properties xmlns:officeooo="http://openoffice.org/2009/office" officeooo:paragraph-rsid="006df6b3"/>
    </style:style>
    <style:style style:name="P101" style:family="paragraph" style:parent-style-name="Inverted_20_Heading_20_2_20_New_20_Page" style:list-style-name="Numbering_20_123">
      <style:text-properties xmlns:officeooo="http://openoffice.org/2009/office" officeooo:paragraph-rsid="007e8e1f"/>
    </style:style>
    <style:style style:name="P102" style:family="paragraph" style:parent-style-name="Inverted_20_Heading_20_2_20_New_20_Page" style:list-style-name="Numbering_20_123">
      <style:paragraph-properties fo:break-before="page"/>
      <style:text-properties xmlns:officeooo="http://openoffice.org/2009/office" officeooo:paragraph-rsid="007e8e1f"/>
    </style:style>
    <style:style style:name="P103" style:family="paragraph" style:parent-style-name="Inverted_20_Heading_20_2_20_New_20_Page" style:list-style-name="Numbering_20_123">
      <style:text-properties xmlns:officeooo="http://openoffice.org/2009/office" officeooo:paragraph-rsid="007e8e1f"/>
    </style:style>
    <style:style style:name="P104" style:family="paragraph" style:parent-style-name="Inverted_20_Heading_20_2_20_New_20_Page" style:list-style-name="Numbering_20_123" style:master-page-name="">
      <style:paragraph-properties fo:hyphenation-ladder-count="no-limit" style:page-number="auto" fo:break-before="auto" fo:break-after="auto"/>
      <style:text-properties xmlns:officeooo="http://openoffice.org/2009/office" officeooo:paragraph-rsid="00eaca87" fo:hyphenate="true" fo:hyphenation-remain-char-count="2" fo:hyphenation-push-char-count="2" loext:hyphenation-no-caps="false" loext:hyphenation-no-last-word="false" loext:hyphenation-word-char-count="no-limit" loext:hyphenation-zone="no-limit"/>
    </style:style>
    <style:style style:name="P105" style:family="paragraph" style:parent-style-name="Inverted_20_Heading_20_2_20_New_20_Page" style:list-style-name="Numbering_20_123" style:master-page-name="">
      <style:paragraph-properties fo:hyphenation-ladder-count="no-limit" style:page-number="auto" fo:break-before="auto" fo:break-after="auto"/>
      <style:text-properties xmlns:officeooo="http://openoffice.org/2009/office" style:font-name="Arial" fo:font-size="11pt" fo:font-weight="bold" officeooo:rsid="006d0d52" fo:hyphenate="true" fo:hyphenation-remain-char-count="2" fo:hyphenation-push-char-count="2" loext:hyphenation-no-caps="false" loext:hyphenation-no-last-word="false" loext:hyphenation-word-char-count="no-limit" loext:hyphenation-zone="no-limit"/>
    </style:style>
    <style:style style:name="P106" style:family="paragraph" style:parent-style-name="Inverted_20_Heading_20_2_20_New_20_Page" style:master-page-name="">
      <style:paragraph-properties style:page-number="auto" fo:break-before="auto" fo:break-after="auto"/>
      <style:text-properties xmlns:officeooo="http://openoffice.org/2009/office" style:font-name="Arial" fo:font-size="11pt" fo:font-weight="bold" officeooo:rsid="006d0d52" officeooo:paragraph-rsid="007e8797"/>
    </style:style>
    <style:style style:name="P107" style:family="paragraph" style:parent-style-name="Standard" style:list-style-name="List_20_3">
      <style:text-properties xmlns:officeooo="http://openoffice.org/2009/office" officeooo:paragraph-rsid="007e8797"/>
    </style:style>
    <style:style style:name="P108" style:family="paragraph" style:parent-style-name="Standard" style:list-style-name="List_20_3">
      <style:text-properties xmlns:officeooo="http://openoffice.org/2009/office" officeooo:paragraph-rsid="00e6b967" style:text-overline-style="none" style:text-overline-color="font-color"/>
    </style:style>
    <style:style style:name="P109" style:family="paragraph" style:parent-style-name="Standard" style:list-style-name="List_20_3">
      <style:text-properties xmlns:officeooo="http://openoffice.org/2009/office" officeooo:rsid="006a901c" officeooo:paragraph-rsid="007e8797"/>
    </style:style>
    <style:style style:name="T1" style:family="text">
      <style:text-properties xmlns:officeooo="http://openoffice.org/2009/office" officeooo:rsid="0067cd8a"/>
    </style:style>
    <style:style style:name="T2" style:family="text">
      <style:text-properties xmlns:officeooo="http://openoffice.org/2009/office" officeooo:rsid="006df6b3"/>
    </style:style>
    <style:style style:name="T3" style:family="text">
      <style:text-properties style:text-overline-style="none" style:text-overline-color="font-color"/>
    </style:style>
    <style:style style:name="T4" style:family="text">
      <style:text-properties xmlns:officeooo="http://openoffice.org/2009/office" officeooo:rsid="006d0d52" style:text-overline-style="none" style:text-overline-color="font-color"/>
    </style:style>
    <style:style style:name="T5" style:family="text">
      <style:text-properties fo:font-weight="normal" style:font-weight-asian="normal" style:font-weight-complex="normal"/>
    </style:style>
    <style:style style:name="T6" style:family="text">
      <style:text-properties xmlns:officeooo="http://openoffice.org/2009/office" fo:font-weight="normal" officeooo:rsid="00780269" style:font-weight-asian="normal" style:font-weight-complex="normal"/>
    </style:style>
    <style:style style:name="T7" style:family="text">
      <style:text-properties fo:font-weight="normal" style:font-weight-asian="normal" style:font-weight-complex="normal" style:text-overline-style="none" style:text-overline-color="font-color"/>
    </style:style>
    <style:style style:name="T8" style:family="text">
      <style:text-properties fo:color="#a6a6a6" loext:opacity="100%"/>
    </style:style>
    <style:style style:name="T9" style:family="text">
      <style:text-properties fo:font-size="8pt" fo:font-weight="normal"/>
    </style:style>
    <style:style style:name="T10" style:family="text">
      <style:text-properties fo:font-style="normal" style:font-style-asian="normal" style:font-style-complex="normal"/>
    </style:style>
    <style:style style:name="T11" style:family="text">
      <style:text-properties fo:font-style="normal" style:font-style-asian="normal" style:font-style-complex="normal" style:text-overline-style="none" style:text-overline-color="font-color"/>
    </style:style>
    <style:style style:name="T12" style:family="text">
      <style:text-properties fo:font-size="7pt" fo:font-style="normal"/>
    </style:style>
    <style:style style:name="T13" style:family="text">
      <style:text-properties xmlns:officeooo="http://openoffice.org/2009/office" officeooo:rsid="0068f2c0"/>
    </style:style>
    <style:style style:name="T14" style:family="text">
      <style:text-properties xmlns:officeooo="http://openoffice.org/2009/office" officeooo:rsid="006d0d52"/>
    </style:style>
    <style:style style:name="T15" style:family="text">
      <style:text-properties xmlns:officeooo="http://openoffice.org/2009/office" officeooo:rsid="007a673d"/>
    </style:style>
    <style:style style:name="T16" style:family="text">
      <style:text-properties xmlns:officeooo="http://openoffice.org/2009/office" officeooo:rsid="007b0e03"/>
    </style:style>
    <style:style style:name="T17" style:family="text">
      <style:text-properties xmlns:officeooo="http://openoffice.org/2009/office" officeooo:rsid="007d8828"/>
    </style:style>
    <style:style style:name="T18" style:family="text">
      <style:text-properties xmlns:officeooo="http://openoffice.org/2009/office" officeooo:rsid="007e8e1f"/>
    </style:style>
    <style:style style:name="T19" style:family="text">
      <style:text-properties style:font-weight-asian="bold" style:font-weight-complex="bold"/>
    </style:style>
    <style:style style:name="T20" style:family="text">
      <style:text-properties xmlns:officeooo="http://openoffice.org/2009/office" officeooo:rsid="008a5106"/>
    </style:style>
    <style:style style:name="T21" style:family="text">
      <style:text-properties xmlns:officeooo="http://openoffice.org/2009/office" officeooo:rsid="0088ae94"/>
    </style:style>
    <style:style style:name="T22" style:family="text">
      <style:text-properties style:font-name="Arial" fo:font-size="9pt"/>
    </style:style>
    <style:style style:name="T23" style:family="text">
      <style:text-properties style:font-name="Arial" fo:font-size="9pt" fo:font-style="normal" style:font-style-asian="normal" style:font-style-complex="normal"/>
    </style:style>
    <style:style style:name="T24" style:family="text">
      <style:text-properties xmlns:officeooo="http://openoffice.org/2009/office" style:font-name="Arial" fo:font-size="9pt" officeooo:rsid="00f0e33e"/>
    </style:style>
    <style:style style:name="T25" style:family="text">
      <style:text-properties style:font-name="Arial" fo:font-size="11pt" fo:font-style="normal" fo:font-weight="bold" style:font-style-asian="normal" style:font-weight-asian="bold" style:font-style-complex="normal" style:font-weight-complex="bold"/>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font-weight-complex="bold"/>
    </style:style>
    <style:style style:name="T28" style:family="text">
      <style:text-properties xmlns:officeooo="http://openoffice.org/2009/office" officeooo:rsid="007e7f6c"/>
    </style:style>
    <style:style style:name="T29" style:family="text">
      <style:text-properties xmlns:officeooo="http://openoffice.org/2009/office" officeooo:rsid="0092a97c"/>
    </style:style>
    <style:style style:name="T30" style:family="text">
      <style:text-properties fo:font-style="italic" fo:font-weight="normal" style:font-style-asian="italic" style:font-weight-asian="normal" style:font-style-complex="italic" style:font-weight-complex="normal" style:text-overline-style="none" style:text-overline-color="font-color"/>
    </style:style>
    <style:style style:name="T31" style:family="text">
      <style:text-properties fo:font-style="italic" style:font-style-asian="italic" style:font-style-complex="italic"/>
    </style:style>
    <style:style style:name="T32" style:family="text">
      <style:text-properties fo:font-style="italic" style:font-style-asian="italic" style:font-name-complex="RijksoverheidSansText" style:font-style-complex="italic"/>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xmlns:officeooo="http://openoffice.org/2009/office" officeooo:rsid="0094941e"/>
    </style:style>
    <style:style style:name="T35" style:family="text">
      <style:text-properties fo:color="#000000" loext:opacity="100%" fo:font-style="italic" style:font-name-asian="Calibri" style:font-style-asian="italic" style:font-size-complex="9pt" style:font-style-complex="italic"/>
    </style:style>
    <style:style style:name="T36" style:family="text">
      <style:text-properties fo:color="#000000" loext:opacity="100%" fo:font-style="italic" fo:font-weight="bold" style:font-name-asian="Calibri" style:font-style-asian="italic" style:font-weight-asian="bold" style:font-size-complex="9pt"/>
    </style:style>
    <style:style style:name="T37" style:family="text">
      <style:text-properties fo:color="#000000" loext:opacity="100%" style:font-name-asian="Calibri" style:font-style-asian="italic" style:font-weight-asian="bold" style:font-size-complex="9pt"/>
    </style:style>
    <style:style style:name="T38" style:family="text">
      <style:text-properties fo:color="#000000" loext:opacity="100%" style:font-name="Arial" fo:font-size="9pt" style:font-name-asian="Calibri" style:font-style-asian="italic" style:font-size-complex="9pt" style:font-style-complex="italic"/>
    </style:style>
    <style:style style:name="T39" style:family="text">
      <style:text-properties fo:color="#000000" loext:opacity="100%" style:font-name="Arial" fo:font-size="9pt" style:font-name-asian="Calibri" style:font-style-asian="italic" style:font-size-complex="9pt" style:font-style-complex="italic" style:text-overline-style="none" style:text-overline-color="font-color"/>
    </style:style>
    <style:style style:name="T40" style:family="text">
      <style:text-properties fo:color="#000000" loext:opacity="100%" style:font-name="Arial" fo:font-size="9pt" fo:font-style="normal" style:font-name-asian="Calibri" style:font-style-asian="normal" style:font-size-complex="9pt" style:font-style-complex="normal"/>
    </style:style>
    <style:style style:name="T41" style:family="text">
      <style:text-properties xmlns:officeooo="http://openoffice.org/2009/office" officeooo:rsid="00e6b967"/>
    </style:style>
    <style:style style:name="T42" style:family="text">
      <style:text-properties fo:font-size="10pt" style:font-size-asian="10pt" style:font-size-complex="10pt"/>
    </style:style>
    <style:style style:name="T43" style:family="text">
      <style:text-properties xmlns:officeooo="http://openoffice.org/2009/office" officeooo:rsid="00ea855c"/>
    </style:style>
    <style:style style:name="T44" style:family="text">
      <style:text-properties xmlns:officeooo="http://openoffice.org/2009/office" officeooo:rsid="00eaca87"/>
    </style:style>
    <style:style style:name="T45" style:family="text">
      <style:text-properties fo:font-size="9pt" style:font-size-asian="9pt" style:font-size-complex="9pt"/>
    </style:style>
    <style:style style:name="T46" style:family="text">
      <style:text-properties fo:font-size="9pt" fo:font-weight="bold" style:font-size-asian="9pt" style:font-weight-asian="bold" style:font-size-complex="9pt" style:font-weight-complex="bold"/>
    </style:style>
    <style:style style:name="T47" style:family="text">
      <style:text-properties fo:font-size="9pt" fo:font-style="normal" fo:font-weight="bold" style:font-size-asian="9pt" style:font-style-asian="normal" style:font-weight-asian="bold" style:font-size-complex="9pt" style:font-style-complex="normal" style:font-weight-complex="bold"/>
    </style:style>
    <style:style style:name="T48" style:family="text">
      <style:text-properties fo:font-size="9pt" fo:font-style="normal" style:font-size-asian="9pt" style:font-style-asian="normal" style:font-size-complex="9pt" style:font-style-complex="normal"/>
    </style:style>
    <style:style style:name="T49" style:family="text">
      <style:text-properties fo:font-size="9pt" fo:font-style="normal" fo:font-weight="normal" style:font-size-asian="9pt" style:font-style-asian="normal" style:font-weight-asian="normal" style:font-size-complex="9pt" style:font-style-complex="normal" style:font-weight-complex="normal"/>
    </style:style>
    <style:style style:name="T50" style:family="text">
      <style:text-properties fo:font-size="9pt" fo:font-weight="normal" style:font-size-asian="9pt" style:font-weight-asian="normal" style:font-size-complex="9pt" style:font-weight-complex="normal"/>
    </style:style>
    <style:style style:name="T51" style:family="text">
      <style:text-properties fo:font-size="9pt" fo:font-style="italic" fo:font-weight="normal" style:font-size-asian="9pt" style:font-style-asian="italic" style:font-weight-asian="normal" style:font-size-complex="9pt" style:font-style-complex="italic" style:font-weight-complex="normal"/>
    </style:style>
    <style:style style:name="T52" style:family="text"/>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afa" style:editable="false">
        <style:columns fo:column-count="1" fo:column-gap="0cm"/>
        <style:background-image/>
      </style:section-properties>
    </style:style>
    <style:style style:name="_0Mdp1" style:family="drawing-page">
      <style:drawing-page-properties draw:background-size="ful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 N<text:span text:style-name="T13">a</text:span> <text:span text:style-name="T13">31</text:span>‑1</text:p>
      <text:h text:style-name="P93" text:outline-level="1" text:is-list-header="true">Proces‑verbaal van een <text:span text:style-name="T4"><text:span text:description="if (gebietMitListen.customData.isOpenbaarLichaam) {'stembureau voor het openbaar lichaam';} else {'gemeentelijk stembureau';}">gemeentelijk stembureau</text:span></text:span><text:span text:style-name="T4"><text:s/>(</text:span>decentrale stemopneming)</text:h>
      <text:p text:style-name="Standard"><text:span text:style-name="T29">D</text:span>e verkiezing van de leden van <text:span text:description="if (wahlartKennzeichen== 'TK' || wahlartKennzeichen=='PS' || wahlartKennzeichen=='GR') {'de';} else {'het';}">het</text:span><text:s/><text:span text:style-name="Strong_20_Emphasis"><text:span text:description="if (wahlartKennzeichen== 'TK' || wahlartKennzeichen=='PS' || wahlartKennzeichen=='GR') {parameter_zuWaehlendesGremium.substring(3)} else {parameter_zuWaehlendesGremium.substring(4)}">Europees Parlement</text:span></text:span><text:span text:description="customDataErgebnisDaten.gewaehltesGremiumVon "/><text:s/><text:span text:style-name="Strong_20_Emphasis"><text:span text:description="if (wahlartKennzeichen== 'AB' ||wahlartKennzeichen== 'ER' || wahlartKennzeichen=='PS' || wahlartKennzeichen=='GR') {customDataErgebnisDaten.wahlgebiet.name}"/></text:span></text:p>
      <table:table table:name="HiddenLayoutTable" table:style-name="HiddenLayoutTable">
        <table:table-column table:style-name="HiddenLayoutTable.A"/>
        <table:table-column table:style-name="HiddenLayoutTable.B"/>
        <table:table-row table:style-name="HiddenLayoutTable.1">
          <table:table-cell table:style-name="HiddenLayoutTable.A1" office:value-type="string">
            <text:p text:style-name="Standard"><text:span text:style-name="T34">op</text:span> </text:p>
          </table:table-cell>
          <table:table-cell table:style-name="HiddenLayoutTable.A1" office:value-type="string">
            <text:p text:style-name="P82"><text:span text:style-name="Strong_20_Emphasis"><text:span text:description="wahlterminLangFormat">6 juni 2024</text:span></text:span></text:p>
          </table:table-cell>
        </table:table-row>
        <table:table-row table:style-name="HiddenLayoutTable.1">
          <table:table-cell table:style-name="HiddenLayoutTable.A1" office:value-type="string">
            <text:p text:style-name="Standard"><text:span text:description="if (gebietMitListen.customData.isOpenbaarLichaam) {'Openbaar lichaam';} else if (wahlartKennzeichen=='BC') {if (gebietMitListen.get('name')=='Weesp') {'Stadsgebied'} else {'Stadsdeel'}} else {'Gemeente';}">Gemeente</text:span><text:s/></text:p>
          </table:table-cell>
          <table:table-cell table:style-name="HiddenLayoutTable.A1" office:value-type="string">
            <text:p text:style-name="Standard"><text:span text:style-name="Strong_20_Emphasis"><text:span text:description="gebietMitListen.get('name')">Hof van Twente</text:span></text:span></text:p>
          </table:table-cell>
        </table:table-row>
        <table:table-row table:style-name="HiddenLayoutTable.1">
          <table:table-cell table:style-name="HiddenLayoutTable.A1" office:value-type="string">
            <text:p text:style-name="Standard">Kieskring </text:p>
          </table:table-cell>
          <table:table-cell table:style-name="HiddenLayoutTable.A1" office:value-type="string">
            <text:p text:style-name="Standard"><text:span text:style-name="Strong_20_Emphasis"><text:span text:description="parameter_wahlkreisName">Zwolle</text:span></text:span></text:p>
          </table:table-cell>
        </table:table-row>
      </table:table>
      <text:p text:style-name="P74"/>
      <text:p text:style-name="P88">Waarom dit proces-verbaal?</text:p>
      <text:p text:style-name="P75"/>
      <text:p text:style-name="P89"><text:bookmark-start text:name="_Hlk145428452"/>Dit document geeft een verslag van de werkzaamheden van <text:span text:style-name="T3"><text:span text:description="if (gebietMitListen.customData.isOpenbaarLichaam) {'het stembureau voor het openbaar lichaam';} else {'een gemeentelijk stembureau';}">een gemeentelijk stembureau</text:span></text:span>. Het<text:span text:style-name="Emphasis"><text:span text:style-name="T10"> </text:span></text:span><text:span text:style-name="Emphasis"><text:span text:style-name="T11"><text:span text:description="if (gebietMitListen.customData.isOpenbaarLichaam) {'stembureau voor het openbaar lichaam';} else {'gemeentelijk stembureau';}">gemeentelijk stembureau</text:span></text:span></text:span><text:span text:style-name="Emphasis"><text:span text:style-name="T10"><text:s/></text:span></text:span>controleert de processen-verbaal van de stembureaus in <text:span text:style-name="Emphasis"><text:span text:style-name="T40"><text:span text:description="if (gebietMitListen.customData.isOpenbaarLichaam) {'het openbaar lichaam';} else if (wahlartKennzeichen=='BC') {if (gebietMitListen.get('name')=='Weesp') {'het stadsgebied'} else {'het stadsdeel'}} else {'de gemeente';}">de gemeente</text:span></text:span></text:span><text:span text:style-name="T10">.</text:span> Als daar fouten in staan, worden die verbeterd. Deze correcties worden genoteerd in een corrigendum, dat bij het proces-verbaal van een stembureau wordt gevoegd. Vervolgens noteert het <text:span text:style-name="Emphasis"><text:span text:style-name="T11"><text:span text:description="if (gebietMitListen.customData.isOpenbaarLichaam) {'stembureau voor het openbaar lichaam';} else {'gemeentelijk stembureau';}">gemeentelijk stembureau</text:span></text:span></text:span><text:s/>in het eigen proces-verbaal staan het totaal aantal toegelaten kiezers en uitgebrachte stemmen per lijst en per kandidaat in<text:span text:style-name="T22"> </text:span><text:span text:style-name="Emphasis"><text:span text:style-name="T23"><text:span text:description="if (gebietMitListen.customData.isOpenbaarLichaam) {'het openbaar lichaam';} else if (wahlartKennzeichen=='BC') {if (gebietMitListen.get('name')=='Weesp') {'het stadsgebied'} else {'het stadsdeel'}} else {'de gemeente';}">de gemeente</text:span></text:span></text:span><text:span text:style-name="T22">.</text:span></text:p>
      <text:p text:style-name="P74"/>
      <text:p text:style-name="P76">Wie vult dit proces-verbaal in?</text:p>
      <text:p text:style-name="P74"/>
      <text:p text:style-name="P89">Het <text:span text:style-name="T3"><text:span text:description="if (gebietMitListen.customData.isOpenbaarLichaam) {'stembureau voor het openbaar lichaam';} else {'gemeentelijk stembureau';}">gemeentelijk stembureau</text:span></text:span><text:s/>vult dit proces-verbaal in. Alle leden die aanwezig zijn aan het einde van de zitting ondertekenen dit document.</text:p>
      <text:p text:style-name="P74"/>
      <text:p text:style-name="Standard"/>
      <table:table table:name="CorrigendumBox" table:style-name="CorrigendumBox">
        <table:table-column table:style-name="CorrigendumBox.A"/>
        <table:table-row table:style-name="CorrigendumBox.1">
          <table:table-cell table:style-name="CorrigendumBox.A1" office:value-type="string">
            <text:p text:style-name="P83"><text:span text:style-name="Strong_20_Emphasis"><text:span text:style-name="T27">Controles </text:span></text:span><text:span text:style-name="T27">in opdracht van het centraal stembureau</text:span></text:p>
            <text:p text:style-name="Standard"><text:span text:style-name="Strong_20_Emphasis"/></text:p>
            <text:p text:style-name="P84"><text:span text:style-name="Strong_20_Emphasis"><text:span text:style-name="T26">Let op! </text:span></text:span><text:span text:style-name="T27">Dit controlevak wordt ingevuld </text:span><text:span text:style-name="Strong_20_Emphasis"><text:span text:style-name="T26">door het </text:span></text:span><text:span text:style-name="Strong_20_Emphasis"><text:span text:style-name="T26"><text:span text:description="if (gebietMitListen.customData.isOpenbaarLichaam) {'stembureau voor het openbaar lichaam';} else {'gemeentelijk stembureau';}">gemeentelijk stembureau</text:span></text:span></text:span><text:span text:style-name="Strong_20_Emphasis"><text:span text:style-name="T26">, indien van toepassing.</text:span></text:span></text:p>
            <text:p text:style-name="Standard"/>
            <text:list xml:id="list1418878523" text:style-name="List_20_3">
              <text:list-item>
                <text:p text:style-name="P90">In opdracht van het centraal stembureau heeft het <text:span text:description="if (gebietMitListen.customData.isOpenbaarLichaam) {'stembureau voor het openbaar lichaam';} else {'gemeentelijk stembureau';}">gemeentelijk stembureau</text:span><text:s/>de in dit proces‑verbaal opgenomen aantallen (opnieuw) onderzocht. Deze blijken niet allemaal juist te zijn. Het <text:span text:description="if (gebietMitListen.customData.isOpenbaarLichaam) {'stembureau voor het openbaar lichaam';} else {'gemeentelijk stembureau';}">gemeentelijk stembureau</text:span><text:s/>heeft <text:span text:style-name="T29">in een nieuwe zitting</text:span> de juiste aantallen vastgesteld. Zie voor de correcties het corrigendum <text:span text:style-name="T41">dat </text:span>bij dit proces‑verbaal <text:span text:style-name="T41">is gevoegd</text:span>.<text:line-break/>Het corrigendum is vastgesteld op:<text:tab/><text:tab/>[__][__]-[__][__]-[__][__][__][__] (dd-mm-jjjj)</text:p>
                <text:p text:style-name="P108"/>
              </text:list-item>
              <text:list-item>
                <text:p text:style-name="P91"><text:span text:style-name="T26">I</text:span><text:span text:style-name="T42">n opdracht van het centraal stembureau heeft het </text:span><text:span text:style-name="T42"><text:span text:description="if (gebietMitListen.customData.isOpenbaarLichaam) {'stembureau voor het openbaar lichaam';} else {'gemeentelijk stembureau';}">gemeentelijk stembureau</text:span></text:span><text:span text:style-name="T42"><text:s/>de in dit proces-verbaal opgenomen aantallen (opnieuw) onderzocht. Dit heeft niet geleid tot wijzigingen.</text:span></text:p>
                <text:p text:style-name="P92"><text:span text:style-name="Emphasis"/></text:p>
              </text:list-item>
            </text:list>
          </table:table-cell>
        </table:table-row>
      </table:table>
      <text:list xml:id="list3388226397" text:style-name="Numbering_20_123">
        <text:list-item>
          <text:h text:style-name="P96" text:outline-level="2"><text:span text:style-name="T13">Zitting </text:span>en aantal kiesgerechtigden</text:h>
        </text:list-item>
      </text:list>
      <text:p text:style-name="P48">Het betreft de openbare zitting van het <text:span text:style-name="T3"><text:span text:description="if (gebietMitListen.customData.isOpenbaarLichaam) {'stembureau voor het openbaar lichaam';} else {'gemeentelijk stembureau';}">gemeentelijk stembureau</text:span></text:span><text:span text:description="if (gebietMitListen.customData.isOpenbaarLichaam) {'';} else if (wahlartKennzeichen=='BC') {if (gebietMitListen.get('name')=='Weesp') {' in Stadsgebied'} else {' in Stadsdeel'}} else {' in de gemeente';}"> in de gemeente</text:span><text:span text:style-name="Strong_20_Emphasis"><text:s/></text:span><text:span text:style-name="Strong_20_Emphasis"><text:span text:description="gebietMitListen.get('name')">Hof van Twente</text:span></text:span>.</text:p>
      <text:p text:style-name="P48"/>
      <text:p text:style-name="P47">Kieskring <text:span text:style-name="Strong_20_Emphasis"><text:span text:description="parameter_wahlkreisName">Zwolle</text:span></text:span>.</text:p>
      <text:p text:style-name="P56"><text:span text:style-name="Bold_20_Underline"/></text:p>
      <text:p text:style-name="P59">Datum en tijdstip aanvang zitting <text:span text:style-name="Strong_20_Emphasis"><text:span text:description="customDataErgebnisDaten.wahlausschusssitzungBeginnFormattedDatum">6 juni 2024</text:span></text:span><text:span text:style-name="Strong_20_Emphasis"><text:s/></text:span><text:span text:style-name="Strong_20_Emphasis"><text:span text:description="customDataErgebnisDaten.wahlausschusssitzungBeginnFormattedZeit">10:00</text:span></text:span><text:span text:style-name="Strong_20_Emphasis"><text:s/></text:span><text:span text:style-name="Strong_20_Emphasis"><text:span text:style-name="T20">uur</text:span></text:span><text:span text:style-name="T20">.</text:span></text:p>
      <text:p text:style-name="P59"/>
      <text:p text:style-name="P73"><text:span text:style-name="T43">A</text:span>antal kiesgerechtigden in <text:span text:description="if (gebietMitListen.customData.isOpenbaarLichaam) {'het openbaar lichaam';} else if (wahlartKennzeichen=='BC') {if (gebietMitListen.get('name')=='Weesp') {'het stadsgebied'} else {'het stadsdeel'}} else {'de gemeente';}">de gemeente</text:span><text:s/><text:span text:style-name="Strong_20_Emphasis"><text:span text:description="customDataErgebnisDaten.getAnzahlWahlberechtigteGesamtByGebietNurGesamtGemeinde(gebietMitListen)">180000</text:span></text:span>.</text:p>
      <text:list xml:id="list193515454325401" text:continue-numbering="true" text:style-name="Numbering_20_123">
        <text:list-item>
          <text:h text:style-name="P100" text:outline-level="2"><text:span text:style-name="T14">Aanwezigheid leden </text:span><text:span text:style-name="T4"><text:span text:description="if (gebietMitListen.customData.isOpenbaarLichaam) {'stembureau voor het openbaar lichaam';} else {'gemeentelijk stembureau';}">gemeentelijk stembureau</text:span></text:span></text:h>
        </text:list-item>
      </text:list>
      <text:p text:style-name="Standard"/>
      <text:p text:style-name="Standard"><text:span text:style-name="Emphasis">Houd per lid van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de tijden bij waarop het lid aanwezig was. Indien er meerdere zittingslocaties waren, vermeld dan per lid de locatie.</text:span></text:p>
      <text:p text:style-name="Standard"/>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column table:style-name="Tabelle9.F" table:number-columns-repeated="2"/>
        <table:table-column table:style-name="Tabelle9.E"/>
        <table:table-column table:style-name="Tabelle9.G"/>
        <table:table-column table:style-name="Tabelle9.F" table:number-columns-repeated="2"/>
        <table:table-column table:style-name="Tabelle9.N"/>
        <table:table-row table:style-name="Tabelle9.1">
          <table:table-cell table:style-name="Tabelle9.A1" office:value-type="string">
            <text:p text:style-name="P68">Voorletters</text:p>
          </table:table-cell>
          <table:table-cell table:style-name="Tabelle9.A1" office:value-type="string">
            <text:p text:style-name="Table_20_Heading"/>
          </table:table-cell>
          <table:table-cell table:style-name="Tabelle9.A1" table:number-columns-spanned="2" office:value-type="string">
            <text:p text:style-name="P69">Achternaam leden <text:span text:style-name="T3"><text:span text:description="if (gebietMitListen.customData.isOpenbaarLichaam) {'stembureau voor het openbaar lichaam';} else {'gemeentelijk stembureau';}">gemeentelijk stembureau</text:span></text:span></text:p>
          </table:table-cell>
          <table:covered-table-cell/>
          <table:table-cell table:style-name="Tabelle9.A1" office:value-type="string">
            <text:p text:style-name="Table_20_Heading"/>
          </table:table-cell>
          <table:table-cell table:style-name="Tabelle9.A1" table:number-columns-spanned="9" office:value-type="string">
            <text:p text:style-name="Table_20_Heading">Aanwezig (van - tot)</text:p>
          </table: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 table:number-rows-spanned="3" office:value-type="string">
            <text:p text:style-name="Standard"/>
          </table:table-cell>
          <table:table-cell table:style-name="Tabelle9.C2" table:number-rows-spanned="3" office:value-type="string">
            <text:p text:style-name="P65">Achternaam:</text:p>
            <text:p text:style-name="P65"/>
            <text:p text:style-name="P65">Locatie:</text:p>
          </table:table-cell>
          <table:table-cell table:style-name="Tabelle9.D2" table:number-rows-spanned="3" office:value-type="string">
            <text:p text:style-name="P65"/>
          </table:table-cell>
          <table:table-cell table:style-name="Tabelle9.E2" table:number-rows-spanned="3" office:value-type="string">
            <text:p text:style-name="Standard"/>
          </table:table-cell>
          <table:table-cell table:style-name="Tabelle9.F2" office:value-type="string">
            <text:p text:style-name="Standard"/>
          </table:table-cell>
          <table:table-cell table:style-name="Tabelle9.G2" office:value-type="string">
            <text:p text:style-name="Standard"/>
          </table:table-cell>
          <table:table-cell table:style-name="Tabelle9.H2" office:value-type="string">
            <text:p text:style-name="Standard"/>
          </table:table-cell>
          <table:table-cell table:style-name="Tabelle9.I2" office:value-type="string">
            <text:p text:style-name="Standard"/>
          </table:table-cell>
          <table:table-cell table:style-name="Tabelle9.J2" office:value-type="string">
            <text:p text:style-name="P30">-</text:p>
          </table:table-cell>
          <table:table-cell table:style-name="Tabelle9.K2" office:value-type="string">
            <text:p text:style-name="Standard"/>
          </table:table-cell>
          <table:table-cell table:style-name="Tabelle9.L2" office:value-type="string">
            <text:p text:style-name="Standard"/>
          </table:table-cell>
          <table:table-cell table:style-name="Tabelle9.M2" office:value-type="string">
            <text:p text:style-name="Standard"/>
          </table:table-cell>
          <table:table-cell table:style-name="Tabelle9.N2" office:value-type="string">
            <text:p text:style-name="Standard"/>
          </table:table-cell>
        </table:table-row>
        <table:table-row table:style-name="Tabelle9.3">
          <table:covered-table-cell table:style-name="Tabelle9.A2"/>
          <table:covered-table-cell table:style-name="Tabelle9.B2"/>
          <table:covered-table-cell table:style-name="Tabelle9.C2"/>
          <table:covered-table-cell table:style-name="Tabelle9.D2"/>
          <table:covered-table-cell table:style-name="Tabelle9.E2"/>
          <table:table-cell table:style-name="Tabelle9.F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
          <table:covered-table-cell table:style-name="Tabelle9.C2"/>
          <table:covered-table-cell table:style-name="Tabelle9.D2"/>
          <table:covered-table-cell table:style-name="Tabelle9.E2"/>
          <table:table-cell table:style-name="Tabelle9.F4" office:value-type="string">
            <text:p text:style-name="Standard"/>
          </table:table-cell>
          <table:table-cell table:style-name="Tabelle9.G4" office:value-type="string">
            <text:p text:style-name="Standard"/>
          </table:table-cell>
          <table:table-cell table:style-name="Tabelle9.H4" office:value-type="string">
            <text:p text:style-name="Standard"/>
          </table:table-cell>
          <table:table-cell table:style-name="Tabelle9.I4" office:value-type="string">
            <text:p text:style-name="Standard"/>
          </table:table-cell>
          <table:table-cell table:style-name="Tabelle9.J2" office:value-type="string">
            <text:p text:style-name="P30">-</text:p>
          </table:table-cell>
          <table:table-cell table:style-name="Tabelle9.K4" office:value-type="string">
            <text:p text:style-name="Standard"/>
          </table:table-cell>
          <table:table-cell table:style-name="Tabelle9.L4" office:value-type="string">
            <text:p text:style-name="Standard"/>
          </table:table-cell>
          <table:table-cell table:style-name="Tabelle9.M4" office:value-type="string">
            <text:p text:style-name="Standard"/>
          </table:table-cell>
          <table:table-cell table:style-name="Tabelle9.N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6" table:number-rows-spanned="3" office:value-type="string">
            <text:p text:style-name="Standard"/>
          </table:table-cell>
          <table:table-cell table:style-name="Tabelle9.C6" table:number-rows-spanned="3" office:value-type="string">
            <text:p text:style-name="P65">Achternaam:</text:p>
            <text:p text:style-name="P65"/>
            <text:p text:style-name="P65">Locatie:</text:p>
          </table:table-cell>
          <table:table-cell table:style-name="Tabelle9.D6" table:number-rows-spanned="3" office:value-type="string">
            <text:p text:style-name="P65"/>
          </table:table-cell>
          <table:table-cell table:style-name="Tabelle9.E6" table:number-rows-spanned="3" office:value-type="string">
            <text:p text:style-name="Standard"/>
          </table:table-cell>
          <table:table-cell table:style-name="Tabelle9.F6" office:value-type="string">
            <text:p text:style-name="Standard"/>
          </table:table-cell>
          <table:table-cell table:style-name="Tabelle9.G6" office:value-type="string">
            <text:p text:style-name="Standard"/>
          </table:table-cell>
          <table:table-cell table:style-name="Tabelle9.H6" office:value-type="string">
            <text:p text:style-name="Standard"/>
          </table:table-cell>
          <table:table-cell table:style-name="Tabelle9.I6" office:value-type="string">
            <text:p text:style-name="Standard"/>
          </table:table-cell>
          <table:table-cell table:style-name="Tabelle9.J2" office:value-type="string">
            <text:p text:style-name="P30">-</text:p>
          </table:table-cell>
          <table:table-cell table:style-name="Tabelle9.K6" office:value-type="string">
            <text:p text:style-name="Standard"/>
          </table:table-cell>
          <table:table-cell table:style-name="Tabelle9.L6" office:value-type="string">
            <text:p text:style-name="Standard"/>
          </table:table-cell>
          <table:table-cell table:style-name="Tabelle9.M6" office:value-type="string">
            <text:p text:style-name="Standard"/>
          </table:table-cell>
          <table:table-cell table:style-name="Tabelle9.N6" office:value-type="string">
            <text:p text:style-name="Standard"/>
          </table:table-cell>
        </table:table-row>
        <table:table-row table:style-name="Tabelle9.3">
          <table:covered-table-cell table:style-name="Tabelle9.A2"/>
          <table:covered-table-cell table:style-name="Tabelle9.B6"/>
          <table:covered-table-cell table:style-name="Tabelle9.C6"/>
          <table:covered-table-cell table:style-name="Tabelle9.D6"/>
          <table:covered-table-cell table:style-name="Tabelle9.E6"/>
          <table:table-cell table:style-name="Tabelle9.F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6"/>
          <table:covered-table-cell table:style-name="Tabelle9.C6"/>
          <table:covered-table-cell table:style-name="Tabelle9.D6"/>
          <table:covered-table-cell table:style-name="Tabelle9.E6"/>
          <table:table-cell table:style-name="Tabelle9.F8" office:value-type="string">
            <text:p text:style-name="Standard"/>
          </table:table-cell>
          <table:table-cell table:style-name="Tabelle9.G8" office:value-type="string">
            <text:p text:style-name="Standard"/>
          </table:table-cell>
          <table:table-cell table:style-name="Tabelle9.H8" office:value-type="string">
            <text:p text:style-name="Standard"/>
          </table:table-cell>
          <table:table-cell table:style-name="Tabelle9.I8" office:value-type="string">
            <text:p text:style-name="Standard"/>
          </table:table-cell>
          <table:table-cell table:style-name="Tabelle9.J2" office:value-type="string">
            <text:p text:style-name="P30">-</text:p>
          </table:table-cell>
          <table:table-cell table:style-name="Tabelle9.K8" office:value-type="string">
            <text:p text:style-name="Standard"/>
          </table:table-cell>
          <table:table-cell table:style-name="Tabelle9.L8" office:value-type="string">
            <text:p text:style-name="Standard"/>
          </table:table-cell>
          <table:table-cell table:style-name="Tabelle9.M8" office:value-type="string">
            <text:p text:style-name="Standard"/>
          </table:table-cell>
          <table:table-cell table:style-name="Tabelle9.N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0" table:number-rows-spanned="3" office:value-type="string">
            <text:p text:style-name="Standard"/>
          </table:table-cell>
          <table:table-cell table:style-name="Tabelle9.C10" table:number-rows-spanned="3" office:value-type="string">
            <text:p text:style-name="P65">Achternaam:</text:p>
            <text:p text:style-name="P65"/>
            <text:p text:style-name="P65">Locatie:</text:p>
          </table:table-cell>
          <table:table-cell table:style-name="Tabelle9.D10" table:number-rows-spanned="3" office:value-type="string">
            <text:p text:style-name="P65"/>
          </table:table-cell>
          <table:table-cell table:style-name="Tabelle9.E10" table:number-rows-spanned="3" office:value-type="string">
            <text:p text:style-name="Standard"/>
          </table:table-cell>
          <table:table-cell table:style-name="Tabelle9.F10" office:value-type="string">
            <text:p text:style-name="Standard"/>
          </table:table-cell>
          <table:table-cell table:style-name="Tabelle9.G10" office:value-type="string">
            <text:p text:style-name="Standard"/>
          </table:table-cell>
          <table:table-cell table:style-name="Tabelle9.H10" office:value-type="string">
            <text:p text:style-name="Standard"/>
          </table:table-cell>
          <table:table-cell table:style-name="Tabelle9.I10" office:value-type="string">
            <text:p text:style-name="Standard"/>
          </table:table-cell>
          <table:table-cell table:style-name="Tabelle9.J2" office:value-type="string">
            <text:p text:style-name="P30">-</text:p>
          </table:table-cell>
          <table:table-cell table:style-name="Tabelle9.K10" office:value-type="string">
            <text:p text:style-name="Standard"/>
          </table:table-cell>
          <table:table-cell table:style-name="Tabelle9.L10" office:value-type="string">
            <text:p text:style-name="Standard"/>
          </table:table-cell>
          <table:table-cell table:style-name="Tabelle9.M10" office:value-type="string">
            <text:p text:style-name="Standard"/>
          </table:table-cell>
          <table:table-cell table:style-name="Tabelle9.N10" office:value-type="string">
            <text:p text:style-name="Standard"/>
          </table:table-cell>
        </table:table-row>
        <table:table-row table:style-name="Tabelle9.3">
          <table:covered-table-cell table:style-name="Tabelle9.A2"/>
          <table:covered-table-cell table:style-name="Tabelle9.B10"/>
          <table:covered-table-cell table:style-name="Tabelle9.C10"/>
          <table:covered-table-cell table:style-name="Tabelle9.D10"/>
          <table:covered-table-cell table:style-name="Tabelle9.E10"/>
          <table:table-cell table:style-name="Tabelle9.F1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0"/>
          <table:covered-table-cell table:style-name="Tabelle9.C10"/>
          <table:covered-table-cell table:style-name="Tabelle9.D10"/>
          <table:covered-table-cell table:style-name="Tabelle9.E10"/>
          <table:table-cell table:style-name="Tabelle9.F12" office:value-type="string">
            <text:p text:style-name="Standard"/>
          </table:table-cell>
          <table:table-cell table:style-name="Tabelle9.G12" office:value-type="string">
            <text:p text:style-name="Standard"/>
          </table:table-cell>
          <table:table-cell table:style-name="Tabelle9.H12" office:value-type="string">
            <text:p text:style-name="Standard"/>
          </table:table-cell>
          <table:table-cell table:style-name="Tabelle9.I12" office:value-type="string">
            <text:p text:style-name="Standard"/>
          </table:table-cell>
          <table:table-cell table:style-name="Tabelle9.J2" office:value-type="string">
            <text:p text:style-name="P30">-</text:p>
          </table:table-cell>
          <table:table-cell table:style-name="Tabelle9.K12" office:value-type="string">
            <text:p text:style-name="Standard"/>
          </table:table-cell>
          <table:table-cell table:style-name="Tabelle9.L12" office:value-type="string">
            <text:p text:style-name="Standard"/>
          </table:table-cell>
          <table:table-cell table:style-name="Tabelle9.M12" office:value-type="string">
            <text:p text:style-name="Standard"/>
          </table:table-cell>
          <table:table-cell table:style-name="Tabelle9.N1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4" table:number-rows-spanned="3" office:value-type="string">
            <text:p text:style-name="Standard"/>
          </table:table-cell>
          <table:table-cell table:style-name="Tabelle9.C14" table:number-rows-spanned="3" office:value-type="string">
            <text:p text:style-name="P65">Achternaam:</text:p>
            <text:p text:style-name="P65"/>
            <text:p text:style-name="P65">Locatie:</text:p>
          </table:table-cell>
          <table:table-cell table:style-name="Tabelle9.D14" table:number-rows-spanned="3" office:value-type="string">
            <text:p text:style-name="P65"/>
          </table:table-cell>
          <table:table-cell table:style-name="Tabelle9.E14" table:number-rows-spanned="3" office:value-type="string">
            <text:p text:style-name="Standard"/>
          </table:table-cell>
          <table:table-cell table:style-name="Tabelle9.F14" office:value-type="string">
            <text:p text:style-name="Standard"/>
          </table:table-cell>
          <table:table-cell table:style-name="Tabelle9.G14" office:value-type="string">
            <text:p text:style-name="Standard"/>
          </table:table-cell>
          <table:table-cell table:style-name="Tabelle9.H14" office:value-type="string">
            <text:p text:style-name="Standard"/>
          </table:table-cell>
          <table:table-cell table:style-name="Tabelle9.I14" office:value-type="string">
            <text:p text:style-name="Standard"/>
          </table:table-cell>
          <table:table-cell table:style-name="Tabelle9.J2" office:value-type="string">
            <text:p text:style-name="P30">-</text:p>
          </table:table-cell>
          <table:table-cell table:style-name="Tabelle9.K14" office:value-type="string">
            <text:p text:style-name="Standard"/>
          </table:table-cell>
          <table:table-cell table:style-name="Tabelle9.L14" office:value-type="string">
            <text:p text:style-name="Standard"/>
          </table:table-cell>
          <table:table-cell table:style-name="Tabelle9.M14" office:value-type="string">
            <text:p text:style-name="Standard"/>
          </table:table-cell>
          <table:table-cell table:style-name="Tabelle9.N14" office:value-type="string">
            <text:p text:style-name="Standard"/>
          </table:table-cell>
        </table:table-row>
        <table:table-row table:style-name="Tabelle9.3">
          <table:covered-table-cell table:style-name="Tabelle9.A2"/>
          <table:covered-table-cell table:style-name="Tabelle9.B14"/>
          <table:covered-table-cell table:style-name="Tabelle9.C14"/>
          <table:covered-table-cell table:style-name="Tabelle9.D14"/>
          <table:covered-table-cell table:style-name="Tabelle9.E14"/>
          <table:table-cell table:style-name="Tabelle9.F15"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4"/>
          <table:covered-table-cell table:style-name="Tabelle9.C14"/>
          <table:covered-table-cell table:style-name="Tabelle9.D14"/>
          <table:covered-table-cell table:style-name="Tabelle9.E14"/>
          <table:table-cell table:style-name="Tabelle9.F16" office:value-type="string">
            <text:p text:style-name="Standard"/>
          </table:table-cell>
          <table:table-cell table:style-name="Tabelle9.G16" office:value-type="string">
            <text:p text:style-name="Standard"/>
          </table:table-cell>
          <table:table-cell table:style-name="Tabelle9.H16" office:value-type="string">
            <text:p text:style-name="Standard"/>
          </table:table-cell>
          <table:table-cell table:style-name="Tabelle9.I16" office:value-type="string">
            <text:p text:style-name="Standard"/>
          </table:table-cell>
          <table:table-cell table:style-name="Tabelle9.J2" office:value-type="string">
            <text:p text:style-name="P30">-</text:p>
          </table:table-cell>
          <table:table-cell table:style-name="Tabelle9.K16" office:value-type="string">
            <text:p text:style-name="Standard"/>
          </table:table-cell>
          <table:table-cell table:style-name="Tabelle9.L16" office:value-type="string">
            <text:p text:style-name="Standard"/>
          </table:table-cell>
          <table:table-cell table:style-name="Tabelle9.M16" office:value-type="string">
            <text:p text:style-name="Standard"/>
          </table:table-cell>
          <table:table-cell table:style-name="Tabelle9.N16"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8" table:number-rows-spanned="3" office:value-type="string">
            <text:p text:style-name="Standard"/>
          </table:table-cell>
          <table:table-cell table:style-name="Tabelle9.C18" table:number-rows-spanned="3" office:value-type="string">
            <text:p text:style-name="P65">Achternaam:</text:p>
            <text:p text:style-name="P65"/>
            <text:p text:style-name="P65">Locatie:</text:p>
          </table:table-cell>
          <table:table-cell table:style-name="Tabelle9.D18" table:number-rows-spanned="3" office:value-type="string">
            <text:p text:style-name="P65"/>
          </table:table-cell>
          <table:table-cell table:style-name="Tabelle9.E18" table:number-rows-spanned="3" office:value-type="string">
            <text:p text:style-name="Standard"/>
          </table:table-cell>
          <table:table-cell table:style-name="Tabelle9.F18" office:value-type="string">
            <text:p text:style-name="Standard"/>
          </table:table-cell>
          <table:table-cell table:style-name="Tabelle9.G18" office:value-type="string">
            <text:p text:style-name="Standard"/>
          </table:table-cell>
          <table:table-cell table:style-name="Tabelle9.H18" office:value-type="string">
            <text:p text:style-name="Standard"/>
          </table:table-cell>
          <table:table-cell table:style-name="Tabelle9.I18" office:value-type="string">
            <text:p text:style-name="Standard"/>
          </table:table-cell>
          <table:table-cell table:style-name="Tabelle9.J2" office:value-type="string">
            <text:p text:style-name="P30">-</text:p>
          </table:table-cell>
          <table:table-cell table:style-name="Tabelle9.K18" office:value-type="string">
            <text:p text:style-name="Standard"/>
          </table:table-cell>
          <table:table-cell table:style-name="Tabelle9.L18" office:value-type="string">
            <text:p text:style-name="Standard"/>
          </table:table-cell>
          <table:table-cell table:style-name="Tabelle9.M18" office:value-type="string">
            <text:p text:style-name="Standard"/>
          </table:table-cell>
          <table:table-cell table:style-name="Tabelle9.N18" office:value-type="string">
            <text:p text:style-name="Standard"/>
          </table:table-cell>
        </table:table-row>
        <table:table-row table:style-name="Tabelle9.3">
          <table:covered-table-cell table:style-name="Tabelle9.A2"/>
          <table:covered-table-cell table:style-name="Tabelle9.B18"/>
          <table:covered-table-cell table:style-name="Tabelle9.C18"/>
          <table:covered-table-cell table:style-name="Tabelle9.D18"/>
          <table:covered-table-cell table:style-name="Tabelle9.E18"/>
          <table:table-cell table:style-name="Tabelle9.F19"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8"/>
          <table:covered-table-cell table:style-name="Tabelle9.C18"/>
          <table:covered-table-cell table:style-name="Tabelle9.D18"/>
          <table:covered-table-cell table:style-name="Tabelle9.E18"/>
          <table:table-cell table:style-name="Tabelle9.F20" office:value-type="string">
            <text:p text:style-name="Standard"/>
          </table:table-cell>
          <table:table-cell table:style-name="Tabelle9.G20" office:value-type="string">
            <text:p text:style-name="Standard"/>
          </table:table-cell>
          <table:table-cell table:style-name="Tabelle9.H20" office:value-type="string">
            <text:p text:style-name="Standard"/>
          </table:table-cell>
          <table:table-cell table:style-name="Tabelle9.I20" office:value-type="string">
            <text:p text:style-name="Standard"/>
          </table:table-cell>
          <table:table-cell table:style-name="Tabelle9.J2" office:value-type="string">
            <text:p text:style-name="P30">-</text:p>
          </table:table-cell>
          <table:table-cell table:style-name="Tabelle9.K20" office:value-type="string">
            <text:p text:style-name="Standard"/>
          </table:table-cell>
          <table:table-cell table:style-name="Tabelle9.L20" office:value-type="string">
            <text:p text:style-name="Standard"/>
          </table:table-cell>
          <table:table-cell table:style-name="Tabelle9.M20" office:value-type="string">
            <text:p text:style-name="Standard"/>
          </table:table-cell>
          <table:table-cell table:style-name="Tabelle9.N20"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2" table:number-rows-spanned="3" office:value-type="string">
            <text:p text:style-name="Standard"/>
          </table:table-cell>
          <table:table-cell table:style-name="Tabelle9.C22" table:number-rows-spanned="3" office:value-type="string">
            <text:p text:style-name="P65">Achternaam:</text:p>
            <text:p text:style-name="P65"/>
            <text:p text:style-name="P65">Locatie:</text:p>
          </table:table-cell>
          <table:table-cell table:style-name="Tabelle9.D22" table:number-rows-spanned="3" office:value-type="string">
            <text:p text:style-name="P65"/>
          </table:table-cell>
          <table:table-cell table:style-name="Tabelle9.E22" table:number-rows-spanned="3" office:value-type="string">
            <text:p text:style-name="Standard"/>
          </table:table-cell>
          <table:table-cell table:style-name="Tabelle9.F22" office:value-type="string">
            <text:p text:style-name="Standard"/>
          </table:table-cell>
          <table:table-cell table:style-name="Tabelle9.G22" office:value-type="string">
            <text:p text:style-name="Standard"/>
          </table:table-cell>
          <table:table-cell table:style-name="Tabelle9.H22" office:value-type="string">
            <text:p text:style-name="Standard"/>
          </table:table-cell>
          <table:table-cell table:style-name="Tabelle9.I22" office:value-type="string">
            <text:p text:style-name="Standard"/>
          </table:table-cell>
          <table:table-cell table:style-name="Tabelle9.J2" office:value-type="string">
            <text:p text:style-name="P30">-</text:p>
          </table:table-cell>
          <table:table-cell table:style-name="Tabelle9.K22" office:value-type="string">
            <text:p text:style-name="Standard"/>
          </table:table-cell>
          <table:table-cell table:style-name="Tabelle9.L22" office:value-type="string">
            <text:p text:style-name="Standard"/>
          </table:table-cell>
          <table:table-cell table:style-name="Tabelle9.M22" office:value-type="string">
            <text:p text:style-name="Standard"/>
          </table:table-cell>
          <table:table-cell table:style-name="Tabelle9.N22" office:value-type="string">
            <text:p text:style-name="Standard"/>
          </table:table-cell>
        </table:table-row>
        <table:table-row table:style-name="Tabelle9.3">
          <table:covered-table-cell table:style-name="Tabelle9.A2"/>
          <table:covered-table-cell table:style-name="Tabelle9.B22"/>
          <table:covered-table-cell table:style-name="Tabelle9.C22"/>
          <table:covered-table-cell table:style-name="Tabelle9.D22"/>
          <table:covered-table-cell table:style-name="Tabelle9.E22"/>
          <table:table-cell table:style-name="Tabelle9.F2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2"/>
          <table:covered-table-cell table:style-name="Tabelle9.C22"/>
          <table:covered-table-cell table:style-name="Tabelle9.D22"/>
          <table:covered-table-cell table:style-name="Tabelle9.E22"/>
          <table:table-cell table:style-name="Tabelle9.F24" office:value-type="string">
            <text:p text:style-name="Standard"/>
          </table:table-cell>
          <table:table-cell table:style-name="Tabelle9.G24" office:value-type="string">
            <text:p text:style-name="Standard"/>
          </table:table-cell>
          <table:table-cell table:style-name="Tabelle9.H24" office:value-type="string">
            <text:p text:style-name="Standard"/>
          </table:table-cell>
          <table:table-cell table:style-name="Tabelle9.I24" office:value-type="string">
            <text:p text:style-name="Standard"/>
          </table:table-cell>
          <table:table-cell table:style-name="Tabelle9.J2" office:value-type="string">
            <text:p text:style-name="P30">-</text:p>
          </table:table-cell>
          <table:table-cell table:style-name="Tabelle9.K24" office:value-type="string">
            <text:p text:style-name="Standard"/>
          </table:table-cell>
          <table:table-cell table:style-name="Tabelle9.L24" office:value-type="string">
            <text:p text:style-name="Standard"/>
          </table:table-cell>
          <table:table-cell table:style-name="Tabelle9.M24" office:value-type="string">
            <text:p text:style-name="Standard"/>
          </table:table-cell>
          <table:table-cell table:style-name="Tabelle9.N2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6" table:number-rows-spanned="3" office:value-type="string">
            <text:p text:style-name="Standard"/>
          </table:table-cell>
          <table:table-cell table:style-name="Tabelle9.C26" table:number-rows-spanned="3" office:value-type="string">
            <text:p text:style-name="P65">Achternaam:</text:p>
            <text:p text:style-name="P65"/>
            <text:p text:style-name="P65">Locatie:</text:p>
          </table:table-cell>
          <table:table-cell table:style-name="Tabelle9.D26" table:number-rows-spanned="3" office:value-type="string">
            <text:p text:style-name="P65"/>
          </table:table-cell>
          <table:table-cell table:style-name="Tabelle9.E26" table:number-rows-spanned="3" office:value-type="string">
            <text:p text:style-name="Standard"/>
          </table:table-cell>
          <table:table-cell table:style-name="Tabelle9.F26" office:value-type="string">
            <text:p text:style-name="Standard"/>
          </table:table-cell>
          <table:table-cell table:style-name="Tabelle9.G26" office:value-type="string">
            <text:p text:style-name="Standard"/>
          </table:table-cell>
          <table:table-cell table:style-name="Tabelle9.H26" office:value-type="string">
            <text:p text:style-name="Standard"/>
          </table:table-cell>
          <table:table-cell table:style-name="Tabelle9.I26" office:value-type="string">
            <text:p text:style-name="Standard"/>
          </table:table-cell>
          <table:table-cell table:style-name="Tabelle9.J2" office:value-type="string">
            <text:p text:style-name="P30">-</text:p>
          </table:table-cell>
          <table:table-cell table:style-name="Tabelle9.K26" office:value-type="string">
            <text:p text:style-name="Standard"/>
          </table:table-cell>
          <table:table-cell table:style-name="Tabelle9.L26" office:value-type="string">
            <text:p text:style-name="Standard"/>
          </table:table-cell>
          <table:table-cell table:style-name="Tabelle9.M26" office:value-type="string">
            <text:p text:style-name="Standard"/>
          </table:table-cell>
          <table:table-cell table:style-name="Tabelle9.N26" office:value-type="string">
            <text:p text:style-name="Standard"/>
          </table:table-cell>
        </table:table-row>
        <table:table-row table:style-name="Tabelle9.3">
          <table:covered-table-cell table:style-name="Tabelle9.A2"/>
          <table:covered-table-cell table:style-name="Tabelle9.B26"/>
          <table:covered-table-cell table:style-name="Tabelle9.C26"/>
          <table:covered-table-cell table:style-name="Tabelle9.D26"/>
          <table:covered-table-cell table:style-name="Tabelle9.E26"/>
          <table:table-cell table:style-name="Tabelle9.F2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6"/>
          <table:covered-table-cell table:style-name="Tabelle9.C26"/>
          <table:covered-table-cell table:style-name="Tabelle9.D26"/>
          <table:covered-table-cell table:style-name="Tabelle9.E26"/>
          <table:table-cell table:style-name="Tabelle9.F28" office:value-type="string">
            <text:p text:style-name="Standard"/>
          </table:table-cell>
          <table:table-cell table:style-name="Tabelle9.G28" office:value-type="string">
            <text:p text:style-name="Standard"/>
          </table:table-cell>
          <table:table-cell table:style-name="Tabelle9.H28" office:value-type="string">
            <text:p text:style-name="Standard"/>
          </table:table-cell>
          <table:table-cell table:style-name="Tabelle9.I28" office:value-type="string">
            <text:p text:style-name="Standard"/>
          </table:table-cell>
          <table:table-cell table:style-name="Tabelle9.J2" office:value-type="string">
            <text:p text:style-name="P30">-</text:p>
          </table:table-cell>
          <table:table-cell table:style-name="Tabelle9.K28" office:value-type="string">
            <text:p text:style-name="Standard"/>
          </table:table-cell>
          <table:table-cell table:style-name="Tabelle9.L28" office:value-type="string">
            <text:p text:style-name="Standard"/>
          </table:table-cell>
          <table:table-cell table:style-name="Tabelle9.M28" office:value-type="string">
            <text:p text:style-name="Standard"/>
          </table:table-cell>
          <table:table-cell table:style-name="Tabelle9.N2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0" table:number-rows-spanned="3" office:value-type="string">
            <text:p text:style-name="Standard"/>
          </table:table-cell>
          <table:table-cell table:style-name="Tabelle9.C30" table:number-rows-spanned="3" office:value-type="string">
            <text:p text:style-name="P65">Achternaam:</text:p>
            <text:p text:style-name="P65"/>
            <text:p text:style-name="P65">Locatie:</text:p>
          </table:table-cell>
          <table:table-cell table:style-name="Tabelle9.D30" table:number-rows-spanned="3" office:value-type="string">
            <text:p text:style-name="P65"/>
          </table:table-cell>
          <table:table-cell table:style-name="Tabelle9.E30" table:number-rows-spanned="3" office:value-type="string">
            <text:p text:style-name="Standard"/>
          </table:table-cell>
          <table:table-cell table:style-name="Tabelle9.F30" office:value-type="string">
            <text:p text:style-name="Standard"/>
          </table:table-cell>
          <table:table-cell table:style-name="Tabelle9.G30" office:value-type="string">
            <text:p text:style-name="Standard"/>
          </table:table-cell>
          <table:table-cell table:style-name="Tabelle9.H30" office:value-type="string">
            <text:p text:style-name="Standard"/>
          </table:table-cell>
          <table:table-cell table:style-name="Tabelle9.I30" office:value-type="string">
            <text:p text:style-name="Standard"/>
          </table:table-cell>
          <table:table-cell table:style-name="Tabelle9.J2" office:value-type="string">
            <text:p text:style-name="P30">-</text:p>
          </table:table-cell>
          <table:table-cell table:style-name="Tabelle9.K30" office:value-type="string">
            <text:p text:style-name="Standard"/>
          </table:table-cell>
          <table:table-cell table:style-name="Tabelle9.L30" office:value-type="string">
            <text:p text:style-name="Standard"/>
          </table:table-cell>
          <table:table-cell table:style-name="Tabelle9.M30" office:value-type="string">
            <text:p text:style-name="Standard"/>
          </table:table-cell>
          <table:table-cell table:style-name="Tabelle9.N30" office:value-type="string">
            <text:p text:style-name="Standard"/>
          </table:table-cell>
        </table:table-row>
        <table:table-row table:style-name="Tabelle9.3">
          <table:covered-table-cell table:style-name="Tabelle9.A2"/>
          <table:covered-table-cell table:style-name="Tabelle9.B30"/>
          <table:covered-table-cell table:style-name="Tabelle9.C30"/>
          <table:covered-table-cell table:style-name="Tabelle9.D30"/>
          <table:covered-table-cell table:style-name="Tabelle9.E30"/>
          <table:table-cell table:style-name="Tabelle9.F3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0"/>
          <table:covered-table-cell table:style-name="Tabelle9.C30"/>
          <table:covered-table-cell table:style-name="Tabelle9.D30"/>
          <table:covered-table-cell table:style-name="Tabelle9.E30"/>
          <table:table-cell table:style-name="Tabelle9.F32" office:value-type="string">
            <text:p text:style-name="Standard"/>
          </table:table-cell>
          <table:table-cell table:style-name="Tabelle9.G32" office:value-type="string">
            <text:p text:style-name="Standard"/>
          </table:table-cell>
          <table:table-cell table:style-name="Tabelle9.H32" office:value-type="string">
            <text:p text:style-name="Standard"/>
          </table:table-cell>
          <table:table-cell table:style-name="Tabelle9.I32" office:value-type="string">
            <text:p text:style-name="Standard"/>
          </table:table-cell>
          <table:table-cell table:style-name="Tabelle9.J2" office:value-type="string">
            <text:p text:style-name="P30">-</text:p>
          </table:table-cell>
          <table:table-cell table:style-name="Tabelle9.K32" office:value-type="string">
            <text:p text:style-name="Standard"/>
          </table:table-cell>
          <table:table-cell table:style-name="Tabelle9.L32" office:value-type="string">
            <text:p text:style-name="Standard"/>
          </table:table-cell>
          <table:table-cell table:style-name="Tabelle9.M32" office:value-type="string">
            <text:p text:style-name="Standard"/>
          </table:table-cell>
          <table:table-cell table:style-name="Tabelle9.N3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4" table:number-rows-spanned="3" office:value-type="string">
            <text:p text:style-name="Standard"/>
          </table:table-cell>
          <table:table-cell table:style-name="Tabelle9.C34" table:number-rows-spanned="3" office:value-type="string">
            <text:p text:style-name="P65">Achternaam:</text:p>
            <text:p text:style-name="P65"/>
            <text:p text:style-name="P65">Locatie:</text:p>
          </table:table-cell>
          <table:table-cell table:style-name="Tabelle9.D34" table:number-rows-spanned="3" office:value-type="string">
            <text:p text:style-name="P65"/>
          </table:table-cell>
          <table:table-cell table:style-name="Tabelle9.E34" table:number-rows-spanned="3" office:value-type="string">
            <text:p text:style-name="Standard"/>
          </table:table-cell>
          <table:table-cell table:style-name="Tabelle9.F34" office:value-type="string">
            <text:p text:style-name="Standard"/>
          </table:table-cell>
          <table:table-cell table:style-name="Tabelle9.G34" office:value-type="string">
            <text:p text:style-name="Standard"/>
          </table:table-cell>
          <table:table-cell table:style-name="Tabelle9.H34" office:value-type="string">
            <text:p text:style-name="Standard"/>
          </table:table-cell>
          <table:table-cell table:style-name="Tabelle9.I34" office:value-type="string">
            <text:p text:style-name="Standard"/>
          </table:table-cell>
          <table:table-cell table:style-name="Tabelle9.J2" office:value-type="string">
            <text:p text:style-name="P30">-</text:p>
          </table:table-cell>
          <table:table-cell table:style-name="Tabelle9.K34" office:value-type="string">
            <text:p text:style-name="Standard"/>
          </table:table-cell>
          <table:table-cell table:style-name="Tabelle9.L34" office:value-type="string">
            <text:p text:style-name="Standard"/>
          </table:table-cell>
          <table:table-cell table:style-name="Tabelle9.M34" office:value-type="string">
            <text:p text:style-name="Standard"/>
          </table:table-cell>
          <table:table-cell table:style-name="Tabelle9.N34" office:value-type="string">
            <text:p text:style-name="Standard"/>
          </table:table-cell>
        </table:table-row>
        <table:table-row table:style-name="Tabelle9.3">
          <table:covered-table-cell table:style-name="Tabelle9.A2"/>
          <table:covered-table-cell table:style-name="Tabelle9.B34"/>
          <table:covered-table-cell table:style-name="Tabelle9.C34"/>
          <table:covered-table-cell table:style-name="Tabelle9.D34"/>
          <table:covered-table-cell table:style-name="Tabelle9.E34"/>
          <table:table-cell table:style-name="Tabelle9.F35"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4"/>
          <table:covered-table-cell table:style-name="Tabelle9.C34"/>
          <table:covered-table-cell table:style-name="Tabelle9.D34"/>
          <table:covered-table-cell table:style-name="Tabelle9.E34"/>
          <table:table-cell table:style-name="Tabelle9.F36" office:value-type="string">
            <text:p text:style-name="Standard"/>
          </table:table-cell>
          <table:table-cell table:style-name="Tabelle9.G36" office:value-type="string">
            <text:p text:style-name="Standard"/>
          </table:table-cell>
          <table:table-cell table:style-name="Tabelle9.H36" office:value-type="string">
            <text:p text:style-name="Standard"/>
          </table:table-cell>
          <table:table-cell table:style-name="Tabelle9.I36" office:value-type="string">
            <text:p text:style-name="Standard"/>
          </table:table-cell>
          <table:table-cell table:style-name="Tabelle9.J2" office:value-type="string">
            <text:p text:style-name="P30">-</text:p>
          </table:table-cell>
          <table:table-cell table:style-name="Tabelle9.K36" office:value-type="string">
            <text:p text:style-name="Standard"/>
          </table:table-cell>
          <table:table-cell table:style-name="Tabelle9.L36" office:value-type="string">
            <text:p text:style-name="Standard"/>
          </table:table-cell>
          <table:table-cell table:style-name="Tabelle9.M36" office:value-type="string">
            <text:p text:style-name="Standard"/>
          </table:table-cell>
          <table:table-cell table:style-name="Tabelle9.N36"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8" table:number-rows-spanned="3" office:value-type="string">
            <text:p text:style-name="Standard"/>
          </table:table-cell>
          <table:table-cell table:style-name="Tabelle9.C38" table:number-rows-spanned="3" office:value-type="string">
            <text:p text:style-name="P65">Achternaam:</text:p>
            <text:p text:style-name="P65"/>
            <text:p text:style-name="P65">Locatie:</text:p>
          </table:table-cell>
          <table:table-cell table:style-name="Tabelle9.D38" table:number-rows-spanned="3" office:value-type="string">
            <text:p text:style-name="P65"/>
          </table:table-cell>
          <table:table-cell table:style-name="Tabelle9.E38" table:number-rows-spanned="3" office:value-type="string">
            <text:p text:style-name="Standard"/>
          </table:table-cell>
          <table:table-cell table:style-name="Tabelle9.F38" office:value-type="string">
            <text:p text:style-name="Standard"/>
          </table:table-cell>
          <table:table-cell table:style-name="Tabelle9.G38" office:value-type="string">
            <text:p text:style-name="Standard"/>
          </table:table-cell>
          <table:table-cell table:style-name="Tabelle9.H38" office:value-type="string">
            <text:p text:style-name="Standard"/>
          </table:table-cell>
          <table:table-cell table:style-name="Tabelle9.I38" office:value-type="string">
            <text:p text:style-name="Standard"/>
          </table:table-cell>
          <table:table-cell table:style-name="Tabelle9.J2" office:value-type="string">
            <text:p text:style-name="P30">-</text:p>
          </table:table-cell>
          <table:table-cell table:style-name="Tabelle9.K38" office:value-type="string">
            <text:p text:style-name="Standard"/>
          </table:table-cell>
          <table:table-cell table:style-name="Tabelle9.L38" office:value-type="string">
            <text:p text:style-name="Standard"/>
          </table:table-cell>
          <table:table-cell table:style-name="Tabelle9.M38" office:value-type="string">
            <text:p text:style-name="Standard"/>
          </table:table-cell>
          <table:table-cell table:style-name="Tabelle9.N38" office:value-type="string">
            <text:p text:style-name="Standard"/>
          </table:table-cell>
        </table:table-row>
        <table:table-row table:style-name="Tabelle9.3">
          <table:covered-table-cell table:style-name="Tabelle9.A2"/>
          <table:covered-table-cell table:style-name="Tabelle9.B38"/>
          <table:covered-table-cell table:style-name="Tabelle9.C38"/>
          <table:covered-table-cell table:style-name="Tabelle9.D38"/>
          <table:covered-table-cell table:style-name="Tabelle9.E38"/>
          <table:table-cell table:style-name="Tabelle9.F39"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8"/>
          <table:covered-table-cell table:style-name="Tabelle9.C38"/>
          <table:covered-table-cell table:style-name="Tabelle9.D38"/>
          <table:covered-table-cell table:style-name="Tabelle9.E38"/>
          <table:table-cell table:style-name="Tabelle9.F40" office:value-type="string">
            <text:p text:style-name="Standard"/>
          </table:table-cell>
          <table:table-cell table:style-name="Tabelle9.G40" office:value-type="string">
            <text:p text:style-name="Standard"/>
          </table:table-cell>
          <table:table-cell table:style-name="Tabelle9.H40" office:value-type="string">
            <text:p text:style-name="Standard"/>
          </table:table-cell>
          <table:table-cell table:style-name="Tabelle9.I40" office:value-type="string">
            <text:p text:style-name="Standard"/>
          </table:table-cell>
          <table:table-cell table:style-name="Tabelle9.J2" office:value-type="string">
            <text:p text:style-name="P30">-</text:p>
          </table:table-cell>
          <table:table-cell table:style-name="Tabelle9.K40" office:value-type="string">
            <text:p text:style-name="Standard"/>
          </table:table-cell>
          <table:table-cell table:style-name="Tabelle9.L40" office:value-type="string">
            <text:p text:style-name="Standard"/>
          </table:table-cell>
          <table:table-cell table:style-name="Tabelle9.M40" office:value-type="string">
            <text:p text:style-name="Standard"/>
          </table:table-cell>
          <table:table-cell table:style-name="Tabelle9.N40"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42" table:number-rows-spanned="3" office:value-type="string">
            <text:p text:style-name="Standard"/>
          </table:table-cell>
          <table:table-cell table:style-name="Tabelle9.C42" table:number-rows-spanned="3" office:value-type="string">
            <text:p text:style-name="P65">Achternaam:</text:p>
            <text:p text:style-name="P65"/>
            <text:p text:style-name="P65">Locatie:</text:p>
          </table:table-cell>
          <table:table-cell table:style-name="Tabelle9.D42" table:number-rows-spanned="3" office:value-type="string">
            <text:p text:style-name="P65"/>
          </table:table-cell>
          <table:table-cell table:style-name="Tabelle9.E42" table:number-rows-spanned="3" office:value-type="string">
            <text:p text:style-name="Standard"/>
          </table:table-cell>
          <table:table-cell table:style-name="Tabelle9.F42" office:value-type="string">
            <text:p text:style-name="Standard"/>
          </table:table-cell>
          <table:table-cell table:style-name="Tabelle9.G42" office:value-type="string">
            <text:p text:style-name="Standard"/>
          </table:table-cell>
          <table:table-cell table:style-name="Tabelle9.H42" office:value-type="string">
            <text:p text:style-name="Standard"/>
          </table:table-cell>
          <table:table-cell table:style-name="Tabelle9.I42" office:value-type="string">
            <text:p text:style-name="Standard"/>
          </table:table-cell>
          <table:table-cell table:style-name="Tabelle9.J2" office:value-type="string">
            <text:p text:style-name="P30">-</text:p>
          </table:table-cell>
          <table:table-cell table:style-name="Tabelle9.K42" office:value-type="string">
            <text:p text:style-name="Standard"/>
          </table:table-cell>
          <table:table-cell table:style-name="Tabelle9.L42" office:value-type="string">
            <text:p text:style-name="Standard"/>
          </table:table-cell>
          <table:table-cell table:style-name="Tabelle9.M42" office:value-type="string">
            <text:p text:style-name="Standard"/>
          </table:table-cell>
          <table:table-cell table:style-name="Tabelle9.N42" office:value-type="string">
            <text:p text:style-name="Standard"/>
          </table:table-cell>
        </table:table-row>
        <table:table-row table:style-name="Tabelle9.3">
          <table:covered-table-cell table:style-name="Tabelle9.A2"/>
          <table:covered-table-cell table:style-name="Tabelle9.B42"/>
          <table:covered-table-cell table:style-name="Tabelle9.C42"/>
          <table:covered-table-cell table:style-name="Tabelle9.D42"/>
          <table:covered-table-cell table:style-name="Tabelle9.E42"/>
          <table:table-cell table:style-name="Tabelle9.F4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42"/>
          <table:covered-table-cell table:style-name="Tabelle9.C42"/>
          <table:covered-table-cell table:style-name="Tabelle9.D42"/>
          <table:covered-table-cell table:style-name="Tabelle9.E42"/>
          <table:table-cell table:style-name="Tabelle9.F44" office:value-type="string">
            <text:p text:style-name="Standard"/>
          </table:table-cell>
          <table:table-cell table:style-name="Tabelle9.G44" office:value-type="string">
            <text:p text:style-name="Standard"/>
          </table:table-cell>
          <table:table-cell table:style-name="Tabelle9.H44" office:value-type="string">
            <text:p text:style-name="Standard"/>
          </table:table-cell>
          <table:table-cell table:style-name="Tabelle9.I44" office:value-type="string">
            <text:p text:style-name="Standard"/>
          </table:table-cell>
          <table:table-cell table:style-name="Tabelle9.J2" office:value-type="string">
            <text:p text:style-name="P30">-</text:p>
          </table:table-cell>
          <table:table-cell table:style-name="Tabelle9.K44" office:value-type="string">
            <text:p text:style-name="Standard"/>
          </table:table-cell>
          <table:table-cell table:style-name="Tabelle9.L44" office:value-type="string">
            <text:p text:style-name="Standard"/>
          </table:table-cell>
          <table:table-cell table:style-name="Tabelle9.M44" office:value-type="string">
            <text:p text:style-name="Standard"/>
          </table:table-cell>
          <table:table-cell table:style-name="Tabelle9.N4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46" table:number-rows-spanned="3" office:value-type="string">
            <text:p text:style-name="Standard"/>
          </table:table-cell>
          <table:table-cell table:style-name="Tabelle9.C46" table:number-rows-spanned="3" office:value-type="string">
            <text:p text:style-name="P65">Achternaam:</text:p>
            <text:p text:style-name="P65"/>
            <text:p text:style-name="P65">Locatie:</text:p>
          </table:table-cell>
          <table:table-cell table:style-name="Tabelle9.D46" table:number-rows-spanned="3" office:value-type="string">
            <text:p text:style-name="P65"/>
          </table:table-cell>
          <table:table-cell table:style-name="Tabelle9.E46" table:number-rows-spanned="3" office:value-type="string">
            <text:p text:style-name="Standard"/>
          </table:table-cell>
          <table:table-cell table:style-name="Tabelle9.F46" office:value-type="string">
            <text:p text:style-name="Standard"/>
          </table:table-cell>
          <table:table-cell table:style-name="Tabelle9.G46" office:value-type="string">
            <text:p text:style-name="Standard"/>
          </table:table-cell>
          <table:table-cell table:style-name="Tabelle9.H46" office:value-type="string">
            <text:p text:style-name="Standard"/>
          </table:table-cell>
          <table:table-cell table:style-name="Tabelle9.I46" office:value-type="string">
            <text:p text:style-name="Standard"/>
          </table:table-cell>
          <table:table-cell table:style-name="Tabelle9.J2" office:value-type="string">
            <text:p text:style-name="P30">-</text:p>
          </table:table-cell>
          <table:table-cell table:style-name="Tabelle9.K46" office:value-type="string">
            <text:p text:style-name="Standard"/>
          </table:table-cell>
          <table:table-cell table:style-name="Tabelle9.L46" office:value-type="string">
            <text:p text:style-name="Standard"/>
          </table:table-cell>
          <table:table-cell table:style-name="Tabelle9.M46" office:value-type="string">
            <text:p text:style-name="Standard"/>
          </table:table-cell>
          <table:table-cell table:style-name="Tabelle9.N46" office:value-type="string">
            <text:p text:style-name="Standard"/>
          </table:table-cell>
        </table:table-row>
        <table:table-row table:style-name="Tabelle9.3">
          <table:covered-table-cell table:style-name="Tabelle9.A2"/>
          <table:covered-table-cell table:style-name="Tabelle9.B46"/>
          <table:covered-table-cell table:style-name="Tabelle9.C46"/>
          <table:covered-table-cell table:style-name="Tabelle9.D46"/>
          <table:covered-table-cell table:style-name="Tabelle9.E46"/>
          <table:table-cell table:style-name="Tabelle9.F4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46"/>
          <table:covered-table-cell table:style-name="Tabelle9.C46"/>
          <table:covered-table-cell table:style-name="Tabelle9.D46"/>
          <table:covered-table-cell table:style-name="Tabelle9.E46"/>
          <table:table-cell table:style-name="Tabelle9.F48" office:value-type="string">
            <text:p text:style-name="Standard"/>
          </table:table-cell>
          <table:table-cell table:style-name="Tabelle9.G48" office:value-type="string">
            <text:p text:style-name="Standard"/>
          </table:table-cell>
          <table:table-cell table:style-name="Tabelle9.H48" office:value-type="string">
            <text:p text:style-name="Standard"/>
          </table:table-cell>
          <table:table-cell table:style-name="Tabelle9.I48" office:value-type="string">
            <text:p text:style-name="Standard"/>
          </table:table-cell>
          <table:table-cell table:style-name="Tabelle9.J2" office:value-type="string">
            <text:p text:style-name="P30">-</text:p>
          </table:table-cell>
          <table:table-cell table:style-name="Tabelle9.K48" office:value-type="string">
            <text:p text:style-name="Standard"/>
          </table:table-cell>
          <table:table-cell table:style-name="Tabelle9.L48" office:value-type="string">
            <text:p text:style-name="Standard"/>
          </table:table-cell>
          <table:table-cell table:style-name="Tabelle9.M48" office:value-type="string">
            <text:p text:style-name="Standard"/>
          </table:table-cell>
          <table:table-cell table:style-name="Tabelle9.N4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50" table:number-rows-spanned="3" office:value-type="string">
            <text:p text:style-name="Standard"/>
          </table:table-cell>
          <table:table-cell table:style-name="Tabelle9.C50" table:number-rows-spanned="3" office:value-type="string">
            <text:p text:style-name="P65">Achternaam:</text:p>
            <text:p text:style-name="P65"/>
            <text:p text:style-name="P65">Locatie:</text:p>
          </table:table-cell>
          <table:table-cell table:style-name="Tabelle9.D50" table:number-rows-spanned="3" office:value-type="string">
            <text:p text:style-name="P65"/>
          </table:table-cell>
          <table:table-cell table:style-name="Tabelle9.E50" table:number-rows-spanned="3" office:value-type="string">
            <text:p text:style-name="Standard"/>
          </table:table-cell>
          <table:table-cell table:style-name="Tabelle9.F50" office:value-type="string">
            <text:p text:style-name="Standard"/>
          </table:table-cell>
          <table:table-cell table:style-name="Tabelle9.G50" office:value-type="string">
            <text:p text:style-name="Standard"/>
          </table:table-cell>
          <table:table-cell table:style-name="Tabelle9.H50" office:value-type="string">
            <text:p text:style-name="Standard"/>
          </table:table-cell>
          <table:table-cell table:style-name="Tabelle9.I50" office:value-type="string">
            <text:p text:style-name="Standard"/>
          </table:table-cell>
          <table:table-cell table:style-name="Tabelle9.J2" office:value-type="string">
            <text:p text:style-name="P30">-</text:p>
          </table:table-cell>
          <table:table-cell table:style-name="Tabelle9.K50" office:value-type="string">
            <text:p text:style-name="Standard"/>
          </table:table-cell>
          <table:table-cell table:style-name="Tabelle9.L50" office:value-type="string">
            <text:p text:style-name="Standard"/>
          </table:table-cell>
          <table:table-cell table:style-name="Tabelle9.M50" office:value-type="string">
            <text:p text:style-name="Standard"/>
          </table:table-cell>
          <table:table-cell table:style-name="Tabelle9.N50" office:value-type="string">
            <text:p text:style-name="Standard"/>
          </table:table-cell>
        </table:table-row>
        <table:table-row table:style-name="Tabelle9.3">
          <table:covered-table-cell table:style-name="Tabelle9.A2"/>
          <table:covered-table-cell table:style-name="Tabelle9.B50"/>
          <table:covered-table-cell table:style-name="Tabelle9.C50"/>
          <table:covered-table-cell table:style-name="Tabelle9.D50"/>
          <table:covered-table-cell table:style-name="Tabelle9.E50"/>
          <table:table-cell table:style-name="Tabelle9.F5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50"/>
          <table:covered-table-cell table:style-name="Tabelle9.C50"/>
          <table:covered-table-cell table:style-name="Tabelle9.D50"/>
          <table:covered-table-cell table:style-name="Tabelle9.E50"/>
          <table:table-cell table:style-name="Tabelle9.F52" office:value-type="string">
            <text:p text:style-name="Standard"/>
          </table:table-cell>
          <table:table-cell table:style-name="Tabelle9.G52" office:value-type="string">
            <text:p text:style-name="Standard"/>
          </table:table-cell>
          <table:table-cell table:style-name="Tabelle9.H52" office:value-type="string">
            <text:p text:style-name="Standard"/>
          </table:table-cell>
          <table:table-cell table:style-name="Tabelle9.I52" office:value-type="string">
            <text:p text:style-name="Standard"/>
          </table:table-cell>
          <table:table-cell table:style-name="Tabelle9.J2" office:value-type="string">
            <text:p text:style-name="P30">-</text:p>
          </table:table-cell>
          <table:table-cell table:style-name="Tabelle9.K52" office:value-type="string">
            <text:p text:style-name="Standard"/>
          </table:table-cell>
          <table:table-cell table:style-name="Tabelle9.L52" office:value-type="string">
            <text:p text:style-name="Standard"/>
          </table:table-cell>
          <table:table-cell table:style-name="Tabelle9.M52" office:value-type="string">
            <text:p text:style-name="Standard"/>
          </table:table-cell>
          <table:table-cell table:style-name="Tabelle9.N5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2"/>
      <text:list xml:id="list193517037827248" text:continue-numbering="true" text:style-name="Numbering_20_123">
        <text:list-item>
          <text:h text:style-name="P104" text:outline-level="2"><text:span text:style-name="T44">C</text:span>ontrole <text:span text:style-name="T44">van de </text:span>processen-verbaal <text:span text:style-name="T44">van stembureaus</text:span></text:h>
        </text:list-item>
      </text:list>
      <text:h text:style-name="Heading_20_3" text:outline-level="3"><text:span text:style-name="T17">3a.<text:tab/></text:span><text:span text:style-name="T5">Overzicht van de nummers en locaties van alle stembureaus binnen </text:span><text:span text:style-name="T5"><text:span text:description="if (gebietMitListen.customData.isOpenbaarLichaam) {'het openbaar lichaam';} else if (wahlartKennzeichen=='BC') {if (gebietMitListen.get('name')=='Weesp') {'het stadsgebied'} else {'het stadsdeel'}} else {'de gemeente';}">de gemeente</text:span></text:span><text:span text:style-name="T5">:</text:span></text:h>
      <text:p text:style-name="Standard"/>
      <text:p text:style-name="Indented"><text:span text:style-name="Emphasis">Indien het een mobiel stembureau betreft, vult u dat in bij “Locatie stembureau”.</text:span></text:p>
      <text:p text:style-name="Standard"/>
      <table:table table:name="Stembureaus" table:style-name="Stembureaus">
        <table:table-column table:style-name="Stembureaus.A"/>
        <table:table-row>
          <table:table-cell table:style-name="Stembureaus.A1" office:value-type="string">
            <text:p text:style-name="P49">Nummer <text:span text:description="erfassungsgebietMitListen.get('nummer')">1</text:span><text:s/>Locatie stembureau <text:span text:description="erfassungsgebietMitListen.get('name')">Park Sallandse</text:span><text:s/><text:span text:description="if (erfassungsgebietMitListen.anschrift.plz) {'(postcode: '+erfassungsgebietMitListen.anschrift.plz+')'} else {''}">(postcode: 7451 BB)</text:span></text:p>
          </table:table-cell>
        </table:table-row>
      </table:table>
      <text:p text:style-name="P49"/>
      <text:h text:style-name="P94" text:outline-level="3">3b.<text:tab/><text:span text:style-name="T5">Heeft het </text:span><text:span text:style-name="T5"><text:span text:description="if (gebietMitListen.customData.isOpenbaarLichaam) {'stembureau voor het openbaar lichaam';} else {'gemeentelijk stembureau';}">gemeentelijk stembureau</text:span></text:span><text:span text:style-name="T5"><text:s/>in een of meer processen‑verbaal van de stembureaus een verschil geconstateerd tussen het aantal toegelaten kiezers en het aantal getelde stembiljetten waarvoor het stembureau géén verklaring heeft gegeven?</text:span></text:h>
      <text:p text:style-name="Standard"/>
      <text:p text:style-name="P25">☐<text:tab/><text:span text:style-name="Emphasis">Nee (Ga verder met rubriek 3</text:span><text:span text:style-name="Emphasis"><text:span text:style-name="T29">c</text:span></text:span><text:span text:style-name="Emphasis">.)</text:span><text:span text:style-name="Emphasis"/></text:p>
      <text:p text:style-name="Indented"/>
      <text:p text:style-name="P21">☒<text:tab/><text:span text:style-name="Emphasis">Ja,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heeft in het proces-verbaal van een of meer stembureaus een verschil aangetroffen tussen het aantal toegelaten kiezers en het aantal getelde stembiljetten waarvoor het stembureau géén verklaring heeft gegeven.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heeft daarom de stembescheiden voor deze stembureaus geheel of gedeeltelijk opnieuw geteld.</text:span></text:p>
      <text:p text:style-name="Indented"><text:span text:style-name="Emphasis"/></text:p>
      <text:p text:style-name="P12"><text:span text:style-name="Emphasis">Het betreft de processen</text:span><text:span text:style-name="Emphasis"><text:span text:style-name="T5">‑</text:span></text:span><text:span text:style-name="Emphasis">verbaal van de volgende stembureaus:</text:span></text:p>
      <text:p text:style-name="P12"><text:span text:style-name="Emphasis"/></text:p>
      <table:table table:name="NieuweTelling" table:style-name="NieuweTelling">
        <table:table-column table:style-name="NieuweTelling.A"/>
        <table:table-row>
          <table:table-cell table:style-name="NieuweTelling.A1" office:value-type="string">
            <text:p text:style-name="P13"><text:span text:style-name="T23">Nummer </text:span><text:span text:style-name="T23"><text:span text:description="erfassungsgebiet.get('nummer')">1</text:span></text:span><text:span text:style-name="T23"><text:s/>Locatie stembureau </text:span><text:span text:style-name="T23"><text:span text:description="erfassungsgebiet.get('name')">Park Sallandse</text:span></text:span><text:span text:style-name="T23"><text:s/></text:span><text:span text:style-name="T23"><text:span text:description="if (erfassungsgebiet.anschrift.plz) {'(postcode: '+erfassungsgebiet.anschrift.plz+')'} else {''}">(postcode: 7451 BB)</text:span></text:span></text:p>
          </table:table-cell>
        </table:table-row>
      </table:table>
      <text:p text:style-name="Standard"><text:span text:style-name="Emphasis"/></text:p>
      <text:p text:style-name="P12"><text:span text:style-name="Emphasis">Voor zover de nieuwe stemopneming heeft geleid tot correctie van een of meer door het stembureau vastgestelde aantallen, heeft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de gecorrigeerde aantallen genoteerd in een corrigendum. Dat is gebeurd voor de volgende stembureaus:</text:span></text:p>
      <text:p text:style-name="P12"><text:span text:style-name="Emphasis"/></text:p>
      <table:table table:name="CorrigendumGeenVerklaring" table:style-name="CorrigendumGeenVerklaring">
        <table:table-column table:style-name="CorrigendumGeenVerklaring.A"/>
        <table:table-row>
          <table:table-cell table:style-name="CorrigendumGeenVerklaring.A1" office:value-type="string">
            <text:p text:style-name="P13"><text:span text:style-name="T23">Nummer </text:span><text:span text:style-name="T23"><text:span text:description="erfassungsgebiet.get('nummer')">1</text:span></text:span><text:span text:style-name="T23"><text:s/>Locatie stembureau </text:span><text:span text:style-name="T23"><text:span text:description="erfassungsgebiet.get('name')">Park Sallandse</text:span></text:span><text:span text:style-name="T23"><text:s/></text:span><text:span text:style-name="T23"><text:span text:description="if (erfassungsgebiet.anschrift.plz) {'(postcode: '+erfassungsgebiet.anschrift.plz+')'} else {''}">(postcode: 7451 BB)</text:span></text:span></text:p>
          </table:table-cell>
        </table:table-row>
      </table:table>
      <text:p text:style-name="Standard"/>
      <text:p text:style-name="Standard"/>
      <text:h text:style-name="P95" text:outline-level="3">3c.<text:tab/><text:span text:style-name="T5">Heeft het </text:span><text:span text:style-name="T7"><text:span text:description="if (gebietMitListen.customData.isOpenbaarLichaam) {'stembureau voor het openbaar lichaam';} else {'gemeentelijk stembureau';}">gemeentelijk stembureau</text:span></text:span><text:span text:style-name="T7"><text:s/></text:span><text:span text:style-name="T5">een of meer (andere) fouten aangetroffen in een of meer processen-verbaal van de stembureaus?</text:span></text:h>
      <text:p text:style-name="P28"><text:soft-page-break/><text:span text:style-name="Emphasis"><text:span text:style-name="T10">☐</text:span></text:span><text:span text:style-name="Emphasis"><text:tab/>Nee,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heeft geen (andere) fouten aangetroffen in de processen-verbaal van de stembureaus. (Ga verder met rubriek 4.)</text:span><text:span text:style-name="Emphasis"/></text:p>
      <text:p text:style-name="P22"><text:span text:style-name="Emphasis"/></text:p>
      <text:p text:style-name="P27"><text:span text:style-name="Emphasis"><text:span text:style-name="T10">☒</text:span></text:span><text:span text:style-name="Emphasis"><text:tab/>Ja,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heeft in het proces-verbaal van een of meer stembureaus een of meer (andere) fouten aangetroffen, en deze fout(en) voor elk van deze stembureaus gecorrigeerd in een corrigendum. Het corrigendum wordt bij het proces-verbaal van het betreffende stembureau gevoegd.</text:span></text:p>
      <text:p text:style-name="P22"><text:span text:style-name="Emphasis"/></text:p>
      <text:p text:style-name="P22"><text:span text:style-name="Emphasis">Het betreft de processen</text:span><text:span text:style-name="Emphasis"><text:span text:style-name="T5">‑</text:span></text:span><text:span text:style-name="Emphasis">verbaal van de volgende stembureaus:</text:span></text:p>
      <text:p text:style-name="P22"><text:span text:style-name="Emphasis"/></text:p>
      <table:table table:name="Tabelle3" table:style-name="Tabelle3">
        <table:table-column table:style-name="Tabelle3.A"/>
        <table:table-row>
          <table:table-cell table:style-name="Tabelle3.A1" office:value-type="string">
            <text:p text:style-name="P23"><text:span text:style-name="T23">Nummer </text:span><text:span text:style-name="T23"><text:span text:description="erfassungsgebiet.get('nummer')">1</text:span></text:span><text:span text:style-name="T23"><text:s/>Locatie stembureau </text:span><text:span text:style-name="T23"><text:span text:description="erfassungsgebiet.get('name')">Park Sallandse</text:span></text:span><text:span text:style-name="T23"><text:s/></text:span><text:span text:style-name="T23"><text:span text:description="if (erfassungsgebiet.anschrift.plz) {'(postcode: '+erfassungsgebiet.anschrift.plz+')'} else {''}">(postcode: 7451 BB)</text:span></text:span></text:p>
          </table:table-cell>
        </table:table-row>
      </table:table>
      <text:p text:style-name="P24"><text:span text:style-name="Emphasis"/></text:p>
      <text:p text:style-name="P71"/>
      <text:list xml:id="list193516801665478" text:continue-numbering="true" text:style-name="Numbering_20_123">
        <text:list-item>
          <text:h text:style-name="P99" text:outline-level="2">Aantal toegelaten kiezers</text:h>
        </text:list-item>
      </text:list>
      <text:p text:style-name="Standard"/>
      <text:p text:style-name="P78"><text:span text:style-name="Emphasis"><text:span text:style-name="T38">Som van de aantallen toegelaten kiezers van alle stembureaus in </text:span></text:span><text:span text:style-name="Emphasis"><text:span text:style-name="T38"><text:span text:description="if (gebietMitListen.customData.isOpenbaarLichaam) {'het openbaar lichaam';} else if (wahlartKennzeichen=='BC') {if (gebietMitListen.get('name')=='Weesp') {'het stadsgebied'} else {'het stadsdeel'}} else {'de gemeente';}">de gemeente</text:span></text:span></text:span><text:span text:style-name="Emphasis"><text:span text:style-name="T38">, na eventuele correctie door het </text:span></text:span><text:span text:style-name="Emphasis"><text:span text:style-name="T39"><text:span text:description="if (gebietMitListen.customData.isOpenbaarLichaam) {'stembureau voor het openbaar lichaam';} else {'gemeentelijk stembureau';}">gemeentelijk stembureau</text:span></text:span></text:span><text:span text:style-name="Emphasis"><text:span text:style-name="T38">. Die aantallen zijn opgenomen in de processen-verbaal van alle stembureaus en eventuele corrigenda.</text:span></text:span></text:p>
      <text:p text:style-name="P77"/>
      <text:p text:style-name="P87">Vul hieronder de aantallen geldige stempassen, volmachtbewijzen en kiezerspassen in bij A, B en C.</text:p>
      <text:p text:style-name="P87">Tel bij D de aantallen van A, B en C bij elkaar op.</text:p>
      <text:p text:style-name="P85"/>
      <table:table table:name="AantalToegelatenKiezers" table:style-name="AantalToegelatenKiezers">
        <table:table-column table:style-name="AantalToegelatenKiezers.A"/>
        <table:table-column table:style-name="AantalToegelatenKiezers.B"/>
        <table:table-column table:style-name="AantalToegelatenKiezers.C"/>
        <table:table-column table:style-name="AantalToegelatenKiezers.D"/>
        <table:table-column table:style-name="AantalToegelatenKiezers.E"/>
        <table:table-column table:style-name="AantalToegelatenKiezers.F"/>
        <table:table-header-rows>
          <table:table-row table:style-name="AantalToegelatenKiezers.1">
            <table:table-cell table:style-name="AantalToegelatenKiezers.A1" office:value-type="string">
              <text:p text:style-name="Standard"/>
            </table:table-cell>
            <table:table-cell table:style-name="AantalToegelatenKiezers.B1" office:value-type="string">
              <text:p text:style-name="Standard">Aantal geldige stempassen</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A</text:span></text:p>
            </table:table-cell>
            <table:table-cell table:style-name="AantalToegelatenKiezers.B1" office:value-type="string">
              <text:p text:style-name="P42"><text:span text:description="gebietMitListen.get('anzahlWaehlerOhneWahlschein')">105260</text:span></text:p>
            </table:table-cell>
            <table:table-cell table:style-name="AantalToegelatenKiezers.F1" office:value-type="string">
              <text:p text:style-name="Standard"/>
            </table:table-cell>
          </table:table-row>
        </table:table-header-rows>
        <table:table-row table:style-name="AantalToegelatenKiezers.2">
          <table:table-cell table:style-name="AantalToegelatenKiezers.A2" table:number-columns-spanned="6" office:value-type="string">
            <text:p text:style-name="Standard"/>
          </table:table-cell>
          <table:covered-table-cell/>
          <table:covered-table-cell/>
          <table:covered-table-cell/>
          <table:covered-table-cell/>
          <table:covered-table-cell/>
        </table:table-row>
        <table:table-row table:style-name="AantalToegelatenKiezers.3">
          <table:table-cell table:style-name="AantalToegelatenKiezers.A3" office:value-type="string">
            <text:p text:style-name="Standard"/>
          </table:table-cell>
          <table:table-cell table:style-name="AantalToegelatenKiezers.B1" office:value-type="string">
            <text:p text:style-name="Standard">Aantal geldige volmachtbewijzen (schriftelijk of via ingevulde stem- of kiezerspas)</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B</text:span></text:p>
          </table:table-cell>
          <table:table-cell table:style-name="AantalToegelatenKiezers.B1" office:value-type="string">
            <text:p text:style-name="P42"><text:span text:description="customDataErgebnisDaten.getAnzahlWaehlerMitVollmachtByGebietNurUrnenwahl(gebietMitListen)">34</text:span></text:p>
          </table:table-cell>
          <table:table-cell table:style-name="AantalToegelatenKiezers.F3" office:value-type="string">
            <text:p text:style-name="Standard"/>
          </table:table-cell>
        </table:table-row>
        <table:table-row table:style-name="AantalToegelatenKiezers.4">
          <table:table-cell table:style-name="AantalToegelatenKiezers.A4" table:number-columns-spanned="6" office:value-type="string">
            <text:p text:style-name="Standard"/>
          </table:table-cell>
          <table:covered-table-cell/>
          <table:covered-table-cell/>
          <table:covered-table-cell/>
          <table:covered-table-cell/>
          <table:covered-table-cell/>
        </table:table-row>
        <table:table-row table:style-name="AantalToegelatenKiezers.5">
          <table:table-cell table:style-name="AantalToegelatenKiezers.A1" office:value-type="string">
            <text:p text:style-name="Standard"/>
          </table:table-cell>
          <table:table-cell table:style-name="AantalToegelatenKiezers.B1" office:value-type="string">
            <text:p text:style-name="Standard">Aantal geldige kiezerspassen</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C</text:span></text:p>
          </table:table-cell>
          <table:table-cell table:style-name="AantalToegelatenKiezers.B1" office:value-type="string">
            <text:p text:style-name="P42"><text:span text:description="customDataErgebnisDaten.getAnzahlWaehlerMitWahlscheinByGebietNurUrnenwahl(gebietMitListen)">27</text:span></text:p>
          </table:table-cell>
          <table:table-cell table:style-name="AantalToegelatenKiezers.F5" office:value-type="string">
            <text:p text:style-name="Standard"/>
          </table:table-cell>
        </table:table-row>
        <table:table-row table:style-name="AantalToegelatenKiezers.6">
          <table:table-cell table:style-name="AantalToegelatenKiezers.A6" table:number-rows-spanned="2" office:value-type="string">
            <text:p text:style-name="Standard"/>
          </table:table-cell>
          <table:table-cell table:style-name="AantalToegelatenKiezers.B6" table:number-rows-spanned="2" office:value-type="string">
            <text:p text:style-name="Standard"/>
          </table:table-cell>
          <table:table-cell table:style-name="AantalToegelatenKiezers.C6" table:number-rows-spanned="2" office:value-type="string">
            <text:p text:style-name="Standard"/>
          </table:table-cell>
          <table:table-cell table:style-name="AantalToegelatenKiezers.D6" table:number-columns-spanned="2" office:value-type="string">
            <text:p text:style-name="Standard"/>
          </table:table-cell>
          <table:covered-table-cell/>
          <table:table-cell table:style-name="AantalToegelatenKiezers.F6" table:number-rows-spanned="2" office:value-type="string">
            <text:p text:style-name="P35">Tel op <text:span text:style-name="Strong_20_Emphasis">+</text:span></text:p>
          </table:table-cell>
        </table:table-row>
        <table:table-row table:style-name="AantalToegelatenKiezers.7">
          <table:covered-table-cell table:style-name="AantalToegelatenKiezers.A6"/>
          <table:covered-table-cell table:style-name="AantalToegelatenKiezers.B6"/>
          <table:covered-table-cell table:style-name="AantalToegelatenKiezers.C6"/>
          <table:table-cell table:style-name="AantalToegelatenKiezers.D7" table:number-columns-spanned="2" office:value-type="string">
            <text:p text:style-name="Standard"/>
          </table:table-cell>
          <table:covered-table-cell/>
          <table:covered-table-cell table:style-name="AantalToegelatenKiezers.F6"/>
        </table:table-row>
        <table:table-row table:style-name="AantalToegelatenKiezers.8">
          <table:table-cell table:style-name="AantalToegelatenKiezers.A1" office:value-type="string">
            <text:p text:style-name="Standard"/>
          </table:table-cell>
          <table:table-cell table:style-name="AantalToegelatenKiezers.A1" office:value-type="string">
            <text:p text:style-name="P37"><text:span text:style-name="Extra_20_Strong_20_Emphasis"><text:span text:style-name="T36">Totaal </text:span></text:span><text:span text:style-name="T37">aantal toegelaten kiezers </text:span><text:span text:style-name="Extra_20_Strong_20_Emphasis"><text:s/>( A + B + C = D )</text:span></text:p>
          </table:table-cell>
          <table:table-cell table:style-name="AantalToegelatenKiezers.C8" office:value-type="string">
            <text:p text:style-name="Standard"/>
          </table:table-cell>
          <table:table-cell table:style-name="AantalToegelatenKiezers.D8" office:value-type="string">
            <text:p text:style-name="P34"><text:span text:style-name="Strong_20_Emphasis">D</text:span></text:p>
          </table:table-cell>
          <table:table-cell table:style-name="AantalToegelatenKiezers.B1" office:value-type="string">
            <text:p text:style-name="P42"><text:span text:description="customDataErgebnisDaten.getAnzahlWaehlerGesamtByGebietNurUrnenwahl(gebietMitListen)">105321</text:span></text:p>
          </table:table-cell>
          <table:table-cell table:style-name="AantalToegelatenKiezers.F8" office:value-type="string">
            <text:p text:style-name="Standard"/>
          </table:table-cell>
        </table:table-row>
      </table:table>
      <text:p text:style-name="Standard"/>
      <text:p text:style-name="Standard"/>
      <text:list xml:id="list193515770899223" text:continue-numbering="true" text:style-name="Numbering_20_123">
        <text:list-item>
          <text:h text:style-name="P97" text:outline-level="2"><text:span text:style-name="T25">Aantal </text:span><text:span text:style-name="Emphasis"><text:span text:style-name="T25">uitgebr</text:span></text:span><text:span text:style-name="T25">achte stemmen zo</text:span>als vastgesteld door het <text:span text:style-name="T4"><text:span text:description="if (gebietMitListen.customData.isOpenbaarLichaam) {'stembureau voor het openbaar lichaam';} else {'gemeentelijk stembureau';}">gemeentelijk stembureau</text:span></text:span></text:h>
        </text:list-item>
      </text:list>
      <text:p text:style-name="Standard"><text:span text:style-name="Emphasis"/></text:p>
      <text:p text:style-name="P79"><text:bookmark-start text:name="_Hlk145429310"/><text:span text:style-name="Emphasis"><text:span text:style-name="T35">Som van de aantallen uitgebr</text:span></text:span><text:span text:style-name="T35">achte stemmen in alle stembureaus in </text:span><text:span text:style-name="Emphasis"><text:span text:style-name="T38"><text:span text:description="if (gebietMitListen.customData.isOpenbaarLichaam) {'het openbaar lichaam';} else if (wahlartKennzeichen=='BC') {if (gebietMitListen.get('name')=='Weesp') {'het stadsgebied'} else {'het stadsdeel'}} else {'de gemeente';}">de gemeente</text:span></text:span></text:span><text:span text:style-name="T35">, na eventuele correctie door het </text:span><text:span text:style-name="Emphasis"><text:span text:style-name="T39"><text:span text:description="if (gebietMitListen.customData.isOpenbaarLichaam) {'stembureau voor het openbaar lichaam';} else {'gemeentelijk stembureau';}">gemeentelijk stembureau</text:span></text:span></text:span><text:span text:style-name="T35">. Die aantallen zijn opgenomen in de processen-verbaal van alle stembureaus en eventuele corrigenda.</text:span></text:p>
      <text:p text:style-name="P81"/>
      <table:table table:name="AantalUitgebrachteStemmen" table:style-name="AantalUitgebrachteStemmen">
        <table:table-column table:style-name="AantalUitgebrachteStemmen.A"/>
        <table:table-column table:style-name="AantalUitgebrachteStemmen.B"/>
        <table:table-column table:style-name="AantalUitgebrachteStemmen.C"/>
        <table:table-column table:style-name="AantalUitgebrachteStemmen.D"/>
        <table:table-column table:style-name="AantalUitgebrachteStemmen.E"/>
        <table:table-column table:style-name="AantalUitgebrachteStemmen.F"/>
        <table:table-row table:style-name="AantalUitgebrachteStemmen.1">
          <table:table-cell table:style-name="AantalUitgebrachteStemmen.A1" office:value-type="string">
            <text:p text:style-name="Standard"/>
          </table:table-cell>
          <table:table-cell table:style-name="AantalUitgebrachteStemmen.B1" office:value-type="string">
            <text:p text:style-name="Standard">Aantal stembiljetten met een geldige stem op een kandidaat</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E</text:span></text:p>
          </table:table-cell>
          <table:table-cell table:style-name="AantalUitgebrachteStemmen.B1" office:value-type="string">
            <text:p text:style-name="P42"><text:span text:description="customDataErgebnisDaten.getAnzahlGueltigeListenstimmenByGebietNurGesamtGemeinde(gebietMitListen)">105200</text:span></text:p>
          </table:table-cell>
          <table:table-cell table:style-name="AantalUitgebrachteStemmen.F1" office:value-type="string">
            <text:p text:style-name="Standard"/>
          </table:table-cell>
        </table:table-row>
        <table:table-row table:style-name="AantalUitgebrachteStemmen.2">
          <table:table-cell table:style-name="AantalUitgebrachteStemmen.A2" table:number-columns-spanned="6" office:value-type="string">
            <text:p text:style-name="Standard"/>
          </table:table-cell>
          <table:covered-table-cell/>
          <table:covered-table-cell/>
          <table:covered-table-cell/>
          <table:covered-table-cell/>
          <table:covered-table-cell/>
        </table:table-row>
        <table:table-row table:style-name="AantalUitgebrachteStemmen.3">
          <table:table-cell table:style-name="AantalUitgebrachteStemmen.A3" office:value-type="string">
            <text:p text:style-name="Standard"/>
          </table:table-cell>
          <table:table-cell table:style-name="AantalUitgebrachteStemmen.B1" office:value-type="string">
            <text:p text:style-name="Standard">Aantal blanco stembiljetten</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F</text:span></text:p>
          </table:table-cell>
          <table:table-cell table:style-name="AantalUitgebrachteStemmen.B1" office:value-type="string">
            <text:p text:style-name="P42"><text:span text:description="customDataErgebnisDaten.getAnzahlBlankoListenstimmenByGebietNurGesamtGemeinde(gebietMitListen)">15</text:span></text:p>
          </table:table-cell>
          <table:table-cell table:style-name="AantalUitgebrachteStemmen.F3" office:value-type="string">
            <text:p text:style-name="Standard"/>
          </table:table-cell>
        </table:table-row>
        <table:table-row table:style-name="AantalUitgebrachteStemmen.4">
          <table:table-cell table:style-name="AantalUitgebrachteStemmen.A4" table:number-columns-spanned="6" office:value-type="string">
            <text:p text:style-name="Standard"/>
          </table:table-cell>
          <table:covered-table-cell/>
          <table:covered-table-cell/>
          <table:covered-table-cell/>
          <table:covered-table-cell/>
          <table:covered-table-cell/>
        </table:table-row>
        <table:table-row table:style-name="AantalUitgebrachteStemmen.5">
          <table:table-cell table:style-name="AantalUitgebrachteStemmen.A1" office:value-type="string">
            <text:p text:style-name="Standard"/>
          </table:table-cell>
          <table:table-cell table:style-name="AantalUitgebrachteStemmen.B1" office:value-type="string">
            <text:p text:style-name="Standard">Aantal ongeldige stembiljetten</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G</text:span></text:p>
          </table:table-cell>
          <table:table-cell table:style-name="AantalUitgebrachteStemmen.B1" office:value-type="string">
            <text:p text:style-name="P42"><text:span text:description="customDataErgebnisDaten.getAnzahlUngueltigeListenstimmenByGebietNurGesamtGemeinde(gebietMitListen)">110</text:span></text:p>
          </table:table-cell>
          <table:table-cell table:style-name="AantalUitgebrachteStemmen.F5" office:value-type="string">
            <text:p text:style-name="Standard"/>
          </table:table-cell>
        </table:table-row>
        <table:table-row table:style-name="AantalUitgebrachteStemmen.6">
          <table:table-cell table:style-name="AantalUitgebrachteStemmen.A6" table:number-rows-spanned="2" office:value-type="string">
            <text:p text:style-name="Standard"/>
          </table:table-cell>
          <table:table-cell table:style-name="AantalUitgebrachteStemmen.B6" table:number-rows-spanned="2" office:value-type="string">
            <text:p text:style-name="Standard"/>
          </table:table-cell>
          <table:table-cell table:style-name="AantalUitgebrachteStemmen.C6" table:number-rows-spanned="2" office:value-type="string">
            <text:p text:style-name="Standard"/>
          </table:table-cell>
          <table:table-cell table:style-name="AantalUitgebrachteStemmen.D6" office:value-type="string">
            <text:p text:style-name="Standard"/>
          </table:table-cell>
          <table:table-cell table:style-name="AantalUitgebrachteStemmen.D6" office:value-type="string">
            <text:p text:style-name="P35"><text:span text:style-name="Strong_20_Emphasis"/></text:p>
          </table:table-cell>
          <table:table-cell table:style-name="AantalUitgebrachteStemmen.F6" table:number-rows-spanned="2" office:value-type="string">
            <text:p text:style-name="P36"><text:s text:c="2"/>Tel op <text:span text:style-name="Strong_20_Emphasis">+</text:span></text:p>
          </table:table-cell>
        </table:table-row>
        <table:table-row table:style-name="AantalUitgebrachteStemmen.6">
          <table:covered-table-cell table:style-name="AantalUitgebrachteStemmen.A6"/>
          <table:covered-table-cell table:style-name="AantalUitgebrachteStemmen.B6"/>
          <table:covered-table-cell table:style-name="AantalUitgebrachteStemmen.C6"/>
          <table:table-cell table:style-name="AantalUitgebrachteStemmen.D7" office:value-type="string">
            <text:p text:style-name="Standard"/>
          </table:table-cell>
          <table:table-cell table:style-name="AantalUitgebrachteStemmen.D7" office:value-type="string">
            <text:p text:style-name="P35"/>
          </table:table-cell>
          <table:covered-table-cell table:style-name="AantalUitgebrachteStemmen.F6"/>
        </table:table-row>
        <table:table-row table:style-name="AantalUitgebrachteStemmen.1">
          <table:table-cell table:style-name="AantalUitgebrachteStemmen.A1" office:value-type="string">
            <text:p text:style-name="Standard"/>
          </table:table-cell>
          <table:table-cell table:style-name="AantalUitgebrachteStemmen.A1" office:value-type="string">
            <text:p text:style-name="P55">Totaal aantal uitgebrachte stemmen ( E + F + G = H )</text:p>
          </table:table-cell>
          <table:table-cell table:style-name="AantalUitgebrachteStemmen.C1" office:value-type="string">
            <text:p text:style-name="Standard"/>
          </table:table-cell>
          <table:table-cell table:style-name="AantalUitgebrachteStemmen.D8" office:value-type="string">
            <text:p text:style-name="P33"><text:span text:style-name="Strong_20_Emphasis"><text:span text:style-name="T22">H</text:span></text:span></text:p>
          </table:table-cell>
          <table:table-cell table:style-name="AantalUitgebrachteStemmen.E8" office:value-type="string">
            <text:p text:style-name="P45"><text:span text:description="customDataErgebnisDaten.getAnzahlStimmzettelEingenommenGesamtByGebiet(gebietMitListen)">105325</text:span></text:p>
          </table:table-cell>
          <table:table-cell table:style-name="AantalUitgebrachteStemmen.F6" office:value-type="string">
            <text:p text:style-name="Standard"/>
          </table:table-cell>
        </table:table-row>
      </table:table>
      <text:p text:style-name="P72"><text:span text:style-name="Strong_20_Emphasis"/></text:p>
      <text:list xml:id="list193515530312474" text:continue-numbering="true" text:style-name="Numbering_20_123">
        <text:list-item>
          <text:h text:style-name="P105" text:outline-level="2">Verschil tussen het aantal toegelaten kiezers en het aantal uitgebrachte stemmen</text:h>
        </text:list-item>
      </text:list>
      <text:p text:style-name="Standard"><text:span text:style-name="Emphasis"/></text:p>
      <text:p text:style-name="P8"><text:span text:style-name="Emphasis">In de processen-verbaal van de stembureaus is vastgesteld in hoeverre er:</text:span></text:p>
      <text:p text:style-name="P8"><text:span text:style-name="Emphasis">- meer stembiljetten zijn geteld dan er kiezers zijn toegelaten tot de stemming;</text:span></text:p>
      <text:p text:style-name="P8"><text:span text:style-name="Emphasis">- minder stembiljetten zijn geteld dan er kiezers zijn toegelaten tot de stemming.</text:span></text:p>
      <text:p text:style-name="P8"><text:span text:style-name="Emphasis"/></text:p>
      <text:p text:style-name="P8"><text:span text:style-name="Emphasis">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pan text:style-name="T3"><text:s/></text:span></text:span><text:span text:style-name="Emphasis">heeft voor die stembureaus waar sprake was van een verschil waarvoor het stembureau géén verklaring heeft gegeven, de stembescheiden geheel of gedeeltelijk opnieuw geteld (zie rubriek 3). Dat heeft eventueel tot corrigenda geleid.</text:span></text:p>
      <text:p text:style-name="P8"><text:span text:style-name="Emphasis"/></text:p>
      <text:p text:style-name="Standard">Is bij alle afzonderlijke stembureaus (na eventuele correctie door het <text:span text:style-name="T3"><text:span text:description="if (gebietMitListen.customData.isOpenbaarLichaam) {'stembureau voor het openbaar lichaam';} else {'gemeentelijk stembureau';}">gemeentelijk stembureau</text:span></text:span>) het aantal <text:span text:style-name="T24">uitgebrachte stemmen</text:span> en het aantal toegelaten kiezers gelijk?</text:p>
      <text:p text:style-name="Standard"/>
      <text:p text:style-name="P50">☐<text:tab/>Ja. <text:span text:style-name="T16">G</text:span>a verder met rubriek <text:span text:style-name="T15">7 (voor zover van toepassing)</text:span>.</text:p>
      <text:p text:style-name="Standard"/>
      <text:p text:style-name="Standard"/>
      <text:p text:style-name="P13">☒<text:tab/>Nee, voor <text:span text:description="if (customDataErgebnisDaten.getErfassungsgebieteHavingAnzahlStimmzettelEingenommenAbweichendZuviel().length==1) {'het stembureau met het nummer'} else {'de stembureaus met de nummers'}">het stembureau met het nummer</text:span><text:s/><text:span text:description="format.formatGesetzteFelderKommasepariert(customDataErgebnisDaten.getErfassungsgebieteHavingAnzahlStimmzettelEingenommenAbweichendZuvielNurUrnenwahl(),'nummer')">1</text:span><text:s/>zijn <text:span text:style-name="Strong_20_Bold_20_Underline">meer</text:span> stembiljetten geteld dan dat er kiezers zijn toegelaten tot de stemming.</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0">Het aantal <text:span text:style-name="Strong_20_Bold_20_Underline">meer</text:span> getelde stembiljetten bedraagt:</text:p>
            </table:table-cell>
            <table:table-cell table:style-name="Table1.B1" office:value-type="string">
              <text:p text:style-name="P13"/>
            </table:table-cell>
            <table:table-cell table:style-name="Table1.C1" office:value-type="string">
              <text:p text:style-name="P44"><text:span text:description="customDataErgebnisDaten.getAnzahlStimmzettelEingenommenAbweichendZuvielByGebietNurUrnenwahl(gebietMitListen)">4</text:span></text:p>
            </table:table-cell>
            <table:table-cell table:style-name="Table1.D1" office:value-type="string">
              <text:p text:style-name="P13"/>
            </table:table-cell>
          </table:table-row>
        </table:table-header-rows>
      </table:table>
      <text:p text:style-name="P13"/>
      <text:p text:style-name="P13">☐ <text:tab/>Nee, voor de stembureaus met de nummers ________________________________ zijn <text:span text:style-name="Strong_20_Bold_20_Underline">minder</text:span> <text:span text:style-name="T21">stembiljetten geteld </text:span>dan dat er kiezers zijn toegelaten tot de stemming.</text:p>
      <text:p text:style-name="P50"/>
      <table:table table:name="VerschilMinder" table:style-name="VerschilMinder">
        <table:table-column table:style-name="VerschilMinder.A"/>
        <table:table-column table:style-name="VerschilMinder.B"/>
        <table:table-column table:style-name="VerschilMinder.C"/>
        <table:table-column table:style-name="VerschilMinder.D"/>
        <table:table-header-rows>
          <table:table-row table:style-name="VerschilMinder.1">
            <table:table-cell table:style-name="VerschilMinder.A1" office:value-type="string">
              <text:p text:style-name="P13"><text:span text:style-name="T21">Het aantal</text:span> <text:span text:style-name="Strong_20_Bold_20_Underline"><text:span text:style-name="T21">minder</text:span></text:span><text:span text:style-name="T21"> getelde stembiljetten bedraagt:</text:span></text:p>
            </table:table-cell>
            <table:table-cell table:style-name="VerschilMinder.B1" office:value-type="string">
              <text:p text:style-name="P13"/>
            </table:table-cell>
            <table:table-cell table:style-name="VerschilMinder.C1" office:value-type="string">
              <text:p text:style-name="P44"><text:span text:description="customDataErgebnisDaten.getAnzahlStimmzettelEingenommenAbweichendZuwenigByGebietNurUrnenwahl(gebietMitListen)">0</text:span></text:p>
            </table:table-cell>
            <table:table-cell table:style-name="VerschilMinder.D1" office:value-type="string">
              <text:p text:style-name="P13"/>
            </table:table-cell>
          </table:table-row>
        </table:table-header-rows>
      </table:table>
      <text:p text:style-name="P13"/>
      <text:p text:style-name="P80"><text:bookmark-start text:name="_Hlk145429590"/>Hoe worden deze verschillen in de processen-verbaal en de eventuele corrigenda verklaard?</text:p>
      <text:p text:style-name="P13"/>
      <text:p text:style-name="BiZa_5f_cursief"><text:span text:style-name="Emphasis"><text:span text:style-name="T51">Verklaar het verschil tussen </text:span></text:span><text:span text:style-name="T51">het aantal toegelaten kiezers en het aantal uitgebrachte stemmen. Vermeld hoe vaak hier sprake van was. Er kan meer dan één verklaring zijn.</text:span></text:p>
      <text:p text:style-name="BiZa_5f_cursief"/>
      <text:p text:style-name="BiZa_5f_cursief">Hieronder staan een aantal mogelijke verklaringen voor het verschil.</text:p>
      <text:p text:style-name="BiZa_5f_cursief">Vermeld hoe vaak de volgende situaties zich hebben voorgedaan.</text:p>
      <text:p text:style-name="P9"/>
      <table:table table:name="AantalMeerMinderUitgesplitst" table:style-name="AantalMeerMinderUitgesplitst">
        <table:table-column table:style-name="AantalMeerMinderUitgesplitst.A"/>
        <table:table-column table:style-name="AantalMeerMinderUitgesplitst.B"/>
        <table:table-column table:style-name="AantalMeerMinderUitgesplitst.C"/>
        <table:table-column table:style-name="AantalMeerMinderUitgesplitst.D"/>
        <table:table-column table:style-name="AantalMeerMinderUitgesplitst.E"/>
        <table:table-row table:style-name="AantalMeerMinderUitgesplitst.1">
          <table:table-cell table:style-name="AantalMeerMinderUitgesplitst.A1" table:number-columns-spanned="2" office:value-type="string">
            <text:p text:style-name="P9">Hoe vaak heeft een kiezer het stembiljet niet ingeleverd?</text:p>
          </table:table-cell>
          <table:covered-table-cell/>
          <table:table-cell table:style-name="AantalMeerMinderUitgesplitst.C1" office:value-type="string">
            <text:p text:style-name="P9"/>
          </table:table-cell>
          <table:table-cell table:style-name="AantalMeerMinderUitgesplitst.D1" office:value-type="string">
            <text:p text:style-name="P43"><text:span text:description="customDataErgebnisDaten.getAnzahlStimmzettelEingenommenAbweichendGrundAusgegebenNichtAbgegebenByGebietNurGesamtGemeinde(gebietMitListen)">5</text:span></text:p>
          </table:table-cell>
          <table:table-cell table:style-name="AantalMeerMinderUitgesplitst.E1"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1" table:number-columns-spanned="2" office:value-type="string">
            <text:p text:style-name="P9">Hoe vaak is er een stembiljet te weinig uitgereikt?</text:p>
          </table:table-cell>
          <table:covered-table-cell/>
          <table:table-cell table:style-name="AantalMeerMinderUitgesplitst.C3" office:value-type="string">
            <text:p text:style-name="P9"/>
          </table:table-cell>
          <table:table-cell table:style-name="AantalMeerMinderUitgesplitst.D1" office:value-type="string">
            <text:p text:style-name="P43"><text:span text:description="customDataErgebnisDaten.getAnzahlStimmzettelEingenommenAbweichendGrundAusgegebenZuwenigByGebietNurGesamtGemeinde(gebietMitListen)">0</text:span></text:p>
          </table:table-cell>
          <table:table-cell table:style-name="AantalMeerMinderUitgesplitst.E3"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5" table:number-columns-spanned="2" office:value-type="string">
            <text:p text:style-name="P9">Hoe vaak is er een stembiljet te veel uitgereikt?</text:p>
          </table:table-cell>
          <table:covered-table-cell/>
          <table:table-cell table:style-name="AantalMeerMinderUitgesplitst.C3" office:value-type="string">
            <text:p text:style-name="P9"/>
          </table:table-cell>
          <table:table-cell table:style-name="AantalMeerMinderUitgesplitst.D5" office:value-type="string">
            <text:p text:style-name="P43"><text:span text:description="customDataErgebnisDaten.getAnzahlStimmzettelEingenommenAbweichendGrundAusgegebenZuvielByGebietNurGesamtGemeinde(gebietMitListen)">0</text:span></text:p>
          </table:table-cell>
          <table:table-cell table:style-name="AantalMeerMinderUitgesplitst.E3"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7">
          <table:table-cell table:style-name="AantalMeerMinderUitgesplitst.A1" table:number-columns-spanned="2" office:value-type="string">
            <text:p text:style-name="P9">Hoe vaak is er een andere verklaring voor het verschil?</text:p>
            <text:p text:style-name="P38">(vermeld hieronder de andere verklaringen en hoe vaak er sprake van was)</text:p>
          </table:table-cell>
          <table:covered-table-cell/>
          <table:table-cell table:style-name="AantalMeerMinderUitgesplitst.C3" office:value-type="string">
            <text:p text:style-name="P9"/>
          </table:table-cell>
          <table:table-cell table:style-name="AantalMeerMinderUitgesplitst.D5" office:value-type="string">
            <text:p text:style-name="P43"><text:span text:description="customDataErgebnisDaten.getAnzahlStimmzettelEingenommenAbweichendGrundSonstigesByGebietNurGesamtGemeinde(gebietMitListen)">4</text:span></text:p>
          </table:table-cell>
          <table:table-cell table:style-name="AantalMeerMinderUitgesplitst.E3"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1" table:number-columns-spanned="2" office:value-type="string">
            <text:p text:style-name="P9">Hoe vaak is er geen verklaring voor het verschil?</text:p>
          </table:table-cell>
          <table:covered-table-cell/>
          <table:table-cell table:style-name="AantalMeerMinderUitgesplitst.C14" office:value-type="string">
            <text:p text:style-name="P9"/>
          </table:table-cell>
          <table:table-cell table:style-name="AantalMeerMinderUitgesplitst.D1" office:value-type="string">
            <text:p text:style-name="P43"><text:span text:description="customDataErgebnisDaten.getAnzahlStimmzettelEingenommenAbweichendGrundUnbekanntByGebietNurGesamtGemeinde(gebietMitListen)">2</text:span></text:p>
          </table:table-cell>
          <table:table-cell table:style-name="AantalMeerMinderUitgesplitst.E14" office:value-type="string">
            <text:p text:style-name="P9"/>
          </table:table-cell>
        </table:table-row>
      </table:table>
      <text:p text:style-name="P72"/>
      <text:list xml:id="list193516622650041" text:continue-numbering="true" text:style-name="Numbering_20_123">
        <text:list-item>
          <text:h text:style-name="P106" text:outline-level="2">Bij gecombineerde stemmingen</text:h>
        </text:list-item>
      </text:list>
      <text:p text:style-name="P7">Zijn de verzegelde pakken van een andere verkiezing geopend omdat er een gegrond vermoeden bestond dat stembiljetten, stempassen, volmachtbewijzen of kiezerspassen van de eigen verkiezing zich in deze pakken bevonden?</text:p>
      <text:p text:style-name="P7"/>
      <text:list xml:id="list193516419410774" text:continue-list="list1418878523" text:style-name="List_20_3">
        <text:list-item>
          <text:p text:style-name="P109">Nee</text:p>
        </text:list-item>
      </text:list>
      <text:p text:style-name="P51"/>
      <text:list xml:id="list193515482835096" text:continue-numbering="true" text:style-name="List_20_3">
        <text:list-item>
          <text:p text:style-name="P107">Ja, er zijn verzegelde pakken van de verkiezing van <text:span text:style-name="T8">______________________________</text:span> geopend.<text:line-break/>Hierin zijn aangetroffen en bij de stemopneming van de eigen verkiezing betrokken:</text:p>
        </text:list-item>
      </text:list>
      <text:p text:style-name="P7"/>
      <text:p text:style-name="P6"><text:span text:style-name="Emphasis">Noteer hier het nummer van het betreffende stembureau en het aantal stembiljetten, dan wel stempassen, volmachtbewijzen of kiezerspassen dat is aangetroffen.</text:span></text:p>
      <text:p text:style-name="Standard"><text:span text:style-name="Emphasis"/></text:p>
      <table:table table:name="Tabelle7" table:style-name="Tabelle7">
        <table:table-column table:style-name="Tabelle7.A"/>
        <table:table-row table:style-name="Tabelle7.1">
          <table:table-cell table:style-name="Tabelle7.A1"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
      <text:list xml:id="list193515773943825" text:continue-list="list193516622650041" text:style-name="Numbering_20_123">
        <text:list-item>
          <text:h text:style-name="P98" text:outline-level="2">Bezwaren van kiezers tijdens de zitting van het <text:span text:style-name="T3"><text:span text:description="if (gebietMitListen.customData.isOpenbaarLichaam) {'stembureau voor het openbaar lichaam';} else {'gemeentelijk stembureau';}">gemeentelijk stembureau</text:span></text:span></text:h>
        </text:list-item>
      </text:list>
      <text:p text:style-name="Standard">Bezwaren zijn klachten of aanmerkingen van kiezers. Voorbeelden van bezwaren: een stem op een stembiljet wordt onterecht geldig, ongeldig of blanco verklaard, het resultaat van de telling wordt niet bekend gemaakt, het resultaat van de telling is onjuist. </text:p>
      <text:p text:style-name="Indented"><text:span text:style-name="Emphasis"/></text:p>
      <text:p text:style-name="P29"><text:span text:style-name="Emphasis">Leg alle bezwaren die zijn ingebracht tijdens de zitting van het </text:span><text:span text:style-name="Emphasis"><text:span text:style-name="T30"><text:span text:description="if (gebietMitListen.customData.isOpenbaarLichaam) {'stembureau voor het openbaar lichaam';} else {'gemeentelijk stembureau';}">gemeentelijk stembureau</text:span></text:span></text:span><text:span text:style-name="Emphasis"><text:s/>vast in dit proces-verbaal. Ook als het </text:span><text:span text:style-name="Emphasis"><text:span text:style-name="T30"><text:span text:description="if (gebietMitListen.customData.isOpenbaarLichaam) {'stembureau voor het openbaar lichaam';} else {'gemeentelijk stembureau';}">gemeentelijk stembureau</text:span></text:span></text:span><text:span text:style-name="Emphasis"><text:s/>het er niet mee eens is. Heeft het </text:span><text:span text:style-name="Emphasis"><text:span text:style-name="T30"><text:span text:description="if (gebietMitListen.customData.isOpenbaarLichaam) {'stembureau voor het openbaar lichaam';} else {'gemeentelijk stembureau';}">gemeentelijk stembureau</text:span></text:span></text:span><text:span text:style-name="Emphasis"><text:s/>een reactie op het bezwaar? Noteer die dan ook. </text:span><text:span text:style-name="Extra_20_Strong_20_Emphasis_20_Underline">Let op:</text:span><text:span text:style-name="Emphasis"> noteer geen persoonsgegevens van kiezers.</text:span></text:p>
      <text:p text:style-name="Standard"/>
      <text:p text:style-name="Heading_20_3_20_No_20_List">Bezwaren</text:p>
      <text:p text:style-name="P61"/>
      <table:table table:name="Tabelle4" table:style-name="Tabelle4">
        <table:table-column table:style-name="Tabelle4.A"/>
        <table:table-row table:style-name="Tabelle4.1">
          <table:table-cell table:style-name="Tabelle4.A1" office:value-type="string">
            <text:p text:style-name="P39"/>
          </table:table-cell>
        </table:table-row>
        <table:table-row table:style-name="Tabelle4.1">
          <table:table-cell table:style-name="Tabelle4.A2" office:value-type="string">
            <text:p text:style-name="P39"/>
          </table:table-cell>
        </table:table-row>
        <table:table-row table:style-name="Tabelle4.1">
          <table:table-cell table:style-name="Tabelle4.A2" office:value-type="string">
            <text:p text:style-name="P39"/>
          </table:table-cell>
        </table:table-row>
        <table:table-row table:style-name="Tabelle4.1">
          <table:table-cell table:style-name="Tabelle4.A2" office:value-type="string">
            <text:p text:style-name="P39"/>
          </table:table-cell>
        </table:table-row>
        <table:table-row table:style-name="Tabelle4.1">
          <table:table-cell table:style-name="Tabelle4.A2" office:value-type="string">
            <text:p text:style-name="P39"/>
          </table:table-cell>
        </table:table-row>
        <table:table-row table:style-name="Tabelle4.1">
          <table:table-cell table:style-name="Tabelle4.A2" office:value-type="string">
            <text:p text:style-name="P39"/>
          </table:table-cell>
        </table:table-row>
        <table:table-row table:style-name="Tabelle4.1">
          <table:table-cell table:style-name="Tabelle4.A2" office:value-type="string">
            <text:p text:style-name="P39"/>
          </table:table-cell>
        </table:table-row>
      </table:table>
      <text:list xml:id="list193515841846264" text:continue-numbering="true" text:style-name="Numbering_20_123">
        <text:list-item>
          <text:h text:style-name="P98" text:outline-level="2">Onregelmatigheden of bijzonderheden tijdens de zitting</text:h>
        </text:list-item>
      </text:list>
      <text:p text:style-name="P18"><text:span text:style-name="Emphasis"/></text:p>
      <text:p text:style-name="P18"><text:span text:style-name="Emphasis"><text:span text:style-name="T31">Omschrijf de onregelmatigheden of bijzonderheden tijdens de zitting en vermeld hoe vaak hier sprake van was. </text:span></text:span><text:span text:style-name="T32">Denk onder andere ook aan de situatie dat er onverhoopt iets is misgegaan tijdens het vervoer en/of de opslag van de stembescheiden. </text:span><text:span text:style-name="T33">Let op</text:span><text:span text:style-name="T31">: noteer geen persoonsgegevens van kiezers.</text:span></text:p>
      <text:p text:style-name="Heading_20_3_20_No_20_List">Onregelmatigheden of bijzonderheden</text:p>
      <text:p text:style-name="P62"/>
      <table:table table:name="Tabelle5" table:style-name="Tabelle5">
        <table:table-column table:style-name="Tabelle5.A"/>
        <table:table-row table:style-name="Tabelle5.1">
          <table:table-cell table:style-name="Tabelle5.A1"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
      <text:p text:style-name="P63"/>
      <text:list xml:id="list193516260538433" text:continue-numbering="true" text:style-name="Numbering_20_123">
        <text:list-item>
          <text:h text:style-name="P101" text:outline-level="2">Aantal stemmen per lijst en per kandidaat</text:h>
        </text:list-item>
      </text:list>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2"><text:span text:style-name="Strong_20_Emphasis">Lijstnaam<text:line-break/></text:span></text:p>
              <text:p text:style-name="P52"><text:span text:style-name="Strong_20_Emphasis">Lijstnummer</text:span></text:p>
            </table:table-cell>
            <table:table-cell table:style-name="Lijst.B1" office:value-type="string">
              <text:p text:style-name="P53"><text:span text:description="liste.get('kennwort')">Het Verschil</text:span></text:p>
              <text:p text:style-name="P52"/>
              <text:p text:style-name="P53"><text:span text:description="liste.get('ordnungszahl')">1</text:span></text:p>
            </table:table-cell>
            <table:table-cell table:style-name="Lijst.C1" office:value-type="string">
              <text:p text:style-name="P52"/>
            </table:table-cell>
          </table:table-row>
          <table:table-row table:style-name="Lijst.1">
            <table:table-cell table:style-name="Lijst.A2" office:value-type="string">
              <text:p text:style-name="P52"><text:span text:style-name="Strong_20_Emphasis">Nummer<text:line-break/>op de lijst</text:span></text:p>
            </table:table-cell>
            <table:table-cell table:style-name="Lijst.A2" office:value-type="string">
              <text:p text:style-name="P52"><text:span text:style-name="Strong_20_Emphasis">Naam kandidaat</text:span></text:p>
            </table:table-cell>
            <table:table-cell table:style-name="Lijst.A2" office:value-type="string">
              <text:p text:style-name="P52"><text:span text:style-name="Strong_20_Emphasis">Aantal stemmen</text:span></text:p>
            </table:table-cell>
          </table:table-row>
        </table:table-header-rows>
        <table:table-row>
          <table:table-cell table:style-name="Lijst.A3" office:value-type="string">
            <text:p text:style-name="P41"><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Bultenaar, H. (Horatio)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7200</text:span></text:p>
          </table:table-cell>
        </table:table-row>
        <table:table-row table:style-name="Lijst.4">
          <table:table-cell table:style-name="Lijst.A4" office:value-type="string">
            <text:p text:style-name="P41"><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Dewansingh, I. (Inderjeet)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6600</text:span></text:p>
          </table:table-cell>
        </table:table-row>
        <table:table-row>
          <table:table-cell table:style-name="Lijst.A3" office:value-type="string">
            <text:p text:style-name="P41"><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an der Stappen, S. (Suzanne)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5400</text:span></text:p>
          </table:table-cell>
        </table:table-row>
        <table:table-row table:style-name="Lijst.4">
          <table:table-cell table:style-name="Lijst.A4" office:value-type="string">
            <text:p text:style-name="P41"><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Jansens, S. (Stephan)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4800</text:span></text:p>
          </table:table-cell>
        </table:table-row>
        <table:table-row>
          <table:table-cell table:style-name="Lijst.A3" office:value-type="string">
            <text:p text:style-name="P41"><text:span text:description="listenkandidatur.get('listenkandidaturPositionStimmzettel')">5</text:span></text:p>
          </table:table-cell>
          <table:table-cell table:style-name="Lijst.A3" office:value-type="string">
            <text:p text:style-name="P86"><text:span text:description="customDataErgebnisDaten.formatKandidaturNamenAufStimmzettel(listenkandidatur)">Tjon á Jon, C.E. (Chen Eetiré)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4200</text:span></text:p>
          </table:table-cell>
        </table:table-row>
        <table:table-row table:style-name="Lijst.4">
          <table:table-cell table:style-name="Lijst.A4" office:value-type="string">
            <text:p text:style-name="P41"><text:span text:description="listenkandidatur.get('listenkandidaturPositionStimmzettel')">6</text:span></text:p>
          </table:table-cell>
          <table:table-cell table:style-name="Lijst.A4" office:value-type="string">
            <text:p text:style-name="P86"><text:span text:description="customDataErgebnisDaten.formatKandidaturNamenAufStimmzettel(listenkandidatur)">Mancini, M. (Marion)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3600</text:span></text:p>
          </table:table-cell>
        </table:table-row>
        <table:table-row>
          <table:table-cell table:style-name="Lijst.A3" office:value-type="string">
            <text:p text:style-name="P41"><text:span text:description="listenkandidatur.get('listenkandidaturPositionStimmzettel')">7</text:span></text:p>
          </table:table-cell>
          <table:table-cell table:style-name="Lijst.A3" office:value-type="string">
            <text:p text:style-name="P86"><text:span text:description="customDataErgebnisDaten.formatKandidaturNamenAufStimmzettel(listenkandidatur)">Bilgiç, D. (Drača)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3000</text:span></text:p>
          </table:table-cell>
        </table:table-row>
        <table:table-row table:style-name="Lijst.4">
          <table:table-cell table:style-name="Lijst.A4" office:value-type="string">
            <text:p text:style-name="P41"><text:span text:description="listenkandidatur.get('listenkandidaturPositionStimmzettel')">8</text:span></text:p>
          </table:table-cell>
          <table:table-cell table:style-name="Lijst.A4" office:value-type="string">
            <text:p text:style-name="P86"><text:span text:description="customDataErgebnisDaten.formatKandidaturNamenAufStimmzettel(listenkandidatur)">Homeros, M. (Menelaos)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2400</text:span></text:p>
          </table:table-cell>
        </table:table-row>
        <table:table-row>
          <table:table-cell table:style-name="Lijst.A3" office:value-type="string">
            <text:p text:style-name="P41"><text:span text:description="listenkandidatur.get('listenkandidaturPositionStimmzettel')">9</text:span></text:p>
          </table:table-cell>
          <table:table-cell table:style-name="Lijst.A3" office:value-type="string">
            <text:p text:style-name="P86"><text:span text:description="customDataErgebnisDaten.formatKandidaturNamenAufStimmzettel(listenkandidatur)">van der Laar, A. (Albert)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1700</text:span></text:p>
          </table:table-cell>
        </table:table-row>
        <table:table-row table:style-name="Lijst.4">
          <table:table-cell table:style-name="Lijst.A4" office:value-type="string">
            <text:p text:style-name="P41"><text:span text:description="listenkandidatur.get('listenkandidaturPositionStimmzettel')">10</text:span></text:p>
          </table:table-cell>
          <table:table-cell table:style-name="Lijst.A4" office:value-type="string">
            <text:p text:style-name="P86"><text:span text:description="customDataErgebnisDaten.formatKandidaturNamenAufStimmzettel(listenkandidatur)">Homeros, A. (Athena)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1200</text:span></text:p>
          </table:table-cell>
        </table:table-row>
        <table:table-row>
          <table:table-cell table:style-name="Lijst.A3" office:value-type="string">
            <text:p text:style-name="P41"><text:span text:description="listenkandidatur.get('listenkandidaturPositionStimmzettel')">11</text:span></text:p>
          </table:table-cell>
          <table:table-cell table:style-name="Lijst.A3" office:value-type="string">
            <text:p text:style-name="P86"><text:span text:description="customDataErgebnisDaten.formatKandidaturNamenAufStimmzettel(listenkandidatur)">de Wolters, R. (Renée)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12</text:span></text:p>
          </table:table-cell>
          <table:table-cell table:style-name="Lijst.A4" office:value-type="string">
            <text:p text:style-name="P86"><text:span text:description="customDataErgebnisDaten.formatKandidaturNamenAufStimmzettel(listenkandidatur)">Jansens, A. (Anita)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style-name="Lijst.1">
          <table:table-cell table:style-name="Lijst.A3" office:value-type="string">
            <text:p text:style-name="Standard"/>
          </table:table-cell>
          <table:table-cell table:style-name="Lijst.A3" office:value-type="string">
            <text:p text:style-name="P41"><text:span text:style-name="Strong_20_Emphasis"><text:span text:style-name="T19">Totaal </text:span></text:span>(stemcijfer)</text:p>
          </table:table-cell>
          <table:table-cell table:style-name="Lijst.C3" office:value-type="string">
            <text:p text:style-name="P41"><text:span text:style-name="Strong_20_Emphasis"><text:span text:description="customDataErgebnisDaten.getAnzahlListeListenstimmenByGebietNurGesamtGemeinde(gebietMitListen, liste)">40100</text:span></text:span></text:p>
          </table:table-cell>
        </table:table-row>
      </table:table>
      <text:p text:style-name="P52"/>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2"><text:span text:style-name="Strong_20_Emphasis">Lijstnaam<text:line-break/></text:span></text:p>
              <text:p text:style-name="P52"><text:span text:style-name="Strong_20_Emphasis">Lijstnummer</text:span></text:p>
            </table:table-cell>
            <table:table-cell table:style-name="Lijst.B1" office:value-type="string">
              <text:p text:style-name="P53"><text:span text:description="liste.get('kennwort')">Kleurenpartij</text:span></text:p>
              <text:p text:style-name="P52"/>
              <text:p text:style-name="P53"><text:span text:description="liste.get('ordnungszahl')">2</text:span></text:p>
            </table:table-cell>
            <table:table-cell table:style-name="Lijst.C1" office:value-type="string">
              <text:p text:style-name="P52"/>
            </table:table-cell>
          </table:table-row>
          <table:table-row table:style-name="Lijst.1">
            <table:table-cell table:style-name="Lijst.A2" office:value-type="string">
              <text:p text:style-name="P52"><text:span text:style-name="Strong_20_Emphasis">Nummer<text:line-break/>op de lijst</text:span></text:p>
            </table:table-cell>
            <table:table-cell table:style-name="Lijst.A2" office:value-type="string">
              <text:p text:style-name="P52"><text:span text:style-name="Strong_20_Emphasis">Naam kandidaat</text:span></text:p>
            </table:table-cell>
            <table:table-cell table:style-name="Lijst.A2" office:value-type="string">
              <text:p text:style-name="P52"><text:span text:style-name="Strong_20_Emphasis">Aantal stemmen</text:span></text:p>
            </table:table-cell>
          </table:table-row>
        </table:table-header-rows>
        <table:table-row>
          <table:table-cell table:style-name="Lijst.A3" office:value-type="string">
            <text:p text:style-name="P41"><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Vogel, K.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6000</text:span></text:p>
          </table:table-cell>
        </table:table-row>
        <table:table-row table:style-name="Lijst.4">
          <table:table-cell table:style-name="Lijst.A4" office:value-type="string">
            <text:p text:style-name="P41"><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d'Angelo-Huis in 't Veld, P.D.L.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5400</text:span></text:p>
          </table:table-cell>
        </table:table-row>
        <table:table-row>
          <table:table-cell table:style-name="Lijst.A3" office:value-type="string">
            <text:p text:style-name="P41"><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an der Burg, H.P.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4800</text:span></text:p>
          </table:table-cell>
        </table:table-row>
        <table:table-row table:style-name="Lijst.4">
          <table:table-cell table:style-name="Lijst.A4" office:value-type="string">
            <text:p text:style-name="P41"><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de Beer, M.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4800</text:span></text:p>
          </table:table-cell>
        </table:table-row>
        <table:table-row>
          <table:table-cell table:style-name="Lijst.A3" office:value-type="string">
            <text:p text:style-name="P41"><text:span text:description="listenkandidatur.get('listenkandidaturPositionStimmzettel')">5</text:span></text:p>
          </table:table-cell>
          <table:table-cell table:style-name="Lijst.A3" office:value-type="string">
            <text:p text:style-name="P86"><text:span text:description="customDataErgebnisDaten.formatKandidaturNamenAufStimmzettel(listenkandidatur)">Sigurðardóttir, G.S.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4200</text:span></text:p>
          </table:table-cell>
        </table:table-row>
        <table:table-row table:style-name="Lijst.4">
          <table:table-cell table:style-name="Lijst.A4" office:value-type="string">
            <text:p text:style-name="P41"><text:span text:description="listenkandidatur.get('listenkandidaturPositionStimmzettel')">6</text:span></text:p>
          </table:table-cell>
          <table:table-cell table:style-name="Lijst.A4" office:value-type="string">
            <text:p text:style-name="P86"><text:span text:description="customDataErgebnisDaten.formatKandidaturNamenAufStimmzettel(listenkandidatur)">Holthuizen, T.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4200</text:span></text:p>
          </table:table-cell>
        </table:table-row>
        <table:table-row>
          <table:table-cell table:style-name="Lijst.A3" office:value-type="string">
            <text:p text:style-name="P41"><text:span text:description="listenkandidatur.get('listenkandidaturPositionStimmzettel')">7</text:span></text:p>
          </table:table-cell>
          <table:table-cell table:style-name="Lijst.A3" office:value-type="string">
            <text:p text:style-name="P86"><text:span text:description="customDataErgebnisDaten.formatKandidaturNamenAufStimmzettel(listenkandidatur)">Holthuizen, A.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3600</text:span></text:p>
          </table:table-cell>
        </table:table-row>
        <table:table-row table:style-name="Lijst.4">
          <table:table-cell table:style-name="Lijst.A4" office:value-type="string">
            <text:p text:style-name="P41"><text:span text:description="listenkandidatur.get('listenkandidaturPositionStimmzettel')">8</text:span></text:p>
          </table:table-cell>
          <table:table-cell table:style-name="Lijst.A4" office:value-type="string">
            <text:p text:style-name="P86"><text:span text:description="customDataErgebnisDaten.formatKandidaturNamenAufStimmzettel(listenkandidatur)">Kumari, B.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3600</text:span></text:p>
          </table:table-cell>
        </table:table-row>
        <table:table-row>
          <table:table-cell table:style-name="Lijst.A3" office:value-type="string">
            <text:p text:style-name="P41"><text:span text:description="listenkandidatur.get('listenkandidaturPositionStimmzettel')">9</text:span></text:p>
          </table:table-cell>
          <table:table-cell table:style-name="Lijst.A3" office:value-type="string">
            <text:p text:style-name="P86"><text:span text:description="customDataErgebnisDaten.formatKandidaturNamenAufStimmzettel(listenkandidatur)">Olympos, D.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3000</text:span></text:p>
          </table:table-cell>
        </table:table-row>
        <table:table-row table:style-name="Lijst.4">
          <table:table-cell table:style-name="Lijst.A4" office:value-type="string">
            <text:p text:style-name="P41"><text:span text:description="listenkandidatur.get('listenkandidaturPositionStimmzettel')">10</text:span></text:p>
          </table:table-cell>
          <table:table-cell table:style-name="Lijst.A4" office:value-type="string">
            <text:p text:style-name="P86"><text:span text:description="customDataErgebnisDaten.formatKandidaturNamenAufStimmzettel(listenkandidatur)">Plieger, R.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3000</text:span></text:p>
          </table:table-cell>
        </table:table-row>
        <table:table-row>
          <table:table-cell table:style-name="Lijst.A3" office:value-type="string">
            <text:p text:style-name="P41"><text:span text:description="listenkandidatur.get('listenkandidaturPositionStimmzettel')">11</text:span></text:p>
          </table:table-cell>
          <table:table-cell table:style-name="Lijst.A3" office:value-type="string">
            <text:p text:style-name="P86"><text:span text:description="customDataErgebnisDaten.formatKandidaturNamenAufStimmzettel(listenkandidatur)">van Zon, W.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2400</text:span></text:p>
          </table:table-cell>
        </table:table-row>
        <table:table-row table:style-name="Lijst.4">
          <table:table-cell table:style-name="Lijst.A4" office:value-type="string">
            <text:p text:style-name="P41"><text:span text:description="listenkandidatur.get('listenkandidaturPositionStimmzettel')">12</text:span></text:p>
          </table:table-cell>
          <table:table-cell table:style-name="Lijst.A4" office:value-type="string">
            <text:p text:style-name="P86"><text:span text:description="customDataErgebnisDaten.formatKandidaturNamenAufStimmzettel(listenkandidatur)">de Goede, E.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2400</text:span></text:p>
          </table:table-cell>
        </table:table-row>
        <table:table-row>
          <table:table-cell table:style-name="Lijst.A3" office:value-type="string">
            <text:p text:style-name="P41"><text:span text:description="listenkandidatur.get('listenkandidaturPositionStimmzettel')">13</text:span></text:p>
          </table:table-cell>
          <table:table-cell table:style-name="Lijst.A3" office:value-type="string">
            <text:p text:style-name="P86"><text:span text:description="customDataErgebnisDaten.formatKandidaturNamenAufStimmzettel(listenkandidatur)">Pal, P.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1800</text:span></text:p>
          </table:table-cell>
        </table:table-row>
        <table:table-row table:style-name="Lijst.4">
          <table:table-cell table:style-name="Lijst.A4" office:value-type="string">
            <text:p text:style-name="P41"><text:span text:description="listenkandidatur.get('listenkandidaturPositionStimmzettel')">14</text:span></text:p>
          </table:table-cell>
          <table:table-cell table:style-name="Lijst.A4" office:value-type="string">
            <text:p text:style-name="P86"><text:span text:description="customDataErgebnisDaten.formatKandidaturNamenAufStimmzettel(listenkandidatur)">de Roos, H.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1800</text:span></text:p>
          </table:table-cell>
        </table:table-row>
        <table:table-row>
          <table:table-cell table:style-name="Lijst.A3" office:value-type="string">
            <text:p text:style-name="P41"><text:span text:description="listenkandidatur.get('listenkandidaturPositionStimmzettel')">15</text:span></text:p>
          </table:table-cell>
          <table:table-cell table:style-name="Lijst.A3" office:value-type="string">
            <text:p text:style-name="P86"><text:span text:description="customDataErgebnisDaten.formatKandidaturNamenAufStimmzettel(listenkandidatur)">Vermeer, C.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1200</text:span></text:p>
          </table:table-cell>
        </table:table-row>
        <table:table-row table:style-name="Lijst.4">
          <table:table-cell table:style-name="Lijst.A4" office:value-type="string">
            <text:p text:style-name="P41"><text:span text:description="listenkandidatur.get('listenkandidaturPositionStimmzettel')">16</text:span></text:p>
          </table:table-cell>
          <table:table-cell table:style-name="Lijst.A4" office:value-type="string">
            <text:p text:style-name="P86"><text:span text:description="customDataErgebnisDaten.formatKandidaturNamenAufStimmzettel(listenkandidatur)">Käster, J.H.J.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1200</text:span></text:p>
          </table:table-cell>
        </table:table-row>
        <table:table-row>
          <table:table-cell table:style-name="Lijst.A3" office:value-type="string">
            <text:p text:style-name="P41"><text:span text:description="listenkandidatur.get('listenkandidaturPositionStimmzettel')">17</text:span></text:p>
          </table:table-cell>
          <table:table-cell table:style-name="Lijst.A3" office:value-type="string">
            <text:p text:style-name="P86"><text:span text:description="customDataErgebnisDaten.formatKandidaturNamenAufStimmzettel(listenkandidatur)">Leemstra, P.P.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600</text:span></text:p>
          </table:table-cell>
        </table:table-row>
        <table:table-row table:style-name="Lijst.4">
          <table:table-cell table:style-name="Lijst.A4" office:value-type="string">
            <text:p text:style-name="P41"><text:span text:description="listenkandidatur.get('listenkandidaturPositionStimmzettel')">18</text:span></text:p>
          </table:table-cell>
          <table:table-cell table:style-name="Lijst.A4" office:value-type="string">
            <text:p text:style-name="P86"><text:span text:description="customDataErgebnisDaten.formatKandidaturNamenAufStimmzettel(listenkandidatur)">van Puffelen, K.M.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600</text:span></text:p>
          </table:table-cell>
        </table:table-row>
        <table:table-row>
          <table:table-cell table:style-name="Lijst.A3" office:value-type="string">
            <text:p text:style-name="P41"><text:span text:description="listenkandidatur.get('listenkandidaturPositionStimmzettel')">19</text:span></text:p>
          </table:table-cell>
          <table:table-cell table:style-name="Lijst.A3" office:value-type="string">
            <text:p text:style-name="P86"><text:span text:description="customDataErgebnisDaten.formatKandidaturNamenAufStimmzettel(listenkandidatur)">Visser, P.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20</text:span></text:p>
          </table:table-cell>
          <table:table-cell table:style-name="Lijst.A4" office:value-type="string">
            <text:p text:style-name="P86"><text:span text:description="customDataErgebnisDaten.formatKandidaturNamenAufStimmzettel(listenkandidatur)">Leemstra, P.P.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21</text:span></text:p>
          </table:table-cell>
          <table:table-cell table:style-name="Lijst.A3" office:value-type="string">
            <text:p text:style-name="P86"><text:span text:description="customDataErgebnisDaten.formatKandidaturNamenAufStimmzettel(listenkandidatur)">Maassen, H.J.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22</text:span></text:p>
          </table:table-cell>
          <table:table-cell table:style-name="Lijst.A4" office:value-type="string">
            <text:p text:style-name="P86"><text:span text:description="customDataErgebnisDaten.formatKandidaturNamenAufStimmzettel(listenkandidatur)">Maassen, N.P.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23</text:span></text:p>
          </table:table-cell>
          <table:table-cell table:style-name="Lijst.A3" office:value-type="string">
            <text:p text:style-name="P86"><text:span text:description="customDataErgebnisDaten.formatKandidaturNamenAufStimmzettel(listenkandidatur)">Molenaar, K.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24</text:span></text:p>
          </table:table-cell>
          <table:table-cell table:style-name="Lijst.A4" office:value-type="string">
            <text:p text:style-name="P86"><text:span text:description="customDataErgebnisDaten.formatKandidaturNamenAufStimmzettel(listenkandidatur)">Prins, P.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25</text:span></text:p>
          </table:table-cell>
          <table:table-cell table:style-name="Lijst.A3" office:value-type="string">
            <text:p text:style-name="P86"><text:span text:description="customDataErgebnisDaten.formatKandidaturNamenAufStimmzettel(listenkandidatur)">Smit, L.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26</text:span></text:p>
          </table:table-cell>
          <table:table-cell table:style-name="Lijst.A4" office:value-type="string">
            <text:p text:style-name="P86"><text:span text:description="customDataErgebnisDaten.formatKandidaturNamenAufStimmzettel(listenkandidatur)">Testing, J.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27</text:span></text:p>
          </table:table-cell>
          <table:table-cell table:style-name="Lijst.A3" office:value-type="string">
            <text:p text:style-name="P86"><text:span text:description="customDataErgebnisDaten.formatKandidaturNamenAufStimmzettel(listenkandidatur)">Thurson, F.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28</text:span></text:p>
          </table:table-cell>
          <table:table-cell table:style-name="Lijst.A4" office:value-type="string">
            <text:p text:style-name="P86"><text:span text:description="customDataErgebnisDaten.formatKandidaturNamenAufStimmzettel(listenkandidatur)">Thurson, Y.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29</text:span></text:p>
          </table:table-cell>
          <table:table-cell table:style-name="Lijst.A3" office:value-type="string">
            <text:p text:style-name="P86"><text:span text:description="customDataErgebnisDaten.formatKandidaturNamenAufStimmzettel(listenkandidatur)">Tjon á Jon, C.E.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30</text:span></text:p>
          </table:table-cell>
          <table:table-cell table:style-name="Lijst.A4" office:value-type="string">
            <text:p text:style-name="P86"><text:span text:description="customDataErgebnisDaten.formatKandidaturNamenAufStimmzettel(listenkandidatur)">Altena, C.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31</text:span></text:p>
          </table:table-cell>
          <table:table-cell table:style-name="Lijst.A3" office:value-type="string">
            <text:p text:style-name="P86"><text:span text:description="customDataErgebnisDaten.formatKandidaturNamenAufStimmzettel(listenkandidatur)">Altena, F.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32</text:span></text:p>
          </table:table-cell>
          <table:table-cell table:style-name="Lijst.A4" office:value-type="string">
            <text:p text:style-name="P86"><text:span text:description="customDataErgebnisDaten.formatKandidaturNamenAufStimmzettel(listenkandidatur)">Asgaard, O.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33</text:span></text:p>
          </table:table-cell>
          <table:table-cell table:style-name="Lijst.A3" office:value-type="string">
            <text:p text:style-name="P86"><text:span text:description="customDataErgebnisDaten.formatKandidaturNamenAufStimmzettel(listenkandidatur)">Asgaard, T.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34</text:span></text:p>
          </table:table-cell>
          <table:table-cell table:style-name="Lijst.A4" office:value-type="string">
            <text:p text:style-name="P86"><text:span text:description="customDataErgebnisDaten.formatKandidaturNamenAufStimmzettel(listenkandidatur)">Bilgiç, M.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35</text:span></text:p>
          </table:table-cell>
          <table:table-cell table:style-name="Lijst.A3" office:value-type="string">
            <text:p text:style-name="P86"><text:span text:description="customDataErgebnisDaten.formatKandidaturNamenAufStimmzettel(listenkandidatur)">Bos, M.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36</text:span></text:p>
          </table:table-cell>
          <table:table-cell table:style-name="Lijst.A4" office:value-type="string">
            <text:p text:style-name="P86"><text:span text:description="customDataErgebnisDaten.formatKandidaturNamenAufStimmzettel(listenkandidatur)">Brandweer, B.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37</text:span></text:p>
          </table:table-cell>
          <table:table-cell table:style-name="Lijst.A3" office:value-type="string">
            <text:p text:style-name="P86"><text:span text:description="customDataErgebnisDaten.formatKandidaturNamenAufStimmzettel(listenkandidatur)">Brouwers, J.K.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38</text:span></text:p>
          </table:table-cell>
          <table:table-cell table:style-name="Lijst.A4" office:value-type="string">
            <text:p text:style-name="P86"><text:span text:description="customDataErgebnisDaten.formatKandidaturNamenAufStimmzettel(listenkandidatur)">du Burck, C.A.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39</text:span></text:p>
          </table:table-cell>
          <table:table-cell table:style-name="Lijst.A3" office:value-type="string">
            <text:p text:style-name="P86"><text:span text:description="customDataErgebnisDaten.formatKandidaturNamenAufStimmzettel(listenkandidatur)">du Burck, C.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40</text:span></text:p>
          </table:table-cell>
          <table:table-cell table:style-name="Lijst.A4" office:value-type="string">
            <text:p text:style-name="P86"><text:span text:description="customDataErgebnisDaten.formatKandidaturNamenAufStimmzettel(listenkandidatur)">du Burck, J.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41</text:span></text:p>
          </table:table-cell>
          <table:table-cell table:style-name="Lijst.A3" office:value-type="string">
            <text:p text:style-name="P86"><text:span text:description="customDataErgebnisDaten.formatKandidaturNamenAufStimmzettel(listenkandidatur)">du Burck, M.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42</text:span></text:p>
          </table:table-cell>
          <table:table-cell table:style-name="Lijst.A4" office:value-type="string">
            <text:p text:style-name="P86"><text:span text:description="customDataErgebnisDaten.formatKandidaturNamenAufStimmzettel(listenkandidatur)">Helpmore, R.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43</text:span></text:p>
          </table:table-cell>
          <table:table-cell table:style-name="Lijst.A3" office:value-type="string">
            <text:p text:style-name="P86"><text:span text:description="customDataErgebnisDaten.formatKandidaturNamenAufStimmzettel(listenkandidatur)">de Hoop, K.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44</text:span></text:p>
          </table:table-cell>
          <table:table-cell table:style-name="Lijst.A4" office:value-type="string">
            <text:p text:style-name="P86"><text:span text:description="customDataErgebnisDaten.formatKandidaturNamenAufStimmzettel(listenkandidatur)">Jansens, H.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45</text:span></text:p>
          </table:table-cell>
          <table:table-cell table:style-name="Lijst.A3" office:value-type="string">
            <text:p text:style-name="P86"><text:span text:description="customDataErgebnisDaten.formatKandidaturNamenAufStimmzettel(listenkandidatur)">de Jong, M.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46</text:span></text:p>
          </table:table-cell>
          <table:table-cell table:style-name="Lijst.A4" office:value-type="string">
            <text:p text:style-name="P86"><text:span text:description="customDataErgebnisDaten.formatKandidaturNamenAufStimmzettel(listenkandidatur)">Kierkegaard, K.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47</text:span></text:p>
          </table:table-cell>
          <table:table-cell table:style-name="Lijst.A3" office:value-type="string">
            <text:p text:style-name="P86"><text:span text:description="customDataErgebnisDaten.formatKandidaturNamenAufStimmzettel(listenkandidatur)">Kierkegaard, W.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48</text:span></text:p>
          </table:table-cell>
          <table:table-cell table:style-name="Lijst.A4" office:value-type="string">
            <text:p text:style-name="P86"><text:span text:description="customDataErgebnisDaten.formatKandidaturNamenAufStimmzettel(listenkandidatur)">Kierkegaard, Y.J.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49</text:span></text:p>
          </table:table-cell>
          <table:table-cell table:style-name="Lijst.A3" office:value-type="string">
            <text:p text:style-name="P86"><text:span text:description="customDataErgebnisDaten.formatKandidaturNamenAufStimmzettel(listenkandidatur)">Kooyman, S.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50</text:span></text:p>
          </table:table-cell>
          <table:table-cell table:style-name="Lijst.A4" office:value-type="string">
            <text:p text:style-name="P86"><text:span text:description="customDataErgebnisDaten.formatKandidaturNamenAufStimmzettel(listenkandidatur)">Maassen, L.C.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51</text:span></text:p>
          </table:table-cell>
          <table:table-cell table:style-name="Lijst.A3" office:value-type="string">
            <text:p text:style-name="P86"><text:span text:description="customDataErgebnisDaten.formatKandidaturNamenAufStimmzettel(listenkandidatur)">Maassen, P.J.H.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52</text:span></text:p>
          </table:table-cell>
          <table:table-cell table:style-name="Lijst.A4" office:value-type="string">
            <text:p text:style-name="P86"><text:span text:description="customDataErgebnisDaten.formatKandidaturNamenAufStimmzettel(listenkandidatur)">Malhoe, S.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53</text:span></text:p>
          </table:table-cell>
          <table:table-cell table:style-name="Lijst.A3" office:value-type="string">
            <text:p text:style-name="P86"><text:span text:description="customDataErgebnisDaten.formatKandidaturNamenAufStimmzettel(listenkandidatur)">Melapatti, J.C.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54</text:span></text:p>
          </table:table-cell>
          <table:table-cell table:style-name="Lijst.A4" office:value-type="string">
            <text:p text:style-name="P86"><text:span text:description="customDataErgebnisDaten.formatKandidaturNamenAufStimmzettel(listenkandidatur)">Pluis, M.G.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55</text:span></text:p>
          </table:table-cell>
          <table:table-cell table:style-name="Lijst.A3" office:value-type="string">
            <text:p text:style-name="P86"><text:span text:description="customDataErgebnisDaten.formatKandidaturNamenAufStimmzettel(listenkandidatur)">Salvarsdóttir, A.Þ.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56</text:span></text:p>
          </table:table-cell>
          <table:table-cell table:style-name="Lijst.A4" office:value-type="string">
            <text:p text:style-name="P86"><text:span text:description="customDataErgebnisDaten.formatKandidaturNamenAufStimmzettel(listenkandidatur)">Smit, L.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57</text:span></text:p>
          </table:table-cell>
          <table:table-cell table:style-name="Lijst.A3" office:value-type="string">
            <text:p text:style-name="P86"><text:span text:description="customDataErgebnisDaten.formatKandidaturNamenAufStimmzettel(listenkandidatur)">Streeveld, P.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58</text:span></text:p>
          </table:table-cell>
          <table:table-cell table:style-name="Lijst.A4" office:value-type="string">
            <text:p text:style-name="P86"><text:span text:description="customDataErgebnisDaten.formatKandidaturNamenAufStimmzettel(listenkandidatur)">von Thursen, I.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59</text:span></text:p>
          </table:table-cell>
          <table:table-cell table:style-name="Lijst.A3" office:value-type="string">
            <text:p text:style-name="P86"><text:span text:description="customDataErgebnisDaten.formatKandidaturNamenAufStimmzettel(listenkandidatur)">von Thursen, K.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60</text:span></text:p>
          </table:table-cell>
          <table:table-cell table:style-name="Lijst.A4" office:value-type="string">
            <text:p text:style-name="P86"><text:span text:description="customDataErgebnisDaten.formatKandidaturNamenAufStimmzettel(listenkandidatur)">von Thursen, U.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61</text:span></text:p>
          </table:table-cell>
          <table:table-cell table:style-name="Lijst.A3" office:value-type="string">
            <text:p text:style-name="P86"><text:span text:description="customDataErgebnisDaten.formatKandidaturNamenAufStimmzettel(listenkandidatur)">Vermeer, J.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62</text:span></text:p>
          </table:table-cell>
          <table:table-cell table:style-name="Lijst.A4" office:value-type="string">
            <text:p text:style-name="P86"><text:span text:description="customDataErgebnisDaten.formatKandidaturNamenAufStimmzettel(listenkandidatur)">Verpalen, B.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63</text:span></text:p>
          </table:table-cell>
          <table:table-cell table:style-name="Lijst.A3" office:value-type="string">
            <text:p text:style-name="P86"><text:span text:description="customDataErgebnisDaten.formatKandidaturNamenAufStimmzettel(listenkandidatur)">Vlag, P.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64</text:span></text:p>
          </table:table-cell>
          <table:table-cell table:style-name="Lijst.A4" office:value-type="string">
            <text:p text:style-name="P86"><text:span text:description="customDataErgebnisDaten.formatKandidaturNamenAufStimmzettel(listenkandidatur)">Vornowski, P.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65</text:span></text:p>
          </table:table-cell>
          <table:table-cell table:style-name="Lijst.A3" office:value-type="string">
            <text:p text:style-name="P86"><text:span text:description="customDataErgebnisDaten.formatKandidaturNamenAufStimmzettel(listenkandidatur)">van der Wiel, H.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66</text:span></text:p>
          </table:table-cell>
          <table:table-cell table:style-name="Lijst.A4" office:value-type="string">
            <text:p text:style-name="P86"><text:span text:description="customDataErgebnisDaten.formatKandidaturNamenAufStimmzettel(listenkandidatur)">Wongsodikrommo, E.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67</text:span></text:p>
          </table:table-cell>
          <table:table-cell table:style-name="Lijst.A3" office:value-type="string">
            <text:p text:style-name="P86"><text:span text:description="customDataErgebnisDaten.formatKandidaturNamenAufStimmzettel(listenkandidatur)">Zaal, K.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68</text:span></text:p>
          </table:table-cell>
          <table:table-cell table:style-name="Lijst.A4" office:value-type="string">
            <text:p text:style-name="P86"><text:span text:description="customDataErgebnisDaten.formatKandidaturNamenAufStimmzettel(listenkandidatur)">Zaal, M.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69</text:span></text:p>
          </table:table-cell>
          <table:table-cell table:style-name="Lijst.A3" office:value-type="string">
            <text:p text:style-name="P86"><text:span text:description="customDataErgebnisDaten.formatKandidaturNamenAufStimmzettel(listenkandidatur)">Zhang, J.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70</text:span></text:p>
          </table:table-cell>
          <table:table-cell table:style-name="Lijst.A4" office:value-type="string">
            <text:p text:style-name="P86"><text:span text:description="customDataErgebnisDaten.formatKandidaturNamenAufStimmzettel(listenkandidatur)">Asgaard, L.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71</text:span></text:p>
          </table:table-cell>
          <table:table-cell table:style-name="Lijst.A3" office:value-type="string">
            <text:p text:style-name="P86"><text:span text:description="customDataErgebnisDaten.formatKandidaturNamenAufStimmzettel(listenkandidatur)">Bultenaar, B. (v)</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72</text:span></text:p>
          </table:table-cell>
          <table:table-cell table:style-name="Lijst.A4" office:value-type="string">
            <text:p text:style-name="P86"><text:span text:description="customDataErgebnisDaten.formatKandidaturNamenAufStimmzettel(listenkandidatur)">Bultenaar, B.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73</text:span></text:p>
          </table:table-cell>
          <table:table-cell table:style-name="Lijst.A3" office:value-type="string">
            <text:p text:style-name="P86"><text:span text:description="customDataErgebnisDaten.formatKandidaturNamenAufStimmzettel(listenkandidatur)">Bultenaar, E.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74</text:span></text:p>
          </table:table-cell>
          <table:table-cell table:style-name="Lijst.A4" office:value-type="string">
            <text:p text:style-name="P86"><text:span text:description="customDataErgebnisDaten.formatKandidaturNamenAufStimmzettel(listenkandidatur)">du Burck, C.I.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75</text:span></text:p>
          </table:table-cell>
          <table:table-cell table:style-name="Lijst.A3" office:value-type="string">
            <text:p text:style-name="P86"><text:span text:description="customDataErgebnisDaten.formatKandidaturNamenAufStimmzettel(listenkandidatur)">du Burck, M.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76</text:span></text:p>
          </table:table-cell>
          <table:table-cell table:style-name="Lijst.A4" office:value-type="string">
            <text:p text:style-name="P86"><text:span text:description="customDataErgebnisDaten.formatKandidaturNamenAufStimmzettel(listenkandidatur)">de Crooy, E.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77</text:span></text:p>
          </table:table-cell>
          <table:table-cell table:style-name="Lijst.A3" office:value-type="string">
            <text:p text:style-name="P86"><text:span text:description="customDataErgebnisDaten.formatKandidaturNamenAufStimmzettel(listenkandidatur)">de Cuykelaer, J.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78</text:span></text:p>
          </table:table-cell>
          <table:table-cell table:style-name="Lijst.A4" office:value-type="string">
            <text:p text:style-name="P86"><text:span text:description="customDataErgebnisDaten.formatKandidaturNamenAufStimmzettel(listenkandidatur)">Djibet, N.Q. (m)</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table-cell table:style-name="Lijst.A3" office:value-type="string">
            <text:p text:style-name="P41"><text:span text:description="listenkandidatur.get('listenkandidaturPositionStimmzettel')">79</text:span></text:p>
          </table:table-cell>
          <table:table-cell table:style-name="Lijst.A3" office:value-type="string">
            <text:p text:style-name="P86"><text:span text:description="customDataErgebnisDaten.formatKandidaturNamenAufStimmzettel(listenkandidatur)">Groeman, R.K.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0</text:span></text:p>
          </table:table-cell>
        </table:table-row>
        <table:table-row table:style-name="Lijst.4">
          <table:table-cell table:style-name="Lijst.A4" office:value-type="string">
            <text:p text:style-name="P41"><text:span text:description="listenkandidatur.get('listenkandidaturPositionStimmzettel')">80</text:span></text:p>
          </table:table-cell>
          <table:table-cell table:style-name="Lijst.A4" office:value-type="string">
            <text:p text:style-name="P86"><text:span text:description="customDataErgebnisDaten.formatKandidaturNamenAufStimmzettel(listenkandidatur)">Grupstal, H.J.T.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0</text:span></text:p>
          </table:table-cell>
        </table:table-row>
        <table:table-row table:style-name="Lijst.1">
          <table:table-cell table:style-name="Lijst.A3" office:value-type="string">
            <text:p text:style-name="Standard"/>
          </table:table-cell>
          <table:table-cell table:style-name="Lijst.A3" office:value-type="string">
            <text:p text:style-name="P41"><text:span text:style-name="Strong_20_Emphasis"><text:span text:style-name="T19">Totaal </text:span></text:span>(stemcijfer)</text:p>
          </table:table-cell>
          <table:table-cell table:style-name="Lijst.C3" office:value-type="string">
            <text:p text:style-name="P41"><text:span text:style-name="Strong_20_Emphasis"><text:span text:description="customDataErgebnisDaten.getAnzahlListeListenstimmenByGebietNurGesamtGemeinde(gebietMitListen, liste)">54600</text:span></text:span></text:p>
          </table:table-cell>
        </table:table-row>
      </table:table>
      <text:p text:style-name="P52"/>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2"><text:span text:style-name="Strong_20_Emphasis">Lijstnaam<text:line-break/></text:span></text:p>
              <text:p text:style-name="P52"><text:span text:style-name="Strong_20_Emphasis">Lijstnummer</text:span></text:p>
            </table:table-cell>
            <table:table-cell table:style-name="Lijst.B1" office:value-type="string">
              <text:p text:style-name="P53"><text:span text:description="liste.get('kennwort')">Proze / Poezie</text:span></text:p>
              <text:p text:style-name="P52"/>
              <text:p text:style-name="P53"><text:span text:description="liste.get('ordnungszahl')">3</text:span></text:p>
            </table:table-cell>
            <table:table-cell table:style-name="Lijst.C1" office:value-type="string">
              <text:p text:style-name="P52"/>
            </table:table-cell>
          </table:table-row>
          <table:table-row table:style-name="Lijst.1">
            <table:table-cell table:style-name="Lijst.A2" office:value-type="string">
              <text:p text:style-name="P52"><text:span text:style-name="Strong_20_Emphasis">Nummer<text:line-break/>op de lijst</text:span></text:p>
            </table:table-cell>
            <table:table-cell table:style-name="Lijst.A2" office:value-type="string">
              <text:p text:style-name="P52"><text:span text:style-name="Strong_20_Emphasis">Naam kandidaat</text:span></text:p>
            </table:table-cell>
            <table:table-cell table:style-name="Lijst.A2" office:value-type="string">
              <text:p text:style-name="P52"><text:span text:style-name="Strong_20_Emphasis">Aantal stemmen</text:span></text:p>
            </table:table-cell>
          </table:table-row>
        </table:table-header-rows>
        <table:table-row>
          <table:table-cell table:style-name="Lijst.A3" office:value-type="string">
            <text:p text:style-name="P41"><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Huijgen, G. (Geertje)</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3600</text:span></text:p>
          </table:table-cell>
        </table:table-row>
        <table:table-row table:style-name="Lijst.4">
          <table:table-cell table:style-name="Lijst.A4" office:value-type="string">
            <text:p text:style-name="P41"><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Holthuizen, I.L. (Irene Louise)</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3000</text:span></text:p>
          </table:table-cell>
        </table:table-row>
        <table:table-row>
          <table:table-cell table:style-name="Lijst.A3" office:value-type="string">
            <text:p text:style-name="P41"><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on Thursen, F. (Frid)</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2100</text:span></text:p>
          </table:table-cell>
        </table:table-row>
        <table:table-row table:style-name="Lijst.4">
          <table:table-cell table:style-name="Lijst.A4" office:value-type="string">
            <text:p text:style-name="P41"><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Tjon á Jon, C. (Chen)</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1200</text:span></text:p>
          </table:table-cell>
        </table:table-row>
        <table:table-row table:style-name="Lijst.1">
          <table:table-cell table:style-name="Lijst.A3" office:value-type="string">
            <text:p text:style-name="Standard"/>
          </table:table-cell>
          <table:table-cell table:style-name="Lijst.A3" office:value-type="string">
            <text:p text:style-name="P41"><text:span text:style-name="Strong_20_Emphasis"><text:span text:style-name="T19">Totaal </text:span></text:span>(stemcijfer)</text:p>
          </table:table-cell>
          <table:table-cell table:style-name="Lijst.C3" office:value-type="string">
            <text:p text:style-name="P41"><text:span text:style-name="Strong_20_Emphasis"><text:span text:description="customDataErgebnisDaten.getAnzahlListeListenstimmenByGebietNurGesamtGemeinde(gebietMitListen, liste)">9900</text:span></text:span></text:p>
          </table:table-cell>
        </table:table-row>
      </table:table>
      <text:p text:style-name="P52"/>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2"><text:span text:style-name="Strong_20_Emphasis">Lijstnaam<text:line-break/></text:span></text:p>
              <text:p text:style-name="P52"><text:span text:style-name="Strong_20_Emphasis">Lijstnummer</text:span></text:p>
            </table:table-cell>
            <table:table-cell table:style-name="Lijst.B1" office:value-type="string">
              <text:p text:style-name="P53"><text:span text:description="liste.get('kennwort')">Blanco (Bilgiç, S.)</text:span></text:p>
              <text:p text:style-name="P52"/>
              <text:p text:style-name="P53"><text:span text:description="liste.get('ordnungszahl')">4</text:span></text:p>
            </table:table-cell>
            <table:table-cell table:style-name="Lijst.C1" office:value-type="string">
              <text:p text:style-name="P52"/>
            </table:table-cell>
          </table:table-row>
          <table:table-row table:style-name="Lijst.1">
            <table:table-cell table:style-name="Lijst.A2" office:value-type="string">
              <text:p text:style-name="P52"><text:span text:style-name="Strong_20_Emphasis">Nummer<text:line-break/>op de lijst</text:span></text:p>
            </table:table-cell>
            <table:table-cell table:style-name="Lijst.A2" office:value-type="string">
              <text:p text:style-name="P52"><text:span text:style-name="Strong_20_Emphasis">Naam kandidaat</text:span></text:p>
            </table:table-cell>
            <table:table-cell table:style-name="Lijst.A2" office:value-type="string">
              <text:p text:style-name="P52"><text:span text:style-name="Strong_20_Emphasis">Aantal stemmen</text:span></text:p>
            </table:table-cell>
          </table:table-row>
        </table:table-header-rows>
        <table:table-row>
          <table:table-cell table:style-name="Lijst.A3" office:value-type="string">
            <text:p text:style-name="P41"><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Bilgiç, S.</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240</text:span></text:p>
          </table:table-cell>
        </table:table-row>
        <table:table-row table:style-name="Lijst.4">
          <table:table-cell table:style-name="Lijst.A4" office:value-type="string">
            <text:p text:style-name="P41"><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van der Meijden, P.J.</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180</text:span></text:p>
          </table:table-cell>
        </table:table-row>
        <table:table-row>
          <table:table-cell table:style-name="Lijst.A3" office:value-type="string">
            <text:p text:style-name="P41"><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an der Wiel, M.</text:span><text:span text:style-name="Strong_20_Emphasis"><text:span text:style-name="T9"/></text:span></text:p>
          </table:table-cell>
          <table:table-cell table:style-name="Lijst.C3" office:value-type="string">
            <text:p text:style-name="P41"><text:span text:description="customDataErgebnisDaten.getAnzahlListenkandidaturListenstimmenByGebietNurGesamtGemeinde(gebietMitListen,listenkandidatur)">120</text:span></text:p>
          </table:table-cell>
        </table:table-row>
        <table:table-row table:style-name="Lijst.4">
          <table:table-cell table:style-name="Lijst.A4" office:value-type="string">
            <text:p text:style-name="P41"><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Groeman, V.</text:span><text:span text:style-name="Strong_20_Emphasis"><text:span text:style-name="T9"/></text:span></text:p>
          </table:table-cell>
          <table:table-cell table:style-name="Lijst.C4" office:value-type="string">
            <text:p text:style-name="P41"><text:span text:description="customDataErgebnisDaten.getAnzahlListenkandidaturListenstimmenByGebietNurGesamtGemeinde(gebietMitListen,listenkandidatur)">60</text:span></text:p>
          </table:table-cell>
        </table:table-row>
        <table:table-row table:style-name="Lijst.1">
          <table:table-cell table:style-name="Lijst.A3" office:value-type="string">
            <text:p text:style-name="Standard"/>
          </table:table-cell>
          <table:table-cell table:style-name="Lijst.A3" office:value-type="string">
            <text:p text:style-name="P41"><text:span text:style-name="Strong_20_Emphasis"><text:span text:style-name="T19">Totaal </text:span></text:span>(stemcijfer)</text:p>
          </table:table-cell>
          <table:table-cell table:style-name="Lijst.C3" office:value-type="string">
            <text:p text:style-name="P41"><text:span text:style-name="Strong_20_Emphasis"><text:span text:description="customDataErgebnisDaten.getAnzahlListeListenstimmenByGebietNurGesamtGemeinde(gebietMitListen, liste)">600</text:span></text:span></text:p>
          </table:table-cell>
        </table:table-row>
      </table:table>
      <text:p text:style-name="P52"/>
      <text:p text:style-name="P71"/>
      <text:list xml:id="list193515056431119" text:continue-numbering="true" text:style-name="Numbering_20_123">
        <text:list-item>
          <text:h text:style-name="P102" text:outline-level="2"><text:span text:style-name="T18">Leden van het</text:span> <text:span text:style-name="T3"><text:span text:description="if (gebietMitListen.customData.isOpenbaarLichaam) {'stembureau voor het openbaar lichaam';} else {'gemeentelijk stembureau';}">gemeentelijk stembureau</text:span></text:span></text:h>
        </text:list-item>
      </text:list>
      <text:p text:style-name="P10"><text:span text:style-name="Emphasis">Alle leden van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die aanwezig zijn aan het einde van de zitting, noteren hieronder hun naam. Ga vervolgens naar rubriek 12 voor de ondertekening.</text:span></text:p>
      <text:p text:style-name="P46"/>
      <text:p text:style-name="P46"/>
      <table:table table:name="StembureauledenTellingDatum" table:style-name="StembureauledenTellingDatum">
        <table:table-column table:style-name="StembureauledenTellingDatum.A"/>
        <table:table-column table:style-name="StembureauledenTellingDatum.B" table:number-columns-repeated="2"/>
        <table:table-column table:style-name="StembureauledenTellingDatum.D"/>
        <table:table-column table:style-name="StembureauledenTellingDatum.B"/>
        <table:table-column table:style-name="StembureauledenTellingDatum.F"/>
        <table:table-column table:style-name="StembureauledenTellingDatum.G"/>
        <table:table-column table:style-name="StembureauledenTellingDatum.H"/>
        <table:table-column table:style-name="StembureauledenTellingDatum.I" table:number-columns-repeated="2"/>
        <table:table-column table:style-name="StembureauledenTellingDatum.K"/>
        <table:table-header-rows>
          <table:table-row table:style-name="StembureauledenTellingDatum.1">
            <table:table-cell table:style-name="StembureauledenTellingDatum.A1" office:value-type="string">
              <text:p text:style-name="Table_20_Heading"/>
            </table:table-cell>
            <table:table-cell table:style-name="StembureauledenTellingDatum.A1" table:number-columns-spanned="2" office:value-type="string">
              <text:p text:style-name="Table_20_Heading">Dag</text:p>
            </table:table-cell>
            <table:covered-table-cell/>
            <table:table-cell table:style-name="StembureauledenTellingDatum.A1" office:value-type="string">
              <text:p text:style-name="Table_20_Heading"/>
            </table:table-cell>
            <table:table-cell table:style-name="StembureauledenTellingDatum.A1" table:number-columns-spanned="2" office:value-type="string">
              <text:p text:style-name="Table_20_Heading">Maand</text:p>
            </table:table-cell>
            <table:covered-table-cell/>
            <table:table-cell table:style-name="StembureauledenTellingDatum.A1" office:value-type="string">
              <text:p text:style-name="Table_20_Heading"/>
            </table:table-cell>
            <table:table-cell table:style-name="StembureauledenTellingDatum.A1" table:number-columns-spanned="4" office:value-type="string">
              <text:p text:style-name="Table_20_Heading">Jaar</text:p>
            </table:table-cell>
            <table:covered-table-cell/>
            <table:covered-table-cell/>
            <table:covered-table-cell/>
          </table:table-row>
        </table:table-header-rows>
        <table:table-row table:style-name="StembureauledenTellingDatum.2">
          <table:table-cell table:style-name="StembureauledenTellingDatum.A2" office:value-type="string">
            <text:p text:style-name="P41">Datum:</text:p>
          </table:table-cell>
          <table:table-cell table:style-name="StembureauledenTellingDatum.B2" office:value-type="string">
            <text:p text:style-name="Standard"/>
          </table:table-cell>
          <table:table-cell table:style-name="StembureauledenTellingDatum.C2" office:value-type="string">
            <text:p text:style-name="Standard"/>
          </table:table-cell>
          <table:table-cell table:style-name="StembureauledenTellingDatum.D2" office:value-type="string">
            <text:p text:style-name="P30">-</text:p>
          </table:table-cell>
          <table:table-cell table:style-name="StembureauledenTellingDatum.E2" office:value-type="string">
            <text:p text:style-name="Standard"/>
          </table:table-cell>
          <table:table-cell table:style-name="StembureauledenTellingDatum.F2" office:value-type="string">
            <text:p text:style-name="Standard"/>
          </table:table-cell>
          <table:table-cell table:style-name="StembureauledenTellingDatum.G2" office:value-type="string">
            <text:p text:style-name="P30">-</text:p>
          </table:table-cell>
          <table:table-cell table:style-name="StembureauledenTellingDatum.H2" office:value-type="string">
            <text:p text:style-name="Standard"/>
          </table:table-cell>
          <table:table-cell table:style-name="StembureauledenTellingDatum.I2" office:value-type="string">
            <text:p text:style-name="Standard"/>
          </table:table-cell>
          <table:table-cell table:style-name="StembureauledenTellingDatum.J2" office:value-type="string">
            <text:p text:style-name="Standard"/>
          </table:table-cell>
          <table:table-cell table:style-name="StembureauledenTellingDatum.K2" office:value-type="string">
            <text:p text:style-name="Standard"/>
          </table:table-cell>
        </table:table-row>
      </table:table>
      <text:p text:style-name="Standard"><text:span text:style-name="Emphasis"/></text:p>
      <text:p text:style-name="P3"><text:span text:style-name="Emphasis"><text:span text:style-name="T12">Naam voorzitter</text:span></text:span></text:p>
      <table:table table:name="StembureauledenTellingVoorzitter" table:style-name="StembureauledenTellingVoorzitter">
        <table:table-column table:style-name="StembureauledenTellingVoorzitter.A"/>
        <table:table-column table:style-name="StembureauledenTellingVoorzitter.B"/>
        <table:table-header-rows>
          <table:table-row table:style-name="StembureauledenTellingVoorzitter.1">
            <table:table-cell table:style-name="StembureauledenTellingVoorzitter.A1" office:value-type="string">
              <text:p text:style-name="P30"><text:span text:style-name="Strong_20_Emphasis">1</text:span></text:p>
            </table:table-cell>
            <table:table-cell table:style-name="StembureauledenTellingVoorzitter.B1" office:value-type="string">
              <text:p text:style-name="Standard"/>
            </table:table-cell>
          </table:table-row>
        </table:table-header-rows>
      </table:table>
      <text:p text:style-name="Standard"><text:span text:style-name="Emphasis"/></text:p>
      <text:p text:style-name="P4"><text:span text:style-name="Emphasis"><text:span text:style-name="T12">Namen stembureauleden</text:span></text:span></text:p>
      <table:table table:name="StembureauledenTellingLeden" table:style-name="StembureauledenTellingLeden">
        <table:table-column table:style-name="StembureauledenTellingLeden.A"/>
        <table:table-column table:style-name="StembureauledenTellingLeden.B"/>
        <table:table-header-rows>
          <table:table-row table:style-name="StembureauledenTellingLeden.1">
            <table:table-cell table:style-name="StembureauledenTellingLeden.A1" office:value-type="string">
              <text:p text:style-name="P31"><text:span text:style-name="Strong_20_Emphasis">2</text:span></text:p>
            </table:table-cell>
            <table:table-cell table:style-name="StembureauledenTellingLeden.B1" office:value-type="string">
              <text:p text:style-name="P16"/>
            </table:table-cell>
          </table:table-row>
        </table:table-header-rows>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3</text:span></text:p>
          </table:table-cell>
          <table:table-cell table:style-name="StembureauledenTellingLeden.B3"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4</text:span></text:p>
          </table:table-cell>
          <table:table-cell table:style-name="StembureauledenTellingLeden.B5"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7" office:value-type="string">
            <text:p text:style-name="P31"><text:span text:style-name="Strong_20_Emphasis">5</text:span></text:p>
          </table:table-cell>
          <table:table-cell table:style-name="StembureauledenTellingLeden.B7"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6</text:span></text:p>
          </table:table-cell>
          <table:table-cell table:style-name="StembureauledenTellingLeden.B9"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7</text:span></text:p>
          </table:table-cell>
          <table:table-cell table:style-name="StembureauledenTellingLeden.B11"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8">8</text:span></text:span></text:p>
          </table:table-cell>
          <table:table-cell table:style-name="StembureauledenTellingLeden.B13"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8">9</text:span></text:span></text:p>
          </table:table-cell>
          <table:table-cell table:style-name="StembureauledenTellingLeden.B15"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8">10</text:span></text:span></text:p>
          </table:table-cell>
          <table:table-cell table:style-name="StembureauledenTellingLeden.B17" office:value-type="string">
            <text:p text:style-name="P16"/>
          </table:table-cell>
        </table:table-row>
      </table:table>
      <text:p text:style-name="P16"/>
      <text:p text:style-name="P16"/>
      <text:p text:style-name="P17"><text:span text:style-name="Emphasis"/></text:p>
      <text:list xml:id="list193515159748668" text:continue-numbering="true" text:style-name="Numbering_20_123">
        <text:list-item>
          <text:p text:style-name="P101">Ondertekening leden van het <text:span text:style-name="T3"><text:span text:description="if (gebietMitListen.customData.isOpenbaarLichaam) {'stembureau voor het openbaar lichaam';} else {'gemeentelijk stembureau';}">gemeentelijk stembureau</text:span></text:span></text:p>
        </text:list-item>
      </text:list>
      <text:p text:style-name="P15"><text:span text:style-name="Emphasis">Alle leden van het </text:span><text:span text:style-name="Emphasis"><text:span text:style-name="T3"><text:span text:description="if (gebietMitListen.customData.isOpenbaarLichaam) {'stembureau voor het openbaar lichaam';} else {'gemeentelijk stembureau';}">gemeentelijk stembureau</text:span></text:span></text:span><text:span text:style-name="Emphasis"><text:s/>die in rubriek 11 hun naam hebben genoteerd, ondertekenen het proces-verbaal. Houd hierbij de volgorde aan van rubriek 11.</text:span></text:p>
      <text:p text:style-name="Standard"/>
      <table:table table:name="DatumTijdOndertekening" table:style-name="DatumTijdOndertekening">
        <table:table-column table:style-name="DatumTijdOndertekening.A"/>
        <table:table-column table:style-name="DatumTijdOndertekening.B" table:number-columns-repeated="13"/>
        <table:table-row table:style-name="DatumTijdOndertekening.1">
          <table:table-cell table:style-name="DatumTijdOndertekening.A1" office:value-type="string">
            <text:p text:style-name="P58"/>
          </table:table-cell>
          <table:table-cell table:style-name="DatumTijdOndertekening.A1" table:number-columns-spanned="2" office:value-type="string">
            <text:p text:style-name="P58">Dag</text:p>
          </table:table-cell>
          <table:covered-table-cell/>
          <table:table-cell table:style-name="DatumTijdOndertekening.A1" table:number-columns-spanned="2" office:value-type="string">
            <text:p text:style-name="P66">Maand</text:p>
          </table:table-cell>
          <table:covered-table-cell/>
          <table:table-cell table:style-name="DatumTijdOndertekening.A1" table:number-columns-spanned="4" office:value-type="string">
            <text:p text:style-name="P66">Jaar</text:p>
          </table:table-cell>
          <table:covered-table-cell/>
          <table:covered-table-cell/>
          <table:covered-table-cell/>
          <table:table-cell table:style-name="DatumTijdOndertekening.A1" office:value-type="string">
            <text:p text:style-name="P66"/>
          </table:table-cell>
          <table:table-cell table:style-name="DatumTijdOndertekening.A1" table:number-columns-spanned="4" office:value-type="string">
            <text:p text:style-name="P67">Tijd</text:p>
          </table:table-cell>
          <table:covered-table-cell/>
          <table:covered-table-cell/>
          <table:covered-table-cell/>
        </table:table-row>
        <table:table-row table:style-name="DatumTijdOndertekening.2">
          <table:table-cell table:style-name="DatumTijdOndertekening.A2" office:value-type="string">
            <text:p text:style-name="P57">Datum en tijdstip:</text:p>
          </table:table-cell>
          <table:table-cell table:style-name="DatumTijdOndertekening.B2" office:value-type="string">
            <text:p text:style-name="P57"/>
          </table:table-cell>
          <table:table-cell table:style-name="DatumTijdOndertekening.C2" office:value-type="string">
            <text:p text:style-name="P57"/>
          </table:table-cell>
          <table:table-cell table:style-name="DatumTijdOndertekening.B2" office:value-type="string">
            <text:p text:style-name="P57"/>
          </table:table-cell>
          <table:table-cell table:style-name="DatumTijdOndertekening.E2" office:value-type="string">
            <text:p text:style-name="P57"/>
          </table:table-cell>
          <table:table-cell table:style-name="DatumTijdOndertekening.F2" office:value-type="string">
            <text:p text:style-name="P57"/>
          </table:table-cell>
          <table:table-cell table:style-name="DatumTijdOndertekening.G2" office:value-type="string">
            <text:p text:style-name="P57"/>
          </table:table-cell>
          <table:table-cell table:style-name="DatumTijdOndertekening.G2" office:value-type="string">
            <text:p text:style-name="P57"/>
          </table:table-cell>
          <table:table-cell table:style-name="DatumTijdOndertekening.I2" office:value-type="string">
            <text:p text:style-name="P57"/>
          </table:table-cell>
          <table:table-cell table:style-name="DatumTijdOndertekening.J2" office:value-type="string">
            <text:p text:style-name="P57"/>
          </table:table-cell>
          <table:table-cell table:style-name="DatumTijdOndertekening.B2" office:value-type="string">
            <text:p text:style-name="P57"/>
          </table:table-cell>
          <table:table-cell table:style-name="DatumTijdOndertekening.C2" office:value-type="string">
            <text:p text:style-name="P54"/>
          </table:table-cell>
          <table:table-cell table:style-name="DatumTijdOndertekening.F2" office:value-type="string">
            <text:p text:style-name="P57"/>
          </table:table-cell>
          <table:table-cell table:style-name="DatumTijdOndertekening.I2" office:value-type="string">
            <text:p text:style-name="P54"/>
          </table:table-cell>
        </table:table-row>
      </table:table>
      <text:p text:style-name="P5"><text:span text:style-name="Emphasis"/></text:p>
      <text:p text:style-name="P5"><text:span text:style-name="Emphasis"><text:span text:style-name="T12">Handtekening voorzitter</text:span></text:span></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32"><text:span text:style-name="Strong_20_Emphasis">1</text:span></text:p>
            </table:table-cell>
            <table:table-cell table:style-name="Tabelle8.B1" office:value-type="string">
              <text:p text:style-name="P64"/>
            </table:table-cell>
          </table:table-row>
        </table:table-header-rows>
        <table:table-row table:style-name="Tabelle8.2">
          <table:table-cell table:style-name="Tabelle8.A2" office:value-type="string">
            <text:p text:style-name="P32"/>
          </table:table-cell>
          <table:table-cell table:style-name="Tabelle8.B2" office:value-type="string">
            <text:p text:style-name="P64"/>
          </table:table-cell>
        </table:table-row>
      </table:table>
      <text:p text:style-name="P64"><text:span text:style-name="Emphasis"/></text:p>
      <text:p text:style-name="P5"><text:span text:style-name="Emphasis"><text:span text:style-name="T12">Handtekening stembureauleden</text:span></text:span></text:p>
      <table:table table:name="Tabelle6" table:style-name="Tabelle6">
        <table:table-column table:style-name="Tabelle6.A"/>
        <table:table-column table:style-name="Tabelle6.B"/>
        <table:table-header-rows>
          <table:table-row table:style-name="Tabelle6.1">
            <table:table-cell table:style-name="Tabelle6.A1" office:value-type="string">
              <text:p text:style-name="P32"><text:span text:style-name="Strong_20_Emphasis">2</text:span></text:p>
            </table:table-cell>
            <table:table-cell table:style-name="Tabelle6.B1" office:value-type="string">
              <text:p text:style-name="P64"/>
            </table:table-cell>
          </table:table-row>
        </table:table-header-rows>
        <table:table-row table:style-name="Tabelle6.2">
          <table:table-cell table:style-name="Tabelle6.A2" office:value-type="string">
            <text:p text:style-name="P32"/>
          </table:table-cell>
          <table:table-cell table:style-name="Tabelle6.B2"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3</text:span></text:p>
          </table:table-cell>
          <table:table-cell table:style-name="Tabelle6.B4" office:value-type="string">
            <text:p text:style-name="P64"/>
          </table:table-cell>
        </table:table-row>
        <table:table-row table:style-name="Tabelle6.2">
          <table:table-cell table:style-name="Tabelle6.A5" office:value-type="string">
            <text:p text:style-name="P32"/>
          </table:table-cell>
          <table:table-cell table:style-name="Tabelle6.B5"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4</text:span></text:p>
          </table:table-cell>
          <table:table-cell table:style-name="Tabelle6.B7" office:value-type="string">
            <text:p text:style-name="P64"/>
          </table:table-cell>
        </table:table-row>
        <table:table-row table:style-name="Tabelle6.2">
          <table:table-cell table:style-name="Tabelle6.A5" office:value-type="string">
            <text:p text:style-name="P32"/>
          </table:table-cell>
          <table:table-cell table:style-name="Tabelle6.B8"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10" office:value-type="string">
            <text:p text:style-name="P32"><text:span text:style-name="Strong_20_Emphasis">5</text:span></text:p>
          </table:table-cell>
          <table:table-cell table:style-name="Tabelle6.B10" office:value-type="string">
            <text:p text:style-name="P64"/>
          </table:table-cell>
        </table:table-row>
        <table:table-row table:style-name="Tabelle6.2">
          <table:table-cell table:style-name="Tabelle6.A2" office:value-type="string">
            <text:p text:style-name="P32"/>
          </table:table-cell>
          <table:table-cell table:style-name="Tabelle6.B11"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6</text:span></text:p>
          </table:table-cell>
          <table:table-cell table:style-name="Tabelle6.B13" office:value-type="string">
            <text:p text:style-name="P64"/>
          </table:table-cell>
        </table:table-row>
        <table:table-row table:style-name="Tabelle6.2">
          <table:table-cell table:style-name="Tabelle6.A5" office:value-type="string">
            <text:p text:style-name="P32"/>
          </table:table-cell>
          <table:table-cell table:style-name="Tabelle6.B14"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7</text:span></text:p>
          </table:table-cell>
          <table:table-cell table:style-name="Tabelle6.B16" office:value-type="string">
            <text:p text:style-name="P64"/>
          </table:table-cell>
        </table:table-row>
        <table:table-row table:style-name="Tabelle6.2">
          <table:table-cell table:style-name="Tabelle6.A5" office:value-type="string">
            <text:p text:style-name="P32"/>
          </table:table-cell>
          <table:table-cell table:style-name="Tabelle6.B17"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8">8</text:span></text:span></text:p>
          </table:table-cell>
          <table:table-cell table:style-name="Tabelle6.B19" office:value-type="string">
            <text:p text:style-name="P64"/>
          </table:table-cell>
        </table:table-row>
        <table:table-row table:style-name="Tabelle6.2">
          <table:table-cell table:style-name="Tabelle6.A5" office:value-type="string">
            <text:p text:style-name="P32"/>
          </table:table-cell>
          <table:table-cell table:style-name="Tabelle6.B20"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8">9</text:span></text:span></text:p>
          </table:table-cell>
          <table:table-cell table:style-name="Tabelle6.B22" office:value-type="string">
            <text:p text:style-name="P64"/>
          </table:table-cell>
        </table:table-row>
        <table:table-row table:style-name="Tabelle6.2">
          <table:table-cell table:style-name="Tabelle6.A5" office:value-type="string">
            <text:p text:style-name="P32"/>
          </table:table-cell>
          <table:table-cell table:style-name="Tabelle6.B23"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8">10</text:span></text:span></text:p>
          </table:table-cell>
          <table:table-cell table:style-name="Tabelle6.B25" office:value-type="string">
            <text:p text:style-name="P64"/>
          </table:table-cell>
        </table:table-row>
        <table:table-row table:style-name="Tabelle6.2">
          <table:table-cell table:style-name="Tabelle6.A5" office:value-type="string">
            <text:p text:style-name="P32"/>
          </table:table-cell>
          <table:table-cell table:style-name="Tabelle6.B26" office:value-type="string">
            <text:p text:style-name="P64"/>
          </table:table-cell>
        </table:table-row>
      </table:table>
      <text:p text:style-name="P64"><text:bookmark-end text:name="_Hlk145429310"/><text:bookmark-end text:name="_Hlk145429590"/><text:bookmark-end text:name="_Hlk145428452"/></text:p>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font-face-decls>
    <style:font-face style:name="Arial" svg:font-family="Arial" style:font-adornments="Regular" style:font-family-generic="swiss"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DejaVu Sans" svg:font-family="'DejaVu Sans'" style:font-family-generic="system" style:font-pitch="variable"/>
    <style:font-face style:name="OpenSymbol" svg:font-family="OpenSymbol" style:font-charset="x-symbol"/>
    <style:font-face style:name="OpenSymbol1" svg:font-family="OpenSymbol" style:font-adornments="Regular" style:font-charset="x-symbol"/>
    <style:font-face style:name="RijksoverheidSansText" svg:font-family="RijksoverheidSansText"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9pt" fo:language="nl" fo:country="NL"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9pt" fo:language="nl" fo:country="NL" style:letter-kerning="true" style:font-name-asian="DejaVu Sans" style:font-size-asian="12pt" style:language-asian="zh" style:country-asian="CN" style:font-name-complex="DejaVu Sans" style:font-size-complex="12pt" style:language-complex="hi" style:country-complex="IN" fo:hyphenate="fals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Arial" fo:font-family="Arial" style:font-style-name="Regular" style:font-family-generic="swiss" style:font-pitch="variable" fo:font-size="9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start" style:justify-single-word="false" fo:text-indent="0cm" style:auto-text-indent="false" style:page-number="auto" fo:padding-left="0cm" fo:padding-right="0cm" fo:padding-top="0.101cm" fo:padding-bottom="0cm" fo:border-left="none" fo:border-right="none" fo:border-top="0.51pt solid #000000" fo:border-bottom="none">
        <style:tab-stops/>
      </style:paragraph-properties>
      <style:text-properties fo:font-size="11pt" fo:font-weight="bold"/>
    </style:style>
    <style:style style:name="Subtitle" style:family="paragraph" style:parent-style-name="Heading" style:next-style-name="Text_20_body" style:class="chapter">
      <style:paragraph-properties fo:margin-top="0.318cm" fo:margin-bottom="0cm" style:contextual-spacing="false" fo:text-align="start" style:justify-single-word="false"/>
      <style:text-properties fo:font-size="11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LayoutTableContents" style:family="paragraph" style:parent-style-name="Table_20_Contents" style:master-page-name="">
      <style:paragraph-properties style:page-number="auto" fo:padding="0cm" fo:border="none">
        <style:tab-stops/>
      </style:paragraph-properties>
    </style:style>
    <style:style style:name="Horizontal_20_Line" style:display-name="Horizontal Line" style:family="paragraph" style:parent-style-name="Standard" style:next-style-name="Standard" style:class="html" style:master-page-name="">
      <style:paragraph-properties fo:margin-left="0cm" fo:margin-right="0cm" fo:margin-top="0cm" fo:margin-bottom="0cm" style:contextual-spacing="false" fo:text-indent="0cm" style:auto-text-indent="false" style:page-number="auto" fo:padding-left="0cm" fo:padding-right="0cm" fo:padding-top="0cm" fo:padding-bottom="0.041cm" fo:border-left="none" fo:border-right="none" fo:border-top="none" fo:border-bottom="0.51pt solid #000000" text:number-lines="false" text:line-number="0" style:join-border="false"/>
      <style:text-properties fo:font-size="9pt"/>
    </style:style>
    <style:style style:name="Heading_20_2" style:display-name="Heading 2" style:family="paragraph" style:parent-style-name="Heading" style:next-style-name="Standard" style:default-outline-level="2" style:class="text" style:master-page-name="">
      <style:paragraph-properties fo:margin-top="0.423cm" fo:margin-bottom="0.212cm" style:contextual-spacing="false" style:page-number="auto"/>
      <style:text-properties fo:font-size="11pt" fo:font-weight="bold"/>
    </style:style>
    <style:style style:name="Corrigendum_20_Box" style:display-name="Corrigendum Box" style:family="paragraph" style:parent-style-name="Standard" style:next-style-name="Standard">
      <style:paragraph-properties fo:line-height="115%"/>
      <style:text-properties fo:font-size="11pt"/>
    </style:style>
    <style:style style:name="Inverted_20_Heading_20_2" style:display-name="Inverted Heading 2" style:family="paragraph" style:parent-style-name="Heading_20_2" style:next-style-name="Standard" style:default-outline-level="2" style:list-style-name="Numbering_20_123" style:class="text" style:master-page-name="">
      <loext:graphic-properties draw:fill="solid" draw:fill-color="#000000"/>
      <style:paragraph-properties style:page-number="auto" fo:background-color="#000000" fo:padding="0.049cm" fo:border="2.24pt solid #000000">
        <style:tab-stops/>
      </style:paragraph-properties>
    </style:style>
    <style:style style:name="Heading_20_3" style:display-name="Heading 3" style:family="paragraph" style:parent-style-name="Heading" style:next-style-name="Standard" style:default-outline-level="3" style:class="text">
      <style:paragraph-properties fo:margin-top="0.353cm" fo:margin-bottom="0.212cm" style:contextual-spacing="false"/>
      <style:text-properties fo:font-size="11pt" fo:font-weight="bold"/>
    </style:style>
    <style:style style:name="Indented" style:family="paragraph" style:parent-style-name="Standard" style:master-page-name="">
      <style:paragraph-properties fo:margin-left="1.499cm" fo:margin-right="0cm" fo:text-indent="0cm" style:auto-text-indent="false" style:page-number="auto">
        <style:tab-stops>
          <style:tab-stop style:position="1.499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master-page-name="">
      <style:paragraph-properties style:page-number="auto" text:number-lines="false" text:line-number="0">
        <style:tab-stops>
          <style:tab-stop style:position="0cm" style:type="right"/>
          <style:tab-stop style:position="18cm" style:type="right"/>
        </style:tab-stops>
      </style:paragraph-properties>
      <style:text-properties fo:font-size="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size="7pt" fo:font-weight="normal"/>
    </style:style>
    <style:style style:name="Horizontal_20_Line_20_Top" style:display-name="Horizontal Line Top" style:family="paragraph" style:parent-style-name="Standard" style:next-style-name="Standard">
      <style:paragraph-properties fo:padding="0cm" fo:border-left="none" fo:border-right="none" fo:border-top="0.51pt solid #000000" fo:border-bottom="none"/>
      <style:text-properties fo:font-size="2pt"/>
    </style:style>
    <style:style style:name="Inverted_20_Heading_20_2_20_New_20_Page" style:display-name="Inverted Heading 2 New Page" style:family="paragraph" style:parent-style-name="Inverted_20_Heading_20_2" style:next-style-name="Standard" style:class="text" style:master-page-name="">
      <loext:graphic-properties draw:fill="solid" draw:fill-color="#000000"/>
      <style:paragraph-properties fo:margin-top="0cm" fo:margin-bottom="0.212cm" style:contextual-spacing="false" style:page-number="auto" fo:break-before="page" fo:background-color="#000000" style:snap-to-layout-grid="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_20_New_20_Page" style:display-name="Heading 3 New Page" style:family="paragraph" style:parent-style-name="Heading_20_3" style:next-style-name="Standard" style:default-outline-level="3" style:list-style-name="" style:master-page-name="">
      <style:paragraph-properties style:page-number="auto" fo:break-before="page"/>
    </style:style>
    <style:style style:name="Appendix" style:family="paragraph" style:parent-style-name="Heading" style:next-style-name="Text_20_body" style:default-outline-level="1" style:list-style-name="" style:class="chapter" style:master-page-name="">
      <style:paragraph-properties fo:margin-top="0cm" fo:margin-bottom="0.212cm" style:contextual-spacing="false" fo:text-align="start" style:justify-single-word="false" style:page-number="auto" fo:padding="0.049cm" fo:border-left="none" fo:border-right="none" fo:border-top="0.51pt solid #000000" fo:border-bottom="none"/>
      <style:text-properties fo:font-size="16pt" fo:font-weight="bold"/>
    </style:style>
    <style:style style:name="Heading_20_1" style:display-name="Heading 1" style:family="paragraph" style:parent-style-name="Heading" style:next-style-name="Standard" style:default-outline-level="1" style:class="text">
      <style:paragraph-properties fo:margin-top="0.212cm" fo:margin-bottom="0.212cm" style:contextual-spacing="false"/>
      <style:text-properties fo:font-size="16pt" fo:font-weight="bold"/>
    </style:style>
    <style:style style:name="Heading_20_3_20_No_20_List" style:display-name="Heading 3 No List" style:family="paragraph" style:parent-style-name="Heading_20_3" style:next-style-name="Standard" style:default-outline-level="" style:list-style-name="" style:class="text">
      <style:paragraph-properties fo:margin-left="0cm" fo:margin-right="0cm" fo:text-indent="1.499cm" style:auto-text-indent="false"/>
    </style:style>
    <style:style style:name="List" style:family="paragraph" style:parent-style-name="Heading_20_2" style:next-style-name="Standard" style:default-outline-level="" style:list-style-name="" style:class="list" style:master-page-name="">
      <style:paragraph-properties fo:margin-top="0cm" fo:margin-bottom="0.212cm" style:contextual-spacing="false" style:page-number="auto"/>
      <style:text-properties fo:font-size="16pt"/>
    </style:style>
    <style:style style:name="Lijst_20_No_20_Index" style:display-name="Lijst No Index" style:family="paragraph" style:parent-style-name="List" style:next-style-name="Standard" style:default-outline-level="" style:list-style-nam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Calibri1" fo:font-family="Calibri" style:font-style-name="Regular" style:font-family-generic="swiss" style:font-pitch="variable" fo:font-size="12pt" fo:language="nl" fo:country="NL" style:font-name-asian="Calibri"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language-asian="ar" style:country-asian="SA" style:font-size-complex="10pt"/>
    </style:style>
    <style:style style:name="BiZa_5f_Onderlijn" style:display-name="BiZa_Onderlijn" style:family="paragraph" style:parent-style-name="Standard" style:default-outline-level="">
      <style:paragraph-properties fo:padding-left="0cm" fo:padding-right="0cm" fo:padding-top="0cm" fo:padding-bottom="0.035cm" fo:border-left="none" fo:border-right="none" fo:border-top="none" fo:border-bottom="0.51pt solid #000000"/>
    </style:style>
    <style:style style:name="BiZa_5f_cursief" style:display-name="BiZa_cursief" style:family="paragraph" style:parent-style-name="Standard" style:default-outline-level="">
      <style:paragraph-properties fo:margin-left="1.501cm" fo:margin-right="0cm" style:line-height-at-least="0.388cm" fo:text-indent="0cm" style:auto-text-indent="false" style:vertical-align="middle"/>
      <style:text-properties fo:color="#000000" loext:opacity="100%" fo:font-style="italic" style:font-style-asian="italic" style:font-size-complex="9pt"/>
    </style:style>
    <style:style style:name="BiZa_5f_tussenkop" style:display-name="BiZa_tussenkop" style:family="paragraph" style:parent-style-name="Standard" style:default-outline-level="">
      <style:paragraph-properties style:line-height-at-least="0.494cm" style:vertical-align="middle"/>
      <style:text-properties fo:color="#000000" loext:opacity="100%" fo:font-size="11pt" fo:font-weight="bold" style:font-size-asian="11pt" style:font-weight-asian="bold" style:font-size-complex="11pt" style:font-weight-complex="bold"/>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Footnote_20_Symbol" style:display-name="Footnote Symbol" style:family="text"/>
    <style:style style:name="Underline"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style>
    <style:style style:name="Bold_20_Underline" style:display-name="Bold Underline" style:family="text">
      <style:text-properties style:text-underline-style="solid" style:text-underline-width="bold" style:text-underline-color="font-color"/>
    </style:style>
    <style:style style:name="Extra_20_Strong_20_Emphasis" style:display-name="Extra Strong Emphasis" style:family="text">
      <style:text-properties fo:font-style="italic" fo:font-weight="bold"/>
    </style:style>
    <style:style style:name="Extra_20_Strong_20_Emphasis_20_Underline" style:display-name="Extra Strong Emphasis Underline" style:family="text">
      <style:text-properties fo:font-style="italic" style:text-underline-style="solid" style:text-underline-width="bold" style:text-underline-color="font-color" fo:font-weight="bold"/>
    </style:style>
    <style:style style:name="Standaardalinea-lettertype" style:family="text"/>
    <style:style style:name="Strong_20_Bold_20_Underline" style:display-name="Strong Bold Underline" style:family="text">
      <style:text-properties style:text-underline-style="solid" style:text-underline-width="bold" style:text-underline-color="font-color" fo:font-weight="bold"/>
    </style:style>
    <style:style style:name="Default_20_Paragraph_20_Font" style:display-name="Default Paragraph Font" style:family="text"/>
    <style:style style:name="Kommentartext_20_Zchn" style:display-name="Kommentartext Zchn" style:family="text" style:parent-style-name="Default_20_Paragraph_20_Font">
      <style:text-properties fo:font-size="10pt" fo:language="de" fo:country="DE" style:font-size-asian="10pt" style:language-asian="ar" style:country-asian="SA"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1.36cm" fo:margin-left="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1%" style:num-prefix="1" style:num-format="a">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1.199cm" fo:text-indent="-1.199cm" fo:margin-left="1.19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_0Mpm1">
      <style:page-layout-properties fo:page-width="21.001cm" fo:page-height="29.7cm" style:num-format="1" style:print-orientation="portrait" fo:margin-top="1.251cm" fo:margin-bottom="0.6cm" fo:margin-left="1.7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5cm" fo:margin-left="0cm" fo:margin-right="0cm" fo:margin-bottom="0cm" fo:background-color="transparent" style:dynamic-spacing="true" draw:fill="none" draw:fill-color="#729fcf"/>
      </style:header-style>
      <style:footer-style>
        <style:header-footer-properties svg:height="0.799cm" fo:margin-left="0cm" fo:margin-right="0cm" fo:margin-top="0.199cm" fo:background-color="transparent" style:dynamic-spacing="false" draw:fill="none" draw:fill-color="#729fcf"/>
      </style:footer-style>
    </style:page-layout>
    <style:style style:name="_0MT2" style:family="text">
      <style:text-properties xmlns:officeooo="http://openoffice.org/2009/office" officeooo:rsid="006df6b3"/>
    </style:style>
    <style:style style:name="_0MT1" style:family="text">
      <style:text-properties xmlns:officeooo="http://openoffice.org/2009/office" officeooo:rsid="0067cd8a"/>
    </style:style>
    <style:style style:name="_0MT3" style:family="text">
      <style:text-properties style:text-overline-style="none" style:text-overline-color="font-color"/>
    </style:style>
    <style:style style:name="_0MT4" style:family="text">
      <style:text-properties fo:font-weight="normal" style:font-weight-asian="normal" style:font-weight-complex="normal"/>
    </style:style>
    <style:style style:name="_0MT5" style:family="text">
      <style:text-properties xmlns:officeooo="http://openoffice.org/2009/office" fo:font-weight="normal" officeooo:rsid="00780269" style:font-weight-asian="normal" style:font-weight-complex="normal"/>
    </style:style>
    <style:style style:name="_0MP1" style:family="paragraph" style:parent-style-name="Header">
      <style:text-properties xmlns:officeooo="http://openoffice.org/2009/office" officeooo:paragraph-rsid="006df6b3"/>
    </style:style>
    <style:style style:name="_0MP2" style:family="paragraph" style:parent-style-name="Footer">
      <style:text-properties xmlns:officeooo="http://openoffice.org/2009/office" officeooo:paragraph-rsid="00c3ba01"/>
    </style:style>
  </office:automatic-styles>
  <office:master-styles>
    <style:master-page style:name="Standard" style:page-layout-name="_0Mpm1" draw:style-name="_0Mdp1">
      <style:header>
        <text:p text:style-name="_0MP1">Model N<text:span text:style-name="_0MT1">a</text:span> <text:span text:style-name="_0MT1">31</text:span>-<text:span text:style-name="_0MT2">1</text:span>: Proces‑verbaal van een <text:span text:style-name="_0MT3"><text:span text:description="if (gebieteMitListen.get(0).customData.isOpenbaarLichaam) {'stembureau voor het openbaar lichaam';} else {'gemeentelijk stembureau';}">gemeentelijk stembureau</text:span></text:span></text:p>
      </style:header>
      <style:footer>
        <text:p text:style-name="_0MP2">Datum:<text:span text:style-name="_0MT4"> </text:span><text:span text:style-name="_0MT4"><text:span text:description="customDataErgebnisDaten.datumAktuellFormattedFooter">27-03-2024</text:span></text:span><text:span text:style-name="_0MT4"><text:s/></text:span><text:span text:style-name="_0MT4"><text:span text:description="aktuelleUhrzeitSekunden">16:07:17</text:span></text:span><text:span text:style-name="_0MT4"><text:s text:c="2"/>- <text:s/></text:span><text:span text:style-name="_0MT5">SHA-256-Hashcode:</text:span><text:span text:style-name="_0MT4"><text:tab/>pagina </text:span><text:span text:style-name="_0MT4"><text:page-number text:select-page="current">12</text:page-number></text:span><text:span text:style-name="_0MT4"><text:s/>/ </text:span><text:span text:style-name="_0MT4"><text:page-count>12</text:page-count></text:span></text:p>
        <text:p text:style-name="_0MP2"><text:span text:style-name="_0MT4"><text:span text:description="customDataErgebnisDaten.getHashCodeEml510b()">325C 46F0 A57D A4D0 5D19 F085 1CB3 E4E8 55B2 F0A5 2A58 7568 FAD2 C256 A32D 55C2</text:span></text:span><text:span text:style-name="_0MT4"><text:s/></text:span></text:p>
      </style:footer>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meta>
    <meta:editing-duration>P0D</meta:editing-duration>
    <meta:editing-cycles>1</meta:editing-cycles>
    <meta:generator>jOpenDocument/1.3b1</meta:generator>
    <meta:document-statistic meta:table-count="25" meta:image-count="0" meta:object-count="0" meta:page-count="12" meta:paragraph-count="254" meta:word-count="2191" meta:character-count="13771" meta:non-whitespace-character-count="12070"/>
    <meta:user-defined meta:name="SingleXMLDocument_count" meta:value-type="float">0</meta:user-defined>
  </office:meta>
</office:document-meta>
</file>